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1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7.669cm"/>
    </style:style>
    <style:style style:name="co4" style:family="table-column">
      <style:table-column-properties fo:break-before="auto" style:column-width="4.464cm"/>
    </style:style>
    <style:style style:name="co5" style:family="table-column">
      <style:table-column-properties fo:break-before="auto" style:column-width="3.383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1.196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1.685cm"/>
    </style:style>
    <style:style style:name="co11" style:family="table-column">
      <style:table-column-properties fo:break-before="auto" style:column-width="2.173cm"/>
    </style:style>
    <style:style style:name="co12" style:family="table-column">
      <style:table-column-properties fo:break-before="auto" style:column-width="0.984cm"/>
    </style:style>
    <style:style style:name="co13" style:family="table-column">
      <style:table-column-properties fo:break-before="auto" style:column-width="2.066cm"/>
    </style:style>
    <style:style style:name="co14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3.233cm"/>
    </style:style>
    <style:style style:name="co17" style:family="table-column">
      <style:table-column-properties fo:break-before="auto" style:column-width="3.127cm"/>
    </style:style>
    <style:style style:name="co18" style:family="table-column">
      <style:table-column-properties fo:break-before="auto" style:column-width="4.648cm"/>
    </style:style>
    <style:style style:name="co19" style:family="table-column">
      <style:table-column-properties fo:break-before="auto" style:column-width="2.42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7.026cm"/>
    </style:style>
    <style:style style:name="co22" style:family="table-column">
      <style:table-column-properties fo:break-before="auto" style:column-width="19.93cm"/>
    </style:style>
    <style:style style:name="co23" style:family="table-column">
      <style:table-column-properties fo:break-before="auto" style:column-width="11.5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meSDR-Mini_lms7_trx-Resource Utilization by Entity" table:style-name="ta1">
        <table:shapes>
          <draw:frame draw:z-index="0" draw:style-name="gr1" draw:text-style-name="P1" svg:width="15.993cm" svg:height="8.988cm" svg:x="0.469cm" svg:y="14.319cm">
            <draw:object draw:notify-on-update-of-ranges="'LimeSDR-Mini_lms7_trx-Resource Utilization by Entity'.B19:'LimeSDR-Mini_lms7_trx-Resource Utilization by Entity'.B19 'LimeSDR-Mini_lms7_trx-Resource Utilization by Entity'.C19:'LimeSDR-Mini_lms7_trx-Resource Utilization by Entity'.N19 'LimeSDR-Mini_lms7_trx-Resource Utilization by Entity'.B20:'LimeSDR-Mini_lms7_trx-Resource Utilization by Entity'.B20 'LimeSDR-Mini_lms7_trx-Resource Utilization by Entity'.C20:'LimeSDR-Mini_lms7_trx-Resource Utilization by Entity'.N20 'LimeSDR-Mini_lms7_trx-Resource Utilization by Entity'.B21:'LimeSDR-Mini_lms7_trx-Resource Utilization by Entity'.B21 'LimeSDR-Mini_lms7_trx-Resource Utilization by Entity'.C21:'LimeSDR-Mini_lms7_trx-Resource Utilization by Entity'.N21 'LimeSDR-Mini_lms7_trx-Resource Utilization by Entity'.B22:'LimeSDR-Mini_lms7_trx-Resource Utilization by Entity'.B22 'LimeSDR-Mini_lms7_trx-Resource Utilization by Entity'.C22:'LimeSDR-Mini_lms7_trx-Resource Utilization by Entity'.N22 'LimeSDR-Mini_lms7_trx-Resource Utilization by Entity'.B23:'LimeSDR-Mini_lms7_trx-Resource Utilization by Entity'.B23 'LimeSDR-Mini_lms7_trx-Resource Utilization by Entity'.C23:'LimeSDR-Mini_lms7_trx-Resource Utilization by Entity'.N23 'LimeSDR-Mini_lms7_trx-Resource Utilization by Entity'.B24:'LimeSDR-Mini_lms7_trx-Resource Utilization by Entity'.B24 'LimeSDR-Mini_lms7_trx-Resource Utilization by Entity'.C24:'LimeSDR-Mini_lms7_trx-Resource Utilization by Entity'.N24 'LimeSDR-Mini_lms7_trx-Resource Utilization by Entity'.B25:'LimeSDR-Mini_lms7_trx-Resource Utilization by Entity'.B25 'LimeSDR-Mini_lms7_trx-Resource Utilization by Entity'.C25:'LimeSDR-Mini_lms7_trx-Resource Utilization by Entity'.N25 'LimeSDR-Mini_lms7_trx-Resource Utilization by Entity'.B26:'LimeSDR-Mini_lms7_trx-Resource Utilization by Entity'.B26 'LimeSDR-Mini_lms7_trx-Resource Utilization by Entity'.C26:'LimeSDR-Mini_lms7_trx-Resource Utilization by Entity'.N26 'LimeSDR-Mini_lms7_trx-Resource Utilization by Entity'.B27:'LimeSDR-Mini_lms7_trx-Resource Utilization by Entity'.B27 'LimeSDR-Mini_lms7_trx-Resource Utilization by Entity'.C27:'LimeSDR-Mini_lms7_trx-Resource Utilization by Entity'.N27 'LimeSDR-Mini_lms7_trx-Resource Utilization by Entity'.B28:'LimeSDR-Mini_lms7_trx-Resource Utilization by Entity'.B28 'LimeSDR-Mini_lms7_trx-Resource Utilization by Entity'.C28:'LimeSDR-Mini_lms7_trx-Resource Utilization by Entity'.N28 'LimeSDR-Mini_lms7_trx-Resource Utilization by Entity'.B29:'LimeSDR-Mini_lms7_trx-Resource Utilization by Entity'.B29 'LimeSDR-Mini_lms7_trx-Resource Utilization by Entity'.C29:'LimeSDR-Mini_lms7_trx-Resource Utilization by Entity'.N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Copyright (C) 2018 <text:s/>Intel Corporation. All rights reserv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Your use of Intel Corporation's design tools</text:p>
          </table:table-cell>
          <table:table-cell/>
          <table:table-cell office:value-type="string" calcext:value-type="string">
            <text:p><text:s/>logic functions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d other software and tools</text:p>
          </table:table-cell>
          <table:table-cell/>
          <table:table-cell office:value-type="string" calcext:value-type="string">
            <text:p><text:s/>and its AMPP partner logic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nctions</text:p>
          </table:table-cell>
          <table:table-cell/>
          <table:table-cell office:value-type="string" calcext:value-type="string">
            <text:p><text:s/>and any output files from any of the foregoing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including device programming or simulation files)</text:p>
          </table:table-cell>
          <table:table-cell/>
          <table:table-cell office:value-type="string" calcext:value-type="string">
            <text:p><text:s/>and any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ssociated documentation or information are expressly subject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 the terms and conditions of the Intel Program License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ubscription Agreement</text:p>
          </table:table-cell>
          <table:table-cell/>
          <table:table-cell office:value-type="string" calcext:value-type="string">
            <text:p><text:s/>the Intel Quartus Prime License Agreem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 Intel FPGA IP License Agreement</text:p>
          </table:table-cell>
          <table:table-cell/>
          <table:table-cell office:value-type="string" calcext:value-type="string">
            <text:p><text:s/>or other applicable licen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greement</text:p>
          </table:table-cell>
          <table:table-cell/>
          <table:table-cell office:value-type="string" calcext:value-type="string">
            <text:p><text:s/>including</text:p>
          </table:table-cell>
          <table:table-cell office:value-type="string" calcext:value-type="string">
            <text:p><text:s/>without limitation</text:p>
          </table:table-cell>
          <table:table-cell office:value-type="string" calcext:value-type="string">
            <text:p><text:s/>that your use is fo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 sole purpose of programming logic devices manufactured b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l and sold by Intel or its authorized distributors. <text:s/>Plea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fer to the applicable agreement for further detail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itter Resource Utilization by Entit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mpilation Hierarchy Node</text:p>
          </table:table-cell>
          <table:table-cell office:value-type="string" calcext:value-type="string">
            <text:p>Entity Name</text:p>
          </table:table-cell>
          <table:table-cell office:value-type="string" calcext:value-type="string">
            <text:p>Logic Cells</text:p>
          </table:table-cell>
          <table:table-cell office:value-type="string" calcext:value-type="string">
            <text:p>Dedicated Logic Registers</text:p>
          </table:table-cell>
          <table:table-cell office:value-type="string" calcext:value-type="string">
            <text:p>I/O Registers</text:p>
          </table:table-cell>
          <table:table-cell office:value-type="string" calcext:value-type="string">
            <text:p>Memory Bits</text:p>
          </table:table-cell>
          <table:table-cell office:value-type="string" calcext:value-type="string">
            <text:p>M9Ks</text:p>
          </table:table-cell>
          <table:table-cell office:value-type="string" calcext:value-type="string">
            <text:p>UFM Blocks</text:p>
          </table:table-cell>
          <table:table-cell office:value-type="string" calcext:value-type="string">
            <text:p>DSP Elements</text:p>
          </table:table-cell>
          <table:table-cell office:value-type="string" calcext:value-type="string">
            <text:p>DSP 9x9</text:p>
          </table:table-cell>
          <table:table-cell office:value-type="string" calcext:value-type="string">
            <text:p>ADC blocks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DSP 18x18</text:p>
          </table:table-cell>
          <table:table-cell office:value-type="string" calcext:value-type="string">
            <text:p>Virtual Pins</text:p>
          </table:table-cell>
          <table:table-cell office:value-type="string" calcext:value-type="string">
            <text:p>LUT-Only LCs</text:p>
          </table:table-cell>
          <table:table-cell office:value-type="string" calcext:value-type="string">
            <text:p>Register-Only LCs</text:p>
          </table:table-cell>
          <table:table-cell office:value-type="string" calcext:value-type="string">
            <text:p>LUT/Register LCs</text:p>
          </table:table-cell>
          <table:table-cell office:value-type="string" calcext:value-type="string">
            <text:p>Full Hierarchy Name</text:p>
          </table:table-cell>
          <table:table-cell office:value-type="string" calcext:value-type="string">
            <text:p>Library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lms7_trx_top</text:p>
          </table:table-cell>
          <table:table-cell office:value-type="string" calcext:value-type="string">
            <text:p>lms7_trx_top</text:p>
          </table:table-cell>
          <table:table-cell office:value-type="float" office:value="14804" calcext:value-type="float">
            <text:p>14804</text:p>
          </table:table-cell>
          <table:table-cell office:value-type="float" office:value="11512" calcext:value-type="float">
            <text:p>11512</text:p>
          </table:table-cell>
          <table:table-cell office:value-type="float" office:value="98" calcext:value-type="float">
            <text:p>98</text:p>
          </table:table-cell>
          <table:table-cell office:value-type="float" office:value="477328" calcext:value-type="float">
            <text:p>47732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2" calcext:value-type="float">
            <text:p>3292</text:p>
          </table:table-cell>
          <table:table-cell office:value-type="float" office:value="4290" calcext:value-type="float">
            <text:p>4290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|lms7_trx_top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ompilation Hierarchy Node</text:p>
          </table:table-cell>
          <table:table-cell office:value-type="string" calcext:value-type="string">
            <text:p>Entity Name</text:p>
          </table:table-cell>
          <table:table-cell office:value-type="string" calcext:value-type="string">
            <text:p>Logic Cells</text:p>
          </table:table-cell>
          <table:table-cell office:value-type="string" calcext:value-type="string">
            <text:p>Dedicated Logic Registers</text:p>
          </table:table-cell>
          <table:table-cell office:value-type="string" calcext:value-type="string">
            <text:p>I/O Registers</text:p>
          </table:table-cell>
          <table:table-cell office:value-type="string" calcext:value-type="string">
            <text:p>Memory Bits</text:p>
          </table:table-cell>
          <table:table-cell office:value-type="string" calcext:value-type="string">
            <text:p>M9Ks</text:p>
          </table:table-cell>
          <table:table-cell office:value-type="string" calcext:value-type="string">
            <text:p>UFM Blocks</text:p>
          </table:table-cell>
          <table:table-cell office:value-type="string" calcext:value-type="string">
            <text:p>DSP Elements</text:p>
          </table:table-cell>
          <table:table-cell office:value-type="string" calcext:value-type="string">
            <text:p>DSP 9x9</text:p>
          </table:table-cell>
          <table:table-cell office:value-type="string" calcext:value-type="string">
            <text:p>ADC blocks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DSP 18x18</text:p>
          </table:table-cell>
          <table:table-cell office:value-type="string" calcext:value-type="string">
            <text:p>Virtual Pins</text:p>
          </table:table-cell>
          <table:table-cell office:value-type="string" calcext:value-type="string">
            <text:p>LUT-Only LCs</text:p>
          </table:table-cell>
          <table:table-cell office:value-type="string" calcext:value-type="string">
            <text:p>Register-Only LCs</text:p>
          </table:table-cell>
          <table:table-cell office:value-type="string" calcext:value-type="string">
            <text:p>LUT/Register LCs</text:p>
          </table:table-cell>
          <table:table-cell office:value-type="string" calcext:value-type="string">
            <text:p>Full Hierarchy Name</text:p>
          </table:table-cell>
          <table:table-cell office:value-type="string" calcext:value-type="string">
            <text:p>Library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lms7_trx_top</text:p>
          </table:table-cell>
          <table:table-cell office:value-type="string" calcext:value-type="string">
            <text:p>lms7_trx_t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|lms7_trx_top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|FT601_top:inst2_FT601_top|</text:p>
          </table:table-cell>
          <table:table-cell office:value-type="string" calcext:value-type="string">
            <text:p>FT601_top</text:p>
          </table:table-cell>
          <table:table-cell office:value-type="float" office:value="722" calcext:value-type="float">
            <text:p>72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80224" calcext:value-type="float">
            <text:p>180224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27" calcext:value-type="float">
            <text:p>22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|lms7_trx_top|FT601_top:inst2_FT601_top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|nios_cpu:inst0_nios_cpu|</text:p>
          </table:table-cell>
          <table:table-cell office:value-type="string" calcext:value-type="string">
            <text:p>nios_cpu</text:p>
          </table:table-cell>
          <table:table-cell office:value-type="float" office:value="6254" calcext:value-type="float">
            <text:p>6254</text:p>
          </table:table-cell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office:value-type="float" office:value="43008" calcext:value-type="float">
            <text:p>430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 office:value-type="float" office:value="1255" calcext:value-type="float">
            <text:p>1255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|lms7_trx_top|nios_cpu:inst0_nios_cpu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|pll_top:inst1_pll_top|</text:p>
          </table:table-cell>
          <table:table-cell office:value-type="string" calcext:value-type="string">
            <text:p>pll_top</text:p>
          </table:table-cell>
          <table:table-cell office:value-type="float" office:value="869" calcext:value-type="float">
            <text:p>869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77" calcext:value-type="float">
            <text:p>27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|lms7_trx_top|pll_top:inst1_pll_top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|rxtx_top:inst6_rxtx_top|</text:p>
          </table:table-cell>
          <table:table-cell office:value-type="string" calcext:value-type="string">
            <text:p>rxtx_top</text:p>
          </table:table-cell>
          <table:table-cell office:value-type="float" office:value="6687" calcext:value-type="float">
            <text:p>6687</text:p>
          </table:table-cell>
          <table:table-cell office:value-type="float" office:value="5922" calcext:value-type="float">
            <text:p>5922</text:p>
          </table:table-cell>
          <table:table-cell office:value-type="float" office:value="0" calcext:value-type="float">
            <text:p>0</text:p>
          </table:table-cell>
          <table:table-cell office:value-type="float" office:value="253952" calcext:value-type="float">
            <text:p>25395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2503" calcext:value-type="float">
            <text:p>2503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|lms7_trx_top|rxtx_top:inst6_rxtx_top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|sld_hub:auto_hub|</text:p>
          </table:table-cell>
          <table:table-cell office:value-type="string" calcext:value-type="string">
            <text:p>sld_hub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lms7_trx_top|sld_hub:auto_hub</text:p>
          </table:table-cell>
          <table:table-cell office:value-type="string" calcext:value-type="string">
            <text:p>altera_s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|sync_reg:sync_reg0|</text:p>
          </table:table-cell>
          <table:table-cell office:value-type="string" calcext:value-type="string">
            <text:p>sync_re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|lms7_trx_top|sync_reg:sync_reg0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|sync_reg:sync_reg1|</text:p>
          </table:table-cell>
          <table:table-cell office:value-type="string" calcext:value-type="string">
            <text:p>sync_re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|lms7_trx_top|sync_reg:sync_reg1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|tst_top:inst3_tst_top|</text:p>
          </table:table-cell>
          <table:table-cell office:value-type="string" calcext:value-type="string">
            <text:p>tst_top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lms7_trx_top|tst_top:inst3_tst_top</text:p>
          </table:table-cell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table:formula="of:=[.C30]-[.C17]" office:value-type="float" office:value="1036" calcext:value-type="float">
            <text:p>1036</text:p>
          </table:table-cell>
          <table:table-cell table:formula="of:=[.D30]-[.D17]" office:value-type="float" office:value="4933" calcext:value-type="float">
            <text:p>4933</text:p>
          </table:table-cell>
          <table:table-cell table:formula="of:=[.E30]-[.E17]" office:value-type="float" office:value="507" calcext:value-type="float">
            <text:p>507</text:p>
          </table:table-cell>
          <table:table-cell table:formula="of:=[.F30]-[.F17]" office:value-type="float" office:value="84848" calcext:value-type="float">
            <text:p>84848</text:p>
          </table:table-cell>
          <table:table-cell table:formula="of:=[.G30]-[.G17]" office:value-type="float" office:value="0" calcext:value-type="float">
            <text:p>0</text:p>
          </table:table-cell>
          <table:table-cell table:formula="of:=[.H30]-[.H17]" office:value-type="float" office:value="0" calcext:value-type="float">
            <text:p>0</text:p>
          </table:table-cell>
          <table:table-cell table:formula="of:=[.I30]-[.I17]" office:value-type="float" office:value="1" calcext:value-type="float">
            <text:p>1</text:p>
          </table:table-cell>
          <table:table-cell table:formula="of:=[.J30]-[.J17]" office:value-type="float" office:value="90" calcext:value-type="float">
            <text:p>90</text:p>
          </table:table-cell>
          <table:table-cell table:formula="of:=[.K30]-[.K17]" office:value-type="float" office:value="1" calcext:value-type="float">
            <text:p>1</text:p>
          </table:table-cell>
          <table:table-cell table:formula="of:=[.L30]-[.L17]" office:value-type="float" office:value="13" calcext:value-type="float">
            <text:p>13</text:p>
          </table:table-cell>
          <table:table-cell table:formula="of:=[.M30]-[.M17]" office:value-type="float" office:value="1" calcext:value-type="float">
            <text:p>1</text:p>
          </table:table-cell>
          <table:table-cell table:formula="of:=[.N30]-[.N17]" office:value-type="float" office:value="1" calcext:value-type="float">
            <text:p>1</text:p>
          </table:table-cell>
          <table:table-cell table:formula="of:=[.O30]-[.O17]" office:value-type="float" office:value="-3292" calcext:value-type="float">
            <text:p>-3292</text:p>
          </table:table-cell>
          <table:table-cell table:formula="of:=[.P30]-[.P17]" office:value-type="float" office:value="-4290" calcext:value-type="float">
            <text:p>-4290</text:p>
          </table:table-cell>
          <table:table-cell table:formula="of:=[.Q30]-[.Q17]" office:value-type="float" office:value="-7222" calcext:value-type="float">
            <text:p>-72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840" calcext:value-type="float">
            <text:p>15840</text:p>
          </table:table-cell>
          <table:table-cell office:value-type="float" office:value="16445" calcext:value-type="float">
            <text:p>16445</text:p>
          </table:table-cell>
          <table:table-cell office:value-type="float" office:value="605" calcext:value-type="float">
            <text:p>605</text:p>
          </table:table-cell>
          <table:table-cell office:value-type="float" office:value="562176" calcext:value-type="float">
            <text:p>56217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</table:table>
      <table:table table:name="FT601_top" table:style-name="ta1">
        <table:table-column table:style-name="co21" table:default-cell-style-name="Default"/>
        <table:table-column table:style-name="co20" table:number-columns-repeated="18" table:default-cell-style-name="Default"/>
        <table:table-row table:style-name="ro1">
          <table:table-cell office:value-type="string" calcext:value-type="string">
            <text:p>Compilation Hierarchy Node</text:p>
          </table:table-cell>
          <table:table-cell office:value-type="string" calcext:value-type="string">
            <text:p>Logic Cells</text:p>
          </table:table-cell>
          <table:table-cell office:value-type="string" calcext:value-type="string">
            <text:p>Dedicated Logic Registers</text:p>
          </table:table-cell>
          <table:table-cell office:value-type="string" calcext:value-type="string">
            <text:p>I/O Registers</text:p>
          </table:table-cell>
          <table:table-cell office:value-type="string" calcext:value-type="string">
            <text:p>Memory Bits</text:p>
          </table:table-cell>
          <table:table-cell office:value-type="string" calcext:value-type="string">
            <text:p>M9Ks</text:p>
          </table:table-cell>
          <table:table-cell office:value-type="string" calcext:value-type="string">
            <text:p>UFM Blocks</text:p>
          </table:table-cell>
          <table:table-cell office:value-type="string" calcext:value-type="string">
            <text:p>DSP Elements</text:p>
          </table:table-cell>
          <table:table-cell office:value-type="string" calcext:value-type="string">
            <text:p>DSP 9x9</text:p>
          </table:table-cell>
          <table:table-cell office:value-type="string" calcext:value-type="string">
            <text:p>DSP 18x18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Virtual Pins</text:p>
          </table:table-cell>
          <table:table-cell office:value-type="string" calcext:value-type="string">
            <text:p>LUT-Only LCs</text:p>
          </table:table-cell>
          <table:table-cell office:value-type="string" calcext:value-type="string">
            <text:p>Register-Only LCs</text:p>
          </table:table-cell>
          <table:table-cell office:value-type="string" calcext:value-type="string">
            <text:p>LUT/Register LCs</text:p>
          </table:table-cell>
          <table:table-cell office:value-type="string" calcext:value-type="string">
            <text:p>ADC blocks</text:p>
          </table:table-cell>
          <table:table-cell office:value-type="string" calcext:value-type="string">
            <text:p>Full Hierarchy Name</text:p>
          </table:table-cell>
          <table:table-cell office:value-type="string" calcext:value-type="string">
            <text:p>Entity Name</text:p>
          </table:table-cell>
          <table:table-cell office:value-type="string" calcext:value-type="string">
            <text:p>Library Name</text:p>
          </table:table-cell>
        </table:table-row>
        <table:table-row table:style-name="ro1">
          <table:table-cell office:value-type="string" calcext:value-type="string">
            <text:p><text:s text:c="3"/>|FT601_top:inst2_FT601_top|</text:p>
          </table:table-cell>
          <table:table-cell office:value-type="string" calcext:value-type="string">
            <text:p>722 (33)</text:p>
          </table:table-cell>
          <table:table-cell office:value-type="string" calcext:value-type="string">
            <text:p>550 (17)</text:p>
          </table:table-cell>
          <table:table-cell office:value-type="string" calcext:value-type="string">
            <text:p>0 (0)</text:p>
          </table:table-cell>
          <table:table-cell office:value-type="float" office:value="180224" calcext:value-type="float">
            <text:p>180224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69 (16)</text:p>
          </table:table-cell>
          <table:table-cell office:value-type="string" calcext:value-type="string">
            <text:p>227 (0)</text:p>
          </table:table-cell>
          <table:table-cell office:value-type="string" calcext:value-type="string">
            <text:p>326 (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</text:p>
          </table:table-cell>
          <table:table-cell office:value-type="string" calcext:value-type="string">
            <text:p>FT601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FT601:ft_fsm|</text:p>
          </table:table-cell>
          <table:table-cell office:value-type="string" calcext:value-type="string">
            <text:p>120 (120)</text:p>
          </table:table-cell>
          <table:table-cell office:value-type="string" calcext:value-type="string">
            <text:p>67 (67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3 (53)</text:p>
          </table:table-cell>
          <table:table-cell office:value-type="string" calcext:value-type="string">
            <text:p>26 (26)</text:p>
          </table:table-cell>
          <table:table-cell office:value-type="string" calcext:value-type="string">
            <text:p>41 (4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T601:ft_fsm</text:p>
          </table:table-cell>
          <table:table-cell office:value-type="string" calcext:value-type="string">
            <text:p>FT60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FT601_arb:ftdi_arbiter|</text:p>
          </table:table-cell>
          <table:table-cell office:value-type="string" calcext:value-type="string">
            <text:p>34 (34)</text:p>
          </table:table-cell>
          <table:table-cell office:value-type="string" calcext:value-type="string">
            <text:p>11 (1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8 (1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T601_arb:ftdi_arbiter</text:p>
          </table:table-cell>
          <table:table-cell office:value-type="string" calcext:value-type="string">
            <text:p>FT601_ar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fifo_inst:EP02_fifo|</text:p>
          </table:table-cell>
          <table:table-cell office:value-type="string" calcext:value-type="string">
            <text:p>103 (0)</text:p>
          </table:table-cell>
          <table:table-cell office:value-type="string" calcext:value-type="string">
            <text:p>89 (0)</text:p>
          </table:table-cell>
          <table:table-cell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47 (0)</text:p>
          </table:table-cell>
          <table:table-cell office:value-type="string" calcext:value-type="string">
            <text:p>43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dcfifo_mixed_widths:dcfifo_mixed_widths_component|</text:p>
          </table:table-cell>
          <table:table-cell office:value-type="string" calcext:value-type="string">
            <text:p>103 (0)</text:p>
          </table:table-cell>
          <table:table-cell office:value-type="string" calcext:value-type="string">
            <text:p>89 (0)</text:p>
          </table:table-cell>
          <table:table-cell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47 (0)</text:p>
          </table:table-cell>
          <table:table-cell office:value-type="string" calcext:value-type="string">
            <text:p>43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dcfifo_pcn1:auto_generated|</text:p>
          </table:table-cell>
          <table:table-cell office:value-type="string" calcext:value-type="string">
            <text:p>103 (31)</text:p>
          </table:table-cell>
          <table:table-cell office:value-type="string" calcext:value-type="string">
            <text:p>89 (27)</text:p>
          </table:table-cell>
          <table:table-cell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 (3)</text:p>
          </table:table-cell>
          <table:table-cell office:value-type="string" calcext:value-type="string">
            <text:p>47 (24)</text:p>
          </table:table-cell>
          <table:table-cell office:value-type="string" calcext:value-type="string">
            <text:p>43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</text:p>
          </table:table-cell>
          <table:table-cell office:value-type="string" calcext:value-type="string">
            <text:p>dcfifo_pc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counter_fub:wrptr_g1p|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counter_jg6:rdptr_g1p|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4 (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a_graycounter_jg6:rdptr_g1p</text:p>
          </table:table-cell>
          <table:table-cell office:value-type="string" calcext:value-type="string">
            <text:p>a_graycounter_j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_synch_pipe_0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alt_synch_pipe_0ol:rs_dgwp</text:p>
          </table:table-cell>
          <table:table-cell office:value-type="string" calcext:value-type="string">
            <text:p>alt_synch_pipe_0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hd9:dffpipe14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alt_synch_pipe_0ol:rs_dgwp|dffpipe_hd9:dffpipe14</text:p>
          </table:table-cell>
          <table:table-cell office:value-type="string" calcext:value-type="string">
            <text:p>dffpipe_h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_synch_pipe_1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0)</text:p>
          </table:table-cell>
          <table:table-cell office:value-type="string" calcext:value-type="string">
            <text:p>1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alt_synch_pipe_1ol:ws_dgrp</text:p>
          </table:table-cell>
          <table:table-cell office:value-type="string" calcext:value-type="string">
            <text:p>alt_synch_pipe_1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id9:dffpipe17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string" calcext:value-type="string">
            <text:p>10 (1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alt_synch_pipe_1ol:ws_dgrp|dffpipe_id9:dffpipe17</text:p>
          </table:table-cell>
          <table:table-cell office:value-type="string" calcext:value-type="string">
            <text:p>dffpipe_i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syncram_8a6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altsyncram_8a61:fifo_ram</text:p>
          </table:table-cell>
          <table:table-cell office:value-type="string" calcext:value-type="string">
            <text:p>altsyncram_8a6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5h5:rdempty_eq_comp|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5h5:wrfull_eq_comp|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2_fifo|dcfifo_mixed_widths:dcfifo_mixed_widths_component|dcfifo_pc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fifo_inst:EP03_fifo|</text:p>
          </table:table-cell>
          <table:table-cell office:value-type="string" calcext:value-type="string">
            <text:p>110 (0)</text:p>
          </table:table-cell>
          <table:table-cell office:value-type="string" calcext:value-type="string">
            <text:p>93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4 (0)</text:p>
          </table:table-cell>
          <table:table-cell table:number-columns-repeated="2" office:value-type="string" calcext:value-type="string">
            <text:p>4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dcfifo_mixed_widths:dcfifo_mixed_widths_component|</text:p>
          </table:table-cell>
          <table:table-cell office:value-type="string" calcext:value-type="string">
            <text:p>110 (0)</text:p>
          </table:table-cell>
          <table:table-cell office:value-type="string" calcext:value-type="string">
            <text:p>93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4 (0)</text:p>
          </table:table-cell>
          <table:table-cell table:number-columns-repeated="2" office:value-type="string" calcext:value-type="string">
            <text:p>4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dcfifo_2hn1:auto_generated|</text:p>
          </table:table-cell>
          <table:table-cell office:value-type="string" calcext:value-type="string">
            <text:p>110 (32)</text:p>
          </table:table-cell>
          <table:table-cell office:value-type="string" calcext:value-type="string">
            <text:p>93 (29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4 (3)</text:p>
          </table:table-cell>
          <table:table-cell office:value-type="string" calcext:value-type="string">
            <text:p>48 (23)</text:p>
          </table:table-cell>
          <table:table-cell office:value-type="string" calcext:value-type="string">
            <text:p>48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</text:p>
          </table:table-cell>
          <table:table-cell office:value-type="string" calcext:value-type="string">
            <text:p>dcfifo_2h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counter_eub:wrptr_g1p|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a_graycounter_eub:wrptr_g1p</text:p>
          </table:table-cell>
          <table:table-cell office:value-type="string" calcext:value-type="string">
            <text:p>a_graycounter_e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counter_jg6:rdptr_g1p|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a_graycounter_jg6:rdptr_g1p</text:p>
          </table:table-cell>
          <table:table-cell office:value-type="string" calcext:value-type="string">
            <text:p>a_graycounter_j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_synch_pipe_4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alt_synch_pipe_4ol:rs_dgwp</text:p>
          </table:table-cell>
          <table:table-cell office:value-type="string" calcext:value-type="string">
            <text:p>alt_synch_pipe_4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ld9:dffpipe9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alt_synch_pipe_4ol:rs_dgwp|dffpipe_ld9:dffpipe9</text:p>
          </table:table-cell>
          <table:table-cell office:value-type="string" calcext:value-type="string">
            <text:p>dffpipe_l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_synch_pipe_5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0 (0)</text:p>
          </table:table-cell>
          <table:table-cell office:value-type="string" calcext:value-type="string">
            <text:p>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alt_synch_pipe_5ol:ws_dgrp</text:p>
          </table:table-cell>
          <table:table-cell office:value-type="string" calcext:value-type="string">
            <text:p>alt_synch_pipe_5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md9:dffpipe13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0 (1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alt_synch_pipe_5ol:ws_dgrp|dffpipe_md9:dffpipe13</text:p>
          </table:table-cell>
          <table:table-cell office:value-type="string" calcext:value-type="string">
            <text:p>dffpipe_m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syncram_d13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altsyncram_d131:fifo_ram</text:p>
          </table:table-cell>
          <table:table-cell office:value-type="string" calcext:value-type="string">
            <text:p>altsyncram_d13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5h5:rdempty_eq_comp|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4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5h5:wrempty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cmpr_5h5:wr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5h5:wrfull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ntr_sed:cntr_b|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3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03_fifo|dcfifo_mixed_widths:dcfifo_mixed_widths_component|dcfifo_2hn1:auto_generated|cntr_sed:cntr_b</text:p>
          </table:table-cell>
          <table:table-cell office:value-type="string" calcext:value-type="string">
            <text:p>cntr_se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fifo_inst:EP82_fifo|</text:p>
          </table:table-cell>
          <table:table-cell office:value-type="string" calcext:value-type="string">
            <text:p>124 (0)</text:p>
          </table:table-cell>
          <table:table-cell office:value-type="string" calcext:value-type="string">
            <text:p>106 (0)</text:p>
          </table:table-cell>
          <table:table-cell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6 (0)</text:p>
          </table:table-cell>
          <table:table-cell office:value-type="string" calcext:value-type="string">
            <text:p>44 (0)</text:p>
          </table:table-cell>
          <table:table-cell office:value-type="string" calcext:value-type="string">
            <text:p>64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dcfifo_mixed_widths:dcfifo_mixed_widths_component|</text:p>
          </table:table-cell>
          <table:table-cell office:value-type="string" calcext:value-type="string">
            <text:p>124 (0)</text:p>
          </table:table-cell>
          <table:table-cell office:value-type="string" calcext:value-type="string">
            <text:p>106 (0)</text:p>
          </table:table-cell>
          <table:table-cell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6 (0)</text:p>
          </table:table-cell>
          <table:table-cell office:value-type="string" calcext:value-type="string">
            <text:p>44 (0)</text:p>
          </table:table-cell>
          <table:table-cell office:value-type="string" calcext:value-type="string">
            <text:p>64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dcfifo_r9n1:auto_generated|</text:p>
          </table:table-cell>
          <table:table-cell office:value-type="string" calcext:value-type="string">
            <text:p>124 (35)</text:p>
          </table:table-cell>
          <table:table-cell office:value-type="string" calcext:value-type="string">
            <text:p>106 (27)</text:p>
          </table:table-cell>
          <table:table-cell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6 (2)</text:p>
          </table:table-cell>
          <table:table-cell office:value-type="string" calcext:value-type="string">
            <text:p>44 (23)</text:p>
          </table:table-cell>
          <table:table-cell office:value-type="string" calcext:value-type="string">
            <text:p>64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</text:p>
          </table:table-cell>
          <table:table-cell office:value-type="string" calcext:value-type="string">
            <text:p>dcfifo_r9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2bin_kra:rdptr_g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_gray2bin_kra:rdptr_g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2bin_kra:rs_dgwp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_gray2bin_kra:rs_dgwp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counter_fub:wrptr_g1p|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counter_jg6:rdptr_g1p|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_graycounter_jg6:rdptr_g1p</text:p>
          </table:table-cell>
          <table:table-cell office:value-type="string" calcext:value-type="string">
            <text:p>a_graycounter_j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_synch_pipe_2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0)</text:p>
          </table:table-cell>
          <table:table-cell office:value-type="string" calcext:value-type="string">
            <text:p>12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lt_synch_pipe_2ol:rs_dgwp</text:p>
          </table:table-cell>
          <table:table-cell office:value-type="string" calcext:value-type="string">
            <text:p>alt_synch_pipe_2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jd9:dffpipe6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lt_synch_pipe_2ol:rs_dgwp|dffpipe_jd9:dffpipe6</text:p>
          </table:table-cell>
          <table:table-cell office:value-type="string" calcext:value-type="string">
            <text:p>dffpipe_j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_synch_pipe_3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lt_synch_pipe_3ol:ws_dgrp</text:p>
          </table:table-cell>
          <table:table-cell office:value-type="string" calcext:value-type="string">
            <text:p>alt_synch_pipe_3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kd9:dffpipe9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lt_synch_pipe_3ol:ws_dgrp|dffpipe_kd9:dffpipe9</text:p>
          </table:table-cell>
          <table:table-cell office:value-type="string" calcext:value-type="string">
            <text:p>dffpipe_k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syncram_v24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altsyncram_v241:fifo_ram</text:p>
          </table:table-cell>
          <table:table-cell office:value-type="string" calcext:value-type="string">
            <text:p>altsyncram_v24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5h5:rdempty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5h5:rdfull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cmpr_5h5:rd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5h5:wrfull_eq_comp|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8d9:rd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dffpipe_8d9:rd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gd9:rs_br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dffpipe_gd9:rs_br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gd9:rs_bw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2_fifo|dcfifo_mixed_widths:dcfifo_mixed_widths_component|dcfifo_r9n1:auto_generated|dffpipe_gd9:rs_bw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fifo_inst:EP83_fifo|</text:p>
          </table:table-cell>
          <table:table-cell office:value-type="string" calcext:value-type="string">
            <text:p>208 (0)</text:p>
          </table:table-cell>
          <table:table-cell office:value-type="string" calcext:value-type="string">
            <text:p>165 (0)</text:p>
          </table:table-cell>
          <table:table-cell office:value-type="string" calcext:value-type="string">
            <text:p>0 (0)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41 (0)</text:p>
          </table:table-cell>
          <table:table-cell office:value-type="string" calcext:value-type="string">
            <text:p>61 (0)</text:p>
          </table:table-cell>
          <table:table-cell office:value-type="string" calcext:value-type="string">
            <text:p>10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dcfifo_mixed_widths:dcfifo_mixed_widths_component|</text:p>
          </table:table-cell>
          <table:table-cell office:value-type="string" calcext:value-type="string">
            <text:p>208 (0)</text:p>
          </table:table-cell>
          <table:table-cell office:value-type="string" calcext:value-type="string">
            <text:p>165 (0)</text:p>
          </table:table-cell>
          <table:table-cell office:value-type="string" calcext:value-type="string">
            <text:p>0 (0)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41 (0)</text:p>
          </table:table-cell>
          <table:table-cell office:value-type="string" calcext:value-type="string">
            <text:p>61 (0)</text:p>
          </table:table-cell>
          <table:table-cell office:value-type="string" calcext:value-type="string">
            <text:p>10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dcfifo_6en1:auto_generated|</text:p>
          </table:table-cell>
          <table:table-cell office:value-type="string" calcext:value-type="string">
            <text:p>208 (65)</text:p>
          </table:table-cell>
          <table:table-cell office:value-type="string" calcext:value-type="string">
            <text:p>165 (37)</text:p>
          </table:table-cell>
          <table:table-cell office:value-type="string" calcext:value-type="string">
            <text:p>0 (0)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41 (15)</text:p>
          </table:table-cell>
          <table:table-cell office:value-type="string" calcext:value-type="string">
            <text:p>61 (28)</text:p>
          </table:table-cell>
          <table:table-cell office:value-type="string" calcext:value-type="string">
            <text:p>106 (1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</text:p>
          </table:table-cell>
          <table:table-cell office:value-type="string" calcext:value-type="string">
            <text:p>dcfifo_6e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2bin_usa:rdptr_g_gray2bin|</text:p>
          </table:table-cell>
          <table:table-cell office:value-type="string" calcext:value-type="string">
            <text:p>12 (1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_gray2bin_usa:rdptr_g_gray2bin</text:p>
          </table:table-cell>
          <table:table-cell office:value-type="string" calcext:value-type="string">
            <text:p>a_gray2bin_us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2bin_usa:rs_dgwp_gray2bin|</text:p>
          </table:table-cell>
          <table:table-cell office:value-type="string" calcext:value-type="string">
            <text:p>12 (1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_gray2bin_usa:rs_dgwp_gray2bin</text:p>
          </table:table-cell>
          <table:table-cell office:value-type="string" calcext:value-type="string">
            <text:p>a_gray2bin_us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2bin_usa:wrptr_g_gray2bin|</text:p>
          </table:table-cell>
          <table:table-cell office:value-type="string" calcext:value-type="string">
            <text:p>10 (10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_gray2bin_usa:wrptr_g_gray2bin</text:p>
          </table:table-cell>
          <table:table-cell office:value-type="string" calcext:value-type="string">
            <text:p>a_gray2bin_us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2bin_usa:ws_dgrp_gray2bin|</text:p>
          </table:table-cell>
          <table:table-cell office:value-type="string" calcext:value-type="string">
            <text:p>11 (1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1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_gray2bin_usa:ws_dgrp_gray2bin</text:p>
          </table:table-cell>
          <table:table-cell office:value-type="string" calcext:value-type="string">
            <text:p>a_gray2bin_us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counter_pvb:wrptr_g1p|</text:p>
          </table:table-cell>
          <table:table-cell office:value-type="string" calcext:value-type="string">
            <text:p>22 (22)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0 (2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_graycounter_pvb:wrptr_g1p</text:p>
          </table:table-cell>
          <table:table-cell office:value-type="string" calcext:value-type="string">
            <text:p>a_graycounter_pv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_graycounter_sh6:rdptr_g1p|</text:p>
          </table:table-cell>
          <table:table-cell office:value-type="string" calcext:value-type="string">
            <text:p>28 (28)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1 (1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7 (1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_graycounter_sh6:rdptr_g1p</text:p>
          </table:table-cell>
          <table:table-cell office:value-type="string" calcext:value-type="string">
            <text:p>a_graycounter_sh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_synch_pipe_apl:rs_dgwp|</text:p>
          </table:table-cell>
          <table:table-cell table:number-columns-repeated="2" office:value-type="string" calcext:value-type="string">
            <text:p>24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0)</text:p>
          </table:table-cell>
          <table:table-cell office:value-type="string" calcext:value-type="string">
            <text:p>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lt_synch_pipe_apl:rs_dgwp</text:p>
          </table:table-cell>
          <table:table-cell office:value-type="string" calcext:value-type="string">
            <text:p>alt_synch_pipe_ap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se9:dffpipe14|</text:p>
          </table:table-cell>
          <table:table-cell table:number-columns-repeated="2" office:value-type="string" calcext:value-type="string">
            <text:p>24 (2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lt_synch_pipe_apl:rs_dgwp|dffpipe_se9:dffpipe14</text:p>
          </table:table-cell>
          <table:table-cell office:value-type="string" calcext:value-type="string">
            <text:p>dffpipe_s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_synch_pipe_bpl:ws_dgrp|</text:p>
          </table:table-cell>
          <table:table-cell table:number-columns-repeated="2" office:value-type="string" calcext:value-type="string">
            <text:p>24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0)</text:p>
          </table:table-cell>
          <table:table-cell office:value-type="string" calcext:value-type="string">
            <text:p>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lt_synch_pipe_bpl:ws_dgrp</text:p>
          </table:table-cell>
          <table:table-cell office:value-type="string" calcext:value-type="string">
            <text:p>alt_synch_pipe_bp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te9:dffpipe17|</text:p>
          </table:table-cell>
          <table:table-cell table:number-columns-repeated="2" office:value-type="string" calcext:value-type="string">
            <text:p>24 (2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lt_synch_pipe_bpl:ws_dgrp|dffpipe_te9:dffpipe17</text:p>
          </table:table-cell>
          <table:table-cell office:value-type="string" calcext:value-type="string">
            <text:p>dffpipe_t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syncram_vp0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altsyncram_vp01:fifo_ram</text:p>
          </table:table-cell>
          <table:table-cell office:value-type="string" calcext:value-type="string">
            <text:p>altsyncram_vp0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fi5:rdempty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cmpr_fi5:rdempty_eq_comp</text:p>
          </table:table-cell>
          <table:table-cell office:value-type="string" calcext:value-type="string">
            <text:p>cmpr_f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fi5:wrfull_eq_comp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cmpr_fi5:wrfull_eq_comp</text:p>
          </table:table-cell>
          <table:table-cell office:value-type="string" calcext:value-type="string">
            <text:p>cmpr_f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mpr_gi5:rdfull_eq_comp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cmpr_gi5:rdfull_eq_comp</text:p>
          </table:table-cell>
          <table:table-cell office:value-type="string" calcext:value-type="string">
            <text:p>cmpr_g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cntr_red:cntr_b|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cntr_red:cntr_b</text:p>
          </table:table-cell>
          <table:table-cell office:value-type="string" calcext:value-type="string">
            <text:p>cntr_re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8d9:rd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dffpipe_8d9:rd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8d9:wr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dffpipe_8d9:wr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qe9:rs_bwp|</text:p>
          </table:table-cell>
          <table:table-cell table:number-columns-repeated="2" office:value-type="string" calcext:value-type="string">
            <text:p>11 (1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1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dffpipe_qe9:rs_bwp</text:p>
          </table:table-cell>
          <table:table-cell office:value-type="string" calcext:value-type="string">
            <text:p>dffpipe_q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qe9:ws_brp|</text:p>
          </table:table-cell>
          <table:table-cell table:number-columns-repeated="2" office:value-type="string" calcext:value-type="string">
            <text:p>11 (1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1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dffpipe_qe9:ws_brp</text:p>
          </table:table-cell>
          <table:table-cell office:value-type="string" calcext:value-type="string">
            <text:p>dffpipe_q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qe9:ws_bwp|</text:p>
          </table:table-cell>
          <table:table-cell table:number-columns-repeated="2" office:value-type="string" calcext:value-type="string">
            <text:p>11 (1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1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dffpipe_qe9:ws_bwp</text:p>
          </table:table-cell>
          <table:table-cell office:value-type="string" calcext:value-type="string">
            <text:p>dffpipe_q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ffpipe_re9:rs_brp|</text:p>
          </table:table-cell>
          <table:table-cell table:number-columns-repeated="2" office:value-type="string" calcext:value-type="string">
            <text:p>12 (1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1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fifo_inst:EP83_fifo|dcfifo_mixed_widths:dcfifo_mixed_widths_component|dcfifo_6en1:auto_generated|dffpipe_re9:rs_brp</text:p>
          </table:table-cell>
          <table:table-cell office:value-type="string" calcext:value-type="string">
            <text:p>dffpipe_r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sync_reg:sync_reg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FT601_top:inst2_FT601_top|sync_reg:sync_reg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</table:table>
      <table:table table:name="nios_cpu" table:style-name="ta1">
        <table:table-column table:style-name="co22" table:default-cell-style-name="Default"/>
        <table:table-column table:style-name="co20" table:number-columns-repeated="18" table:default-cell-style-name="Default"/>
        <table:table-row table:style-name="ro1">
          <table:table-cell office:value-type="string" calcext:value-type="string">
            <text:p>Compilation Hierarchy Node</text:p>
          </table:table-cell>
          <table:table-cell office:value-type="string" calcext:value-type="string">
            <text:p>Logic Cells</text:p>
          </table:table-cell>
          <table:table-cell office:value-type="string" calcext:value-type="string">
            <text:p>Dedicated Logic Registers</text:p>
          </table:table-cell>
          <table:table-cell office:value-type="string" calcext:value-type="string">
            <text:p>I/O Registers</text:p>
          </table:table-cell>
          <table:table-cell office:value-type="string" calcext:value-type="string">
            <text:p>Memory Bits</text:p>
          </table:table-cell>
          <table:table-cell office:value-type="string" calcext:value-type="string">
            <text:p>M9Ks</text:p>
          </table:table-cell>
          <table:table-cell office:value-type="string" calcext:value-type="string">
            <text:p>UFM Blocks</text:p>
          </table:table-cell>
          <table:table-cell office:value-type="string" calcext:value-type="string">
            <text:p>DSP Elements</text:p>
          </table:table-cell>
          <table:table-cell office:value-type="string" calcext:value-type="string">
            <text:p>DSP 9x9</text:p>
          </table:table-cell>
          <table:table-cell office:value-type="string" calcext:value-type="string">
            <text:p>DSP 18x18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Virtual Pins</text:p>
          </table:table-cell>
          <table:table-cell office:value-type="string" calcext:value-type="string">
            <text:p>LUT-Only LCs</text:p>
          </table:table-cell>
          <table:table-cell office:value-type="string" calcext:value-type="string">
            <text:p>Register-Only LCs</text:p>
          </table:table-cell>
          <table:table-cell office:value-type="string" calcext:value-type="string">
            <text:p>LUT/Register LCs</text:p>
          </table:table-cell>
          <table:table-cell office:value-type="string" calcext:value-type="string">
            <text:p>ADC blocks</text:p>
          </table:table-cell>
          <table:table-cell office:value-type="string" calcext:value-type="string">
            <text:p>Full Hierarchy Name</text:p>
          </table:table-cell>
          <table:table-cell office:value-type="string" calcext:value-type="string">
            <text:p>Entity Name</text:p>
          </table:table-cell>
          <table:table-cell office:value-type="string" calcext:value-type="string">
            <text:p>Library Name</text:p>
          </table:table-cell>
        </table:table-row>
        <table:table-row table:style-name="ro1">
          <table:table-cell office:value-type="string" calcext:value-type="string">
            <text:p><text:s text:c="3"/>|nios_cpu:inst0_nios_cpu|</text:p>
          </table:table-cell>
          <table:table-cell office:value-type="string" calcext:value-type="string">
            <text:p>6254 (2)</text:p>
          </table:table-cell>
          <table:table-cell office:value-type="string" calcext:value-type="string">
            <text:p>4160 (0)</text:p>
          </table:table-cell>
          <table:table-cell office:value-type="string" calcext:value-type="string">
            <text:p>0 (0)</text:p>
          </table:table-cell>
          <table:table-cell office:value-type="float" office:value="43008" calcext:value-type="float">
            <text:p>430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86 (2)</text:p>
          </table:table-cell>
          <table:table-cell office:value-type="string" calcext:value-type="string">
            <text:p>1255 (0)</text:p>
          </table:table-cell>
          <table:table-cell office:value-type="string" calcext:value-type="string">
            <text:p>2913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</text:p>
          </table:table-cell>
          <table:table-cell office:value-type="string" calcext:value-type="string">
            <text:p>nios_cpu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cfg_top:cfg_top_inst1|</text:p>
          </table:table-cell>
          <table:table-cell office:value-type="string" calcext:value-type="string">
            <text:p>2873 (0)</text:p>
          </table:table-cell>
          <table:table-cell office:value-type="string" calcext:value-type="string">
            <text:p>2217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49 (0)</text:p>
          </table:table-cell>
          <table:table-cell office:value-type="string" calcext:value-type="string">
            <text:p>952 (0)</text:p>
          </table:table-cell>
          <table:table-cell office:value-type="string" calcext:value-type="string">
            <text:p>1272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</text:p>
          </table:table-cell>
          <table:table-cell office:value-type="string" calcext:value-type="string">
            <text:p>cfg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fpgacfg:fpgacfg_inst0|</text:p>
          </table:table-cell>
          <table:table-cell office:value-type="string" calcext:value-type="string">
            <text:p>793 (776)</text:p>
          </table:table-cell>
          <table:table-cell office:value-type="string" calcext:value-type="string">
            <text:p>612 (60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79 (170)</text:p>
          </table:table-cell>
          <table:table-cell office:value-type="string" calcext:value-type="string">
            <text:p>216 (215)</text:p>
          </table:table-cell>
          <table:table-cell office:value-type="string" calcext:value-type="string">
            <text:p>398 (38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|fpgacfg:fpgacfg_inst0</text:p>
          </table:table-cell>
          <table:table-cell office:value-type="string" calcext:value-type="string">
            <text:p>fpgacf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mcfg32wm_fsm:fsm|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9 (9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9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|fpgacfg:fpgacfg_inst0|mcfg32wm_fsm:fsm</text:p>
          </table:table-cell>
          <table:table-cell office:value-type="string" calcext:value-type="string">
            <text:p>mcfg32wm_fs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periphcfg:periphcfg_inst6|</text:p>
          </table:table-cell>
          <table:table-cell office:value-type="string" calcext:value-type="string">
            <text:p>673 (663)</text:p>
          </table:table-cell>
          <table:table-cell office:value-type="string" calcext:value-type="string">
            <text:p>546 (54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24 (120)</text:p>
          </table:table-cell>
          <table:table-cell office:value-type="string" calcext:value-type="string">
            <text:p>221 (221)</text:p>
          </table:table-cell>
          <table:table-cell office:value-type="string" calcext:value-type="string">
            <text:p>328 (32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|periphcfg:periphcfg_inst6</text:p>
          </table:table-cell>
          <table:table-cell office:value-type="string" calcext:value-type="string">
            <text:p>periphcf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mcfg32wm_fsm:fsm|</text:p>
          </table:table-cell>
          <table:table-cell office:value-type="string" calcext:value-type="string">
            <text:p>10 (10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|periphcfg:periphcfg_inst6|mcfg32wm_fsm:fsm</text:p>
          </table:table-cell>
          <table:table-cell office:value-type="string" calcext:value-type="string">
            <text:p>mcfg32wm_fs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pllcfg:pllcfg_inst1|</text:p>
          </table:table-cell>
          <table:table-cell office:value-type="string" calcext:value-type="string">
            <text:p>681 (675)</text:p>
          </table:table-cell>
          <table:table-cell office:value-type="string" calcext:value-type="string">
            <text:p>516 (51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61 (155)</text:p>
          </table:table-cell>
          <table:table-cell office:value-type="string" calcext:value-type="string">
            <text:p>272 (272)</text:p>
          </table:table-cell>
          <table:table-cell office:value-type="string" calcext:value-type="string">
            <text:p>248 (24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|pllcfg:pllcfg_inst1</text:p>
          </table:table-cell>
          <table:table-cell office:value-type="string" calcext:value-type="string">
            <text:p>pllcf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mcfg32wm_fsm:fsmA|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|pllcfg:pllcfg_inst1|mcfg32wm_fsm:fsmA</text:p>
          </table:table-cell>
          <table:table-cell office:value-type="string" calcext:value-type="string">
            <text:p>mcfg32wm_fs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tstcfg:tstcfg_inst3|</text:p>
          </table:table-cell>
          <table:table-cell office:value-type="string" calcext:value-type="string">
            <text:p>735 (731)</text:p>
          </table:table-cell>
          <table:table-cell office:value-type="string" calcext:value-type="string">
            <text:p>543 (54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5 (181)</text:p>
          </table:table-cell>
          <table:table-cell office:value-type="string" calcext:value-type="string">
            <text:p>243 (243)</text:p>
          </table:table-cell>
          <table:table-cell office:value-type="string" calcext:value-type="string">
            <text:p>307 (30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|tstcfg:tstcfg_inst3</text:p>
          </table:table-cell>
          <table:table-cell office:value-type="string" calcext:value-type="string">
            <text:p>tstcf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mcfg32wm_fsm:fsm|</text:p>
          </table:table-cell>
          <table:table-cell office:value-type="string" calcext:value-type="string">
            <text:p>4 (4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cfg_top:cfg_top_inst1|tstcfg:tstcfg_inst3|mcfg32wm_fsm:fsm</text:p>
          </table:table-cell>
          <table:table-cell office:value-type="string" calcext:value-type="string">
            <text:p>mcfg32wm_fs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lms_ctr:lms_ctr_inst0|</text:p>
          </table:table-cell>
          <table:table-cell office:value-type="string" calcext:value-type="string">
            <text:p>3381 (0)</text:p>
          </table:table-cell>
          <table:table-cell office:value-type="string" calcext:value-type="string">
            <text:p>1943 (0)</text:p>
          </table:table-cell>
          <table:table-cell office:value-type="string" calcext:value-type="string">
            <text:p>0 (0)</text:p>
          </table:table-cell>
          <table:table-cell office:value-type="float" office:value="43008" calcext:value-type="float">
            <text:p>430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435 (0)</text:p>
          </table:table-cell>
          <table:table-cell office:value-type="string" calcext:value-type="string">
            <text:p>303 (0)</text:p>
          </table:table-cell>
          <table:table-cell office:value-type="string" calcext:value-type="string">
            <text:p>1643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</text:p>
          </table:table-cell>
          <table:table-cell table:number-columns-repeated="2"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altera_dual_boot:dual_boot_0|</text:p>
          </table:table-cell>
          <table:table-cell office:value-type="string" calcext:value-type="string">
            <text:p>236 (0)</text:p>
          </table:table-cell>
          <table:table-cell office:value-type="string" calcext:value-type="string">
            <text:p>169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6 (0)</text:p>
          </table:table-cell>
          <table:table-cell office:value-type="string" calcext:value-type="string">
            <text:p>64 (0)</text:p>
          </table:table-cell>
          <table:table-cell office:value-type="string" calcext:value-type="string">
            <text:p>10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dual_boot:dual_boot_0</text:p>
          </table:table-cell>
          <table:table-cell office:value-type="string" calcext:value-type="string">
            <text:p>altera_dual_boo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_dual_boot_avmm:alt_dual_boot_avmm_comp|</text:p>
          </table:table-cell>
          <table:table-cell office:value-type="string" calcext:value-type="string">
            <text:p>236 (31)</text:p>
          </table:table-cell>
          <table:table-cell office:value-type="string" calcext:value-type="string">
            <text:p>169 (17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6 (8)</text:p>
          </table:table-cell>
          <table:table-cell office:value-type="string" calcext:value-type="string">
            <text:p>64 (16)</text:p>
          </table:table-cell>
          <table:table-cell office:value-type="string" calcext:value-type="string">
            <text:p>106 (2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dual_boot:dual_boot_0|alt_dual_boot_avmm:alt_dual_boot_avmm_comp</text:p>
          </table:table-cell>
          <table:table-cell office:value-type="string" calcext:value-type="string">
            <text:p>alt_dual_boot_avmm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alt_dual_boot:alt_dual_boot|</text:p>
          </table:table-cell>
          <table:table-cell office:value-type="string" calcext:value-type="string">
            <text:p>211 (134)</text:p>
          </table:table-cell>
          <table:table-cell office:value-type="string" calcext:value-type="string">
            <text:p>152 (7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8 (57)</text:p>
          </table:table-cell>
          <table:table-cell office:value-type="string" calcext:value-type="string">
            <text:p>48 (19)</text:p>
          </table:table-cell>
          <table:table-cell office:value-type="string" calcext:value-type="string">
            <text:p>105 (5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dual_boot:dual_boot_0|alt_dual_boot_avmm:alt_dual_boot_avmm_comp|alt_dual_boot:alt_dual_boot</text:p>
          </table:table-cell>
          <table:table-cell office:value-type="string" calcext:value-type="string">
            <text:p>alt_dual_boo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8"/>|lpm_counter:counter|</text:p>
          </table:table-cell>
          <table:table-cell office:value-type="string" calcext:value-type="string">
            <text:p>7 (0)</text:p>
          </table:table-cell>
          <table:table-cell office:value-type="string" calcext:value-type="string">
            <text:p>6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dual_boot:dual_boot_0|alt_dual_boot_avmm:alt_dual_boot_avmm_comp|alt_dual_boot:alt_dual_boot|lpm_counter:counter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ntr_d7i:auto_generated|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dual_boot:dual_boot_0|alt_dual_boot_avmm:alt_dual_boot_avmm_comp|alt_dual_boot:alt_dual_boot|lpm_counter:counter|cntr_d7i:auto_generated</text:p>
          </table:table-cell>
          <table:table-cell office:value-type="string" calcext:value-type="string">
            <text:p>cntr_d7i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pm_shiftreg:read_reg|</text:p>
          </table:table-cell>
          <table:table-cell table:number-columns-repeated="2" office:value-type="string" calcext:value-type="string">
            <text:p>29 (2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9 (29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dual_boot:dual_boot_0|alt_dual_boot_avmm:alt_dual_boot_avmm_comp|alt_dual_boot:alt_dual_boot|lpm_shiftreg:read_reg</text:p>
          </table:table-cell>
          <table:table-cell office:value-type="string" calcext:value-type="string">
            <text:p>lpm_shift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pm_shiftreg:write_reg|</text:p>
          </table:table-cell>
          <table:table-cell table:number-columns-repeated="2" office:value-type="string" calcext:value-type="string">
            <text:p>41 (4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41 (4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dual_boot:dual_boot_0|alt_dual_boot_avmm:alt_dual_boot_avmm_comp|alt_dual_boot:alt_dual_boot|lpm_shiftreg:write_reg</text:p>
          </table:table-cell>
          <table:table-cell office:value-type="string" calcext:value-type="string">
            <text:p>lpm_shift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altera_onchip_flash:onchip_flash_0|</text:p>
          </table:table-cell>
          <table:table-cell office:value-type="string" calcext:value-type="string">
            <text:p>579 (0)</text:p>
          </table:table-cell>
          <table:table-cell office:value-type="string" calcext:value-type="string">
            <text:p>282 (0)</text:p>
          </table:table-cell>
          <table:table-cell office:value-type="string" calcext:value-type="string">
            <text:p>0 (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65 (0)</text:p>
          </table:table-cell>
          <table:table-cell office:value-type="string" calcext:value-type="string">
            <text:p>3 (0)</text:p>
          </table:table-cell>
          <table:table-cell office:value-type="string" calcext:value-type="string">
            <text:p>31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</text:p>
          </table:table-cell>
          <table:table-cell office:value-type="string" calcext:value-type="string">
            <text:p>altera_onchip_flash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onchip_flash_avmm_csr_controller:avmm_csr_controller|</text:p>
          </table:table-cell>
          <table:table-cell office:value-type="string" calcext:value-type="string">
            <text:p>88 (88)</text:p>
          </table:table-cell>
          <table:table-cell office:value-type="string" calcext:value-type="string">
            <text:p>33 (3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4 (24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63 (6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avmm_csr_controller:avmm_csr_controller</text:p>
          </table:table-cell>
          <table:table-cell office:value-type="string" calcext:value-type="string">
            <text:p>altera_onchip_flash_avmm_csr_controll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onchip_flash_avmm_data_controller:avmm_data_controller|</text:p>
          </table:table-cell>
          <table:table-cell office:value-type="string" calcext:value-type="string">
            <text:p>491 (427)</text:p>
          </table:table-cell>
          <table:table-cell office:value-type="string" calcext:value-type="string">
            <text:p>249 (2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41 (21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248 (2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avmm_data_controller:avmm_data_controller</text:p>
          </table:table-cell>
          <table:table-cell office:value-type="string" calcext:value-type="string">
            <text:p>altera_onchip_flash_avmm_data_controll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altera_onchip_flash_a_address_write_protection_check:access_address_write_protection_checker|</text:p>
          </table:table-cell>
          <table:table-cell office:value-type="string" calcext:value-type="string">
            <text:p>19 (19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9 (19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avmm_data_controller:avmm_data_controller|altera_onchip_flash_a_address_write_protection_check:access_address_write_protection_checker</text:p>
          </table:table-cell>
          <table:table-cell office:value-type="string" calcext:value-type="string">
            <text:p>altera_onchip_flash_a_address_write_protection_check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altera_onchip_flash_convert_address:address_convertor|</text:p>
          </table:table-cell>
          <table:table-cell office:value-type="string" calcext:value-type="string">
            <text:p>11 (1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1 (1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avmm_data_controller:avmm_data_controller|altera_onchip_flash_convert_address:address_convertor</text:p>
          </table:table-cell>
          <table:table-cell office:value-type="string" calcext:value-type="string">
            <text:p>altera_onchip_flash_convert_address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altera_onchip_flash_convert_sector:sector_convertor|</text:p>
          </table:table-cell>
          <table:table-cell office:value-type="string" calcext:value-type="string">
            <text:p>3 (3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avmm_data_controller:avmm_data_controller|altera_onchip_flash_convert_sector:sector_convertor</text:p>
          </table:table-cell>
          <table:table-cell office:value-type="string" calcext:value-type="string">
            <text:p>altera_onchip_flash_convert_sec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altera_std_synchronizer:stdsync_busy_clear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avmm_data_controller:avmm_data_controller|altera_std_synchronizer:stdsync_busy_clear</text:p>
          </table:table-cell>
          <table:table-cell office:value-type="string" calcext:value-type="string">
            <text:p>altera_std_synchroniz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era_std_synchronizer:stdsync_busy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avmm_data_controller:avmm_data_controller|altera_std_synchronizer:stdsync_busy</text:p>
          </table:table-cell>
          <table:table-cell office:value-type="string" calcext:value-type="string">
            <text:p>altera_std_synchroniz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shiftreg:ufm_data_shiftreg|</text:p>
          </table:table-cell>
          <table:table-cell office:value-type="string" calcext:value-type="string">
            <text:p>33 (33)</text:p>
          </table:table-cell>
          <table:table-cell office:value-type="string" calcext:value-type="string">
            <text:p>32 (3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2 (3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avmm_data_controller:avmm_data_controller|lpm_shiftreg:ufm_data_shiftreg</text:p>
          </table:table-cell>
          <table:table-cell office:value-type="string" calcext:value-type="string">
            <text:p>lpm_shift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altera_onchip_flash_block:altera_onchip_flash_block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onchip_flash:onchip_flash_0|altera_onchip_flash_block:altera_onchip_flash_block</text:p>
          </table:table-cell>
          <table:table-cell office:value-type="string" calcext:value-type="string">
            <text:p>altera_onchip_flash_block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altera_reset_controller:rst_controller_001|</text:p>
          </table:table-cell>
          <table:table-cell office:value-type="string" calcext:value-type="string">
            <text:p>17 (11)</text:p>
          </table:table-cell>
          <table:table-cell office:value-type="string" calcext:value-type="string">
            <text:p>16 (1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0 (6)</text:p>
          </table:table-cell>
          <table:table-cell office:value-type="string" calcext:value-type="string">
            <text:p>6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reset_controller:rst_controller_001</text:p>
          </table:table-cell>
          <table:table-cell office:value-type="string" calcext:value-type="string">
            <text:p>altera_reset_controll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reset_synchronizer:alt_rst_req_sync_uq1|</text:p>
          </table:table-cell>
          <table:table-cell table:number-columns-repeated="2"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reset_controller:rst_controller_001|altera_reset_synchronizer:alt_rst_req_sync_uq1</text:p>
          </table:table-cell>
          <table:table-cell office:value-type="string" calcext:value-type="string">
            <text:p>altera_reset_synchroniz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reset_synchronizer:alt_rst_sync_uq1|</text:p>
          </table:table-cell>
          <table:table-cell table:number-columns-repeated="2"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reset_controller:rst_controller_001|altera_reset_synchronizer:alt_rst_sync_uq1</text:p>
          </table:table-cell>
          <table:table-cell office:value-type="string" calcext:value-type="string">
            <text:p>altera_reset_synchroniz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altera_reset_controller:rst_controller|</text:p>
          </table:table-cell>
          <table:table-cell office:value-type="string" calcext:value-type="string">
            <text:p>17 (11)</text:p>
          </table:table-cell>
          <table:table-cell office:value-type="string" calcext:value-type="string">
            <text:p>16 (1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8 (4)</text:p>
          </table:table-cell>
          <table:table-cell office:value-type="string" calcext:value-type="string">
            <text:p>8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reset_controller:rst_controller</text:p>
          </table:table-cell>
          <table:table-cell office:value-type="string" calcext:value-type="string">
            <text:p>altera_reset_controll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reset_synchronizer:alt_rst_req_sync_uq1|</text:p>
          </table:table-cell>
          <table:table-cell table:number-columns-repeated="2"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reset_controller:rst_controller|altera_reset_synchronizer:alt_rst_req_sync_uq1</text:p>
          </table:table-cell>
          <table:table-cell office:value-type="string" calcext:value-type="string">
            <text:p>altera_reset_synchroniz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reset_synchronizer:alt_rst_sync_uq1|</text:p>
          </table:table-cell>
          <table:table-cell table:number-columns-repeated="2"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ltera_reset_controller:rst_controller|altera_reset_synchronizer:alt_rst_sync_uq1</text:p>
          </table:table-cell>
          <table:table-cell office:value-type="string" calcext:value-type="string">
            <text:p>altera_reset_synchroniz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avfifo:av_fifo_int_0|</text:p>
          </table:table-cell>
          <table:table-cell office:value-type="string" calcext:value-type="string">
            <text:p>41 (41)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34 (3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avfifo:av_fifo_int_0</text:p>
          </table:table-cell>
          <table:table-cell office:value-type="string" calcext:value-type="string">
            <text:p>av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i2c_opencores:i2c_opencores_0|</text:p>
          </table:table-cell>
          <table:table-cell office:value-type="string" calcext:value-type="string">
            <text:p>272 (0)</text:p>
          </table:table-cell>
          <table:table-cell office:value-type="string" calcext:value-type="string">
            <text:p>129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42 (0)</text:p>
          </table:table-cell>
          <table:table-cell office:value-type="string" calcext:value-type="string">
            <text:p>1 (0)</text:p>
          </table:table-cell>
          <table:table-cell office:value-type="string" calcext:value-type="string">
            <text:p>129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i2c_opencores:i2c_opencores_0</text:p>
          </table:table-cell>
          <table:table-cell office:value-type="string" calcext:value-type="string">
            <text:p>i2c_opencores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i2c_master_top:i2c_master_top_inst|</text:p>
          </table:table-cell>
          <table:table-cell office:value-type="string" calcext:value-type="string">
            <text:p>272 (79)</text:p>
          </table:table-cell>
          <table:table-cell office:value-type="string" calcext:value-type="string">
            <text:p>129 (5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42 (25)</text:p>
          </table:table-cell>
          <table:table-cell office:value-type="string" calcext:value-type="string">
            <text:p>1 (0)</text:p>
          </table:table-cell>
          <table:table-cell office:value-type="string" calcext:value-type="string">
            <text:p>129 (5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i2c_opencores:i2c_opencores_0|i2c_master_top:i2c_master_top_inst</text:p>
          </table:table-cell>
          <table:table-cell office:value-type="string" calcext:value-type="string">
            <text:p>i2c_master_top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i2c_master_byte_ctrl:byte_controller|</text:p>
          </table:table-cell>
          <table:table-cell office:value-type="string" calcext:value-type="string">
            <text:p>193 (56)</text:p>
          </table:table-cell>
          <table:table-cell office:value-type="string" calcext:value-type="string">
            <text:p>75 (2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17 (30)</text:p>
          </table:table-cell>
          <table:table-cell office:value-type="string" calcext:value-type="string">
            <text:p>1 (0)</text:p>
          </table:table-cell>
          <table:table-cell office:value-type="string" calcext:value-type="string">
            <text:p>75 (2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i2c_opencores:i2c_opencores_0|i2c_master_top:i2c_master_top_inst|i2c_master_byte_ctrl:byte_controller</text:p>
          </table:table-cell>
          <table:table-cell office:value-type="string" calcext:value-type="string">
            <text:p>i2c_master_byte_ctrl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8"/>|i2c_master_bit_ctrl:bit_controller|</text:p>
          </table:table-cell>
          <table:table-cell office:value-type="string" calcext:value-type="string">
            <text:p>137 (137)</text:p>
          </table:table-cell>
          <table:table-cell office:value-type="string" calcext:value-type="string">
            <text:p>49 (4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87 (87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49 (4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i2c_opencores:i2c_opencores_0|i2c_master_top:i2c_master_top_inst|i2c_master_byte_ctrl:byte_controller|i2c_master_bit_ctrl:bit_controller</text:p>
          </table:table-cell>
          <table:table-cell office:value-type="string" calcext:value-type="string">
            <text:p>i2c_master_bit_ctrl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lms_ctr_dac_spi:dac_spi|</text:p>
          </table:table-cell>
          <table:table-cell office:value-type="string" calcext:value-type="string">
            <text:p>139 (139)</text:p>
          </table:table-cell>
          <table:table-cell office:value-type="string" calcext:value-type="string">
            <text:p>115 (11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3 (23)</text:p>
          </table:table-cell>
          <table:table-cell office:value-type="string" calcext:value-type="string">
            <text:p>38 (38)</text:p>
          </table:table-cell>
          <table:table-cell office:value-type="string" calcext:value-type="string">
            <text:p>78 (7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dac_spi:dac_spi</text:p>
          </table:table-cell>
          <table:table-cell office:value-type="string" calcext:value-type="string">
            <text:p>lms_ctr_dac_spi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lms_ctr_flash_spi:flash_spi|</text:p>
          </table:table-cell>
          <table:table-cell office:value-type="string" calcext:value-type="string">
            <text:p>142 (142)</text:p>
          </table:table-cell>
          <table:table-cell office:value-type="string" calcext:value-type="string">
            <text:p>115 (11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 (25)</text:p>
          </table:table-cell>
          <table:table-cell office:value-type="string" calcext:value-type="string">
            <text:p>38 (38)</text:p>
          </table:table-cell>
          <table:table-cell office:value-type="string" calcext:value-type="string">
            <text:p>79 (7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flash_spi:flash_spi</text:p>
          </table:table-cell>
          <table:table-cell office:value-type="string" calcext:value-type="string">
            <text:p>lms_ctr_flash_spi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lms_ctr_fpga_spi:fpga_spi|</text:p>
          </table:table-cell>
          <table:table-cell office:value-type="string" calcext:value-type="string">
            <text:p>160 (160)</text:p>
          </table:table-cell>
          <table:table-cell office:value-type="string" calcext:value-type="string">
            <text:p>117 (117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1 (41)</text:p>
          </table:table-cell>
          <table:table-cell office:value-type="string" calcext:value-type="string">
            <text:p>37 (37)</text:p>
          </table:table-cell>
          <table:table-cell office:value-type="string" calcext:value-type="string">
            <text:p>82 (8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fpga_spi:fpga_spi</text:p>
          </table:table-cell>
          <table:table-cell office:value-type="string" calcext:value-type="string">
            <text:p>lms_ctr_fpga_spi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lms_ctr_leds:leds|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9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leds:leds</text:p>
          </table:table-cell>
          <table:table-cell office:value-type="string" calcext:value-type="string">
            <text:p>lms_ctr_leds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lms_ctr_lms_ctr_gpio:lms_ctr_gpio|</text:p>
          </table:table-cell>
          <table:table-cell office:value-type="string" calcext:value-type="string">
            <text:p>11 (11)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lms_ctr_gpio:lms_ctr_gpio</text:p>
          </table:table-cell>
          <table:table-cell office:value-type="string" calcext:value-type="string">
            <text:p>lms_ctr_lms_ctr_gpi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lms_ctr_mm_interconnect_0:mm_interconnect_0|</text:p>
          </table:table-cell>
          <table:table-cell office:value-type="string" calcext:value-type="string">
            <text:p>580 (0)</text:p>
          </table:table-cell>
          <table:table-cell office:value-type="string" calcext:value-type="string">
            <text:p>28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55 (0)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307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</text:p>
          </table:table-cell>
          <table:table-cell office:value-type="string" calcext:value-type="string">
            <text:p>lms_ctr_mm_interconnect_0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av_fifo_int_0_avalon_slave_0_agent_rsp_fifo|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av_fifo_int_0_avalon_slave_0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dac_spi_spi_control_port_agent_rsp_fifo|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dac_spi_spi_control_port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dual_boot_0_avalon_agent_rsp_fifo|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dual_boot_0_avalon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flash_spi_spi_control_port_agent_rsp_fifo|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flash_spi_spi_control_port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fpga_spi_spi_control_port_agent_rsp_fifo|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fpga_spi_spi_control_port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i2c_opencores_0_avalon_slave_0_agent_rsp_fifo|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i2c_opencores_0_avalon_slave_0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leds_s1_agent_rsp_fifo|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leds_s1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lms_ctr_gpio_s1_agent_rsp_fifo|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lms_ctr_gpio_s1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nios2_cpu_debug_mem_slave_agent_rsp_fifo|</text:p>
          </table:table-cell>
          <table:table-cell office:value-type="string" calcext:value-type="string">
            <text:p>10 (10)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nios2_cpu_debug_mem_slave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onchip_flash_0_csr_agent_rsp_fifo|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onchip_flash_0_csr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onchip_flash_0_data_agent_rsp_fifo|</text:p>
          </table:table-cell>
          <table:table-cell office:value-type="string" calcext:value-type="string">
            <text:p>10 (10)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onchip_flash_0_data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onchip_memory2_0_s1_agent_rsp_fifo|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onchip_memory2_0_s1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switch_s1_agent_rsp_fifo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switch_s1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sysid_qsys_0_control_slave_agent_rsp_fifo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sysid_qsys_0_control_slave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avalon_sc_fifo:uart_s1_agent_rsp_fifo|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avalon_sc_fifo:uart_s1_agent_rsp_fifo</text:p>
          </table:table-cell>
          <table:table-cell office:value-type="string" calcext:value-type="string">
            <text:p>altera_avalon_sc_fifo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master_agent:nios2_cpu_data_master_agent|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master_agent:nios2_cpu_data_master_agent</text:p>
          </table:table-cell>
          <table:table-cell office:value-type="string" calcext:value-type="string">
            <text:p>altera_merlin_master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master_agent:nios2_cpu_instruction_master_agent|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master_agent:nios2_cpu_instruction_master_agent</text:p>
          </table:table-cell>
          <table:table-cell office:value-type="string" calcext:value-type="string">
            <text:p>altera_merlin_master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master_translator:nios2_cpu_data_master_translator|</text:p>
          </table:table-cell>
          <table:table-cell office:value-type="string" calcext:value-type="string">
            <text:p>10 (10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master_translator:nios2_cpu_data_master_translator</text:p>
          </table:table-cell>
          <table:table-cell office:value-type="string" calcext:value-type="string">
            <text:p>altera_merlin_master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master_translator:nios2_cpu_instruction_master_translator|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master_translator:nios2_cpu_instruction_master_translator</text:p>
          </table:table-cell>
          <table:table-cell office:value-type="string" calcext:value-type="string">
            <text:p>altera_merlin_master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av_fifo_int_0_avalon_slave_0_agent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av_fifo_int_0_avalon_slave_0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dual_boot_0_avalon_agent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dual_boot_0_avalon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leds_s1_agent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leds_s1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lms_ctr_gpio_s1_agent|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lms_ctr_gpio_s1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nios2_cpu_debug_mem_slave_agent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nios2_cpu_debug_mem_slave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onchip_flash_0_csr_agent|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onchip_flash_0_csr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onchip_flash_0_data_agent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onchip_flash_0_data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switch_s1_agent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switch_s1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agent:sysid_qsys_0_control_slave_agent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agent:sysid_qsys_0_control_slave_agent</text:p>
          </table:table-cell>
          <table:table-cell office:value-type="string" calcext:value-type="string">
            <text:p>altera_merlin_slave_agen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av_fifo_int_0_avalon_slave_0_translator|</text:p>
          </table:table-cell>
          <table:table-cell office:value-type="string" calcext:value-type="string">
            <text:p>37 (37)</text:p>
          </table:table-cell>
          <table:table-cell office:value-type="string" calcext:value-type="string">
            <text:p>35 (3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34 (3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av_fifo_int_0_avalon_slave_0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dac_spi_spi_control_port_translator|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14 (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dac_spi_spi_control_port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dual_boot_0_avalon_translator|</text:p>
          </table:table-cell>
          <table:table-cell office:value-type="string" calcext:value-type="string">
            <text:p>24 (24)</text:p>
          </table:table-cell>
          <table:table-cell office:value-type="string" calcext:value-type="string">
            <text:p>20 (2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0 (2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dual_boot_0_avalon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flash_spi_spi_control_port_translator|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8 (8)</text:p>
          </table:table-cell>
          <table:table-cell office:value-type="string" calcext:value-type="string">
            <text:p>11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flash_spi_spi_control_port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fpga_spi_spi_control_port_translator|</text:p>
          </table:table-cell>
          <table:table-cell office:value-type="string" calcext:value-type="string">
            <text:p>22 (22)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9 (1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fpga_spi_spi_control_port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i2c_opencores_0_avalon_slave_0_translator|</text:p>
          </table:table-cell>
          <table:table-cell office:value-type="string" calcext:value-type="string">
            <text:p>11 (11)</text:p>
          </table:table-cell>
          <table:table-cell office:value-type="string" calcext:value-type="string">
            <text:p>9 (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9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i2c_opencores_0_avalon_slave_0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leds_s1_translator|</text:p>
          </table:table-cell>
          <table:table-cell office:value-type="string" calcext:value-type="string">
            <text:p>14 (14)</text:p>
          </table:table-cell>
          <table:table-cell office:value-type="string" calcext:value-type="string">
            <text:p>11 (1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1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leds_s1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lms_ctr_gpio_s1_translator|</text:p>
          </table:table-cell>
          <table:table-cell office:value-type="string" calcext:value-type="string">
            <text:p>9 (9)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lms_ctr_gpio_s1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nios2_cpu_debug_mem_slave_translator|</text:p>
          </table:table-cell>
          <table:table-cell table:number-columns-repeated="2" office:value-type="string" calcext:value-type="string">
            <text:p>33 (3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33 (3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nios2_cpu_debug_mem_slave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onchip_flash_0_csr_translator|</text:p>
          </table:table-cell>
          <table:table-cell office:value-type="string" calcext:value-type="string">
            <text:p>35 (35)</text:p>
          </table:table-cell>
          <table:table-cell office:value-type="string" calcext:value-type="string">
            <text:p>33 (3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3 (3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onchip_flash_0_csr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onchip_memory2_0_s1_translator|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onchip_memory2_0_s1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switch_s1_translator|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switch_s1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sysid_qsys_0_control_slave_translator|</text:p>
          </table:table-cell>
          <table:table-cell office:value-type="string" calcext:value-type="string">
            <text:p>9 (9)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sysid_qsys_0_control_slave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era_merlin_slave_translator:uart_s1_translator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4 (1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4 (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altera_merlin_slave_translator:uart_s1_translator</text:p>
          </table:table-cell>
          <table:table-cell office:value-type="string" calcext:value-type="string">
            <text:p>altera_merlin_slave_transl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cmd_demux:cmd_demux|</text:p>
          </table:table-cell>
          <table:table-cell office:value-type="string" calcext:value-type="string">
            <text:p>17 (1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7 (17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cmd_demux:cmd_demux</text:p>
          </table:table-cell>
          <table:table-cell office:value-type="string" calcext:value-type="string">
            <text:p>lms_ctr_mm_interconnect_0_cmd_demux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cmd_demux_001:cmd_demux_001|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cmd_demux_001:cmd_demux_001</text:p>
          </table:table-cell>
          <table:table-cell office:value-type="string" calcext:value-type="string">
            <text:p>lms_ctr_mm_interconnect_0_cmd_demux_001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cmd_demux_001:rsp_demux_005|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cmd_demux_001:rsp_demux_005</text:p>
          </table:table-cell>
          <table:table-cell office:value-type="string" calcext:value-type="string">
            <text:p>lms_ctr_mm_interconnect_0_cmd_demux_001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cmd_demux_001:rsp_demux_006|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cmd_demux_001:rsp_demux_006</text:p>
          </table:table-cell>
          <table:table-cell office:value-type="string" calcext:value-type="string">
            <text:p>lms_ctr_mm_interconnect_0_cmd_demux_001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cmd_mux_005:cmd_mux_005|</text:p>
          </table:table-cell>
          <table:table-cell office:value-type="string" calcext:value-type="string">
            <text:p>26 (24)</text:p>
          </table:table-cell>
          <table:table-cell office:value-type="string" calcext:value-type="string">
            <text:p>5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cmd_mux_005:cmd_mux_005</text:p>
          </table:table-cell>
          <table:table-cell office:value-type="string" calcext:value-type="string">
            <text:p>lms_ctr_mm_interconnect_0_cmd_mux_005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altera_merlin_arbitrator:arb|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4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cmd_mux_005:cmd_mux_005|altera_merlin_arbitrator:arb</text:p>
          </table:table-cell>
          <table:table-cell office:value-type="string" calcext:value-type="string">
            <text:p>altera_merlin_arbitr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cmd_mux_005:cmd_mux_006|</text:p>
          </table:table-cell>
          <table:table-cell office:value-type="string" calcext:value-type="string">
            <text:p>56 (53)</text:p>
          </table:table-cell>
          <table:table-cell office:value-type="string" calcext:value-type="string">
            <text:p>5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8 (7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47 (4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cmd_mux_005:cmd_mux_006</text:p>
          </table:table-cell>
          <table:table-cell office:value-type="string" calcext:value-type="string">
            <text:p>lms_ctr_mm_interconnect_0_cmd_mux_005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altera_merlin_arbitrator:arb|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cmd_mux_005:cmd_mux_006|altera_merlin_arbitrator:arb</text:p>
          </table:table-cell>
          <table:table-cell office:value-type="string" calcext:value-type="string">
            <text:p>altera_merlin_arbitrato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router:router|</text:p>
          </table:table-cell>
          <table:table-cell office:value-type="string" calcext:value-type="string">
            <text:p>33 (33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2 (3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router:router</text:p>
          </table:table-cell>
          <table:table-cell office:value-type="string" calcext:value-type="string">
            <text:p>lms_ctr_mm_interconnect_0_rout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router_001:router_001|</text:p>
          </table:table-cell>
          <table:table-cell office:value-type="string" calcext:value-type="string">
            <text:p>4 (4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router_001:router_001</text:p>
          </table:table-cell>
          <table:table-cell office:value-type="string" calcext:value-type="string">
            <text:p>lms_ctr_mm_interconnect_0_router_001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rsp_mux:rsp_mux|</text:p>
          </table:table-cell>
          <table:table-cell office:value-type="string" calcext:value-type="string">
            <text:p>148 (14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0 (6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8 (8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rsp_mux:rsp_mux</text:p>
          </table:table-cell>
          <table:table-cell office:value-type="string" calcext:value-type="string">
            <text:p>lms_ctr_mm_interconnect_0_rsp_mux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mm_interconnect_0_rsp_mux_001:rsp_mux_001|</text:p>
          </table:table-cell>
          <table:table-cell office:value-type="string" calcext:value-type="string">
            <text:p>11 (1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1 (1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mm_interconnect_0:mm_interconnect_0|lms_ctr_mm_interconnect_0_rsp_mux_001:rsp_mux_001</text:p>
          </table:table-cell>
          <table:table-cell office:value-type="string" calcext:value-type="string">
            <text:p>lms_ctr_mm_interconnect_0_rsp_mux_001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lms_ctr_nios2_cpu:nios2_cpu|</text:p>
          </table:table-cell>
          <table:table-cell office:value-type="string" calcext:value-type="string">
            <text:p>1175 (0)</text:p>
          </table:table-cell>
          <table:table-cell office:value-type="string" calcext:value-type="string">
            <text:p>596 (0)</text:p>
          </table:table-cell>
          <table:table-cell office:value-type="string" calcext:value-type="string">
            <text:p>0 (0)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64 (0)</text:p>
          </table:table-cell>
          <table:table-cell office:value-type="string" calcext:value-type="string">
            <text:p>63 (0)</text:p>
          </table:table-cell>
          <table:table-cell office:value-type="string" calcext:value-type="string">
            <text:p>54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</text:p>
          </table:table-cell>
          <table:table-cell office:value-type="string" calcext:value-type="string">
            <text:p>lms_ctr_nios2_cpu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nios2_cpu_cpu:cpu|</text:p>
          </table:table-cell>
          <table:table-cell office:value-type="string" calcext:value-type="string">
            <text:p>1175 (781)</text:p>
          </table:table-cell>
          <table:table-cell office:value-type="string" calcext:value-type="string">
            <text:p>596 (323)</text:p>
          </table:table-cell>
          <table:table-cell office:value-type="string" calcext:value-type="string">
            <text:p>0 (0)</text:p>
          </table:table-cell>
          <table:table-cell office:value-type="float" office:value="10240" calcext:value-type="float">
            <text:p>1024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64 (445)</text:p>
          </table:table-cell>
          <table:table-cell office:value-type="string" calcext:value-type="string">
            <text:p>63 (14)</text:p>
          </table:table-cell>
          <table:table-cell office:value-type="string" calcext:value-type="string">
            <text:p>548 (32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</text:p>
          </table:table-cell>
          <table:table-cell office:value-type="string" calcext:value-type="string">
            <text:p>lms_ctr_nios2_cpu_cpu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lms_ctr_nios2_cpu_cpu_nios2_oci:the_lms_ctr_nios2_cpu_cpu_nios2_oci|</text:p>
          </table:table-cell>
          <table:table-cell office:value-type="string" calcext:value-type="string">
            <text:p>394 (88)</text:p>
          </table:table-cell>
          <table:table-cell office:value-type="string" calcext:value-type="string">
            <text:p>273 (80)</text:p>
          </table:table-cell>
          <table:table-cell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9 (8)</text:p>
          </table:table-cell>
          <table:table-cell office:value-type="string" calcext:value-type="string">
            <text:p>49 (3)</text:p>
          </table:table-cell>
          <table:table-cell office:value-type="string" calcext:value-type="string">
            <text:p>226 (7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</text:p>
          </table:table-cell>
          <table:table-cell office:value-type="string" calcext:value-type="string">
            <text:p>lms_ctr_nios2_cpu_cpu_nios2_oci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8"/>|lms_ctr_nios2_cpu_cpu_debug_slave_wrapper:the_lms_ctr_nios2_cpu_cpu_debug_slave_wrapper|</text:p>
          </table:table-cell>
          <table:table-cell office:value-type="string" calcext:value-type="string">
            <text:p>139 (0)</text:p>
          </table:table-cell>
          <table:table-cell office:value-type="string" calcext:value-type="string">
            <text:p>96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2 (0)</text:p>
          </table:table-cell>
          <table:table-cell office:value-type="string" calcext:value-type="string">
            <text:p>43 (0)</text:p>
          </table:table-cell>
          <table:table-cell office:value-type="string" calcext:value-type="string">
            <text:p>54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debug_slave_wrapper:the_lms_ctr_nios2_cpu_cpu_debug_slave_wrapper</text:p>
          </table:table-cell>
          <table:table-cell office:value-type="string" calcext:value-type="string">
            <text:p>lms_ctr_nios2_cpu_cpu_debug_slave_wrapper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21"/>|lms_ctr_nios2_cpu_cpu_debug_slave_sysclk:the_lms_ctr_nios2_cpu_cpu_debug_slave_sysclk|</text:p>
          </table:table-cell>
          <table:table-cell office:value-type="string" calcext:value-type="string">
            <text:p>52 (48)</text:p>
          </table:table-cell>
          <table:table-cell office:value-type="string" calcext:value-type="string">
            <text:p>49 (4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35 (32)</text:p>
          </table:table-cell>
          <table:table-cell office:value-type="string" calcext:value-type="string">
            <text:p>14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debug_slave_wrapper:the_lms_ctr_nios2_cpu_cpu_debug_slave_wrapper|lms_ctr_nios2_cpu_cpu_debug_slave_sysclk:the_lms_ctr_nios2_cpu_cpu_debug_slave_sysclk</text:p>
          </table:table-cell>
          <table:table-cell office:value-type="string" calcext:value-type="string">
            <text:p>lms_ctr_nios2_cpu_cpu_debug_slave_sysclk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24"/>|altera_std_synchronizer:the_altera_std_synchronizer3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debug_slave_wrapper:the_lms_ctr_nios2_cpu_cpu_debug_slave_wrapper|lms_ctr_nios2_cpu_cpu_debug_slave_sysclk:the_lms_ctr_nios2_cpu_cpu_debug_slave_sysclk|altera_std_synchronizer:the_altera_std_synchronizer3</text:p>
          </table:table-cell>
          <table:table-cell office:value-type="string" calcext:value-type="string">
            <text:p>altera_std_synchroniz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era_std_synchronizer:the_altera_std_synchronizer4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debug_slave_wrapper:the_lms_ctr_nios2_cpu_cpu_debug_slave_wrapper|lms_ctr_nios2_cpu_cpu_debug_slave_sysclk:the_lms_ctr_nios2_cpu_cpu_debug_slave_sysclk|altera_std_synchronizer:the_altera_std_synchronizer4</text:p>
          </table:table-cell>
          <table:table-cell office:value-type="string" calcext:value-type="string">
            <text:p>altera_std_synchroniz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lms_ctr_nios2_cpu_cpu_debug_slave_tck:the_lms_ctr_nios2_cpu_cpu_debug_slave_tck|</text:p>
          </table:table-cell>
          <table:table-cell office:value-type="string" calcext:value-type="string">
            <text:p>90 (86)</text:p>
          </table:table-cell>
          <table:table-cell office:value-type="string" calcext:value-type="string">
            <text:p>47 (4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6 (36)</text:p>
          </table:table-cell>
          <table:table-cell office:value-type="string" calcext:value-type="string">
            <text:p>8 (4)</text:p>
          </table:table-cell>
          <table:table-cell office:value-type="string" calcext:value-type="string">
            <text:p>46 (4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debug_slave_wrapper:the_lms_ctr_nios2_cpu_cpu_debug_slave_wrapper|lms_ctr_nios2_cpu_cpu_debug_slave_tck:the_lms_ctr_nios2_cpu_cpu_debug_slave_tck</text:p>
          </table:table-cell>
          <table:table-cell office:value-type="string" calcext:value-type="string">
            <text:p>lms_ctr_nios2_cpu_cpu_debug_slave_tck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24"/>|altera_std_synchronizer:the_altera_std_synchronizer1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debug_slave_wrapper:the_lms_ctr_nios2_cpu_cpu_debug_slave_wrapper|lms_ctr_nios2_cpu_cpu_debug_slave_tck:the_lms_ctr_nios2_cpu_cpu_debug_slave_tck|altera_std_synchronizer:the_altera_std_synchronizer1</text:p>
          </table:table-cell>
          <table:table-cell office:value-type="string" calcext:value-type="string">
            <text:p>altera_std_synchroniz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era_std_synchronizer:the_altera_std_synchronizer2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debug_slave_wrapper:the_lms_ctr_nios2_cpu_cpu_debug_slave_wrapper|lms_ctr_nios2_cpu_cpu_debug_slave_tck:the_lms_ctr_nios2_cpu_cpu_debug_slave_tck|altera_std_synchronizer:the_altera_std_synchronizer2</text:p>
          </table:table-cell>
          <table:table-cell office:value-type="string" calcext:value-type="string">
            <text:p>altera_std_synchroniz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sld_virtual_jtag_basic:lms_ctr_nios2_cpu_cpu_debug_slave_phy|</text:p>
          </table:table-cell>
          <table:table-cell office:value-type="string" calcext:value-type="string">
            <text:p>4 (4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debug_slave_wrapper:the_lms_ctr_nios2_cpu_cpu_debug_slave_wrapper|sld_virtual_jtag_basic:lms_ctr_nios2_cpu_cpu_debug_slave_phy</text:p>
          </table:table-cell>
          <table:table-cell office:value-type="string" calcext:value-type="string">
            <text:p>sld_virtual_jtag_basic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ms_ctr_nios2_cpu_cpu_nios2_avalon_reg:the_lms_ctr_nios2_cpu_cpu_nios2_avalon_reg|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nios2_avalon_reg:the_lms_ctr_nios2_cpu_cpu_nios2_avalon_reg</text:p>
          </table:table-cell>
          <table:table-cell office:value-type="string" calcext:value-type="string">
            <text:p>lms_ctr_nios2_cpu_cpu_nios2_avalon_reg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8"/>|lms_ctr_nios2_cpu_cpu_nios2_oci_break:the_lms_ctr_nios2_cpu_cpu_nios2_oci_break|</text:p>
          </table:table-cell>
          <table:table-cell office:value-type="string" calcext:value-type="string">
            <text:p>35 (35)</text:p>
          </table:table-cell>
          <table:table-cell office:value-type="string" calcext:value-type="string">
            <text:p>32 (3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2 (3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nios2_oci_break:the_lms_ctr_nios2_cpu_cpu_nios2_oci_break</text:p>
          </table:table-cell>
          <table:table-cell office:value-type="string" calcext:value-type="string">
            <text:p>lms_ctr_nios2_cpu_cpu_nios2_oci_break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8"/>|lms_ctr_nios2_cpu_cpu_nios2_oci_debug:the_lms_ctr_nios2_cpu_cpu_nios2_oci_debug|</text:p>
          </table:table-cell>
          <table:table-cell office:value-type="string" calcext:value-type="string">
            <text:p>12 (10)</text:p>
          </table:table-cell>
          <table:table-cell office:value-type="string" calcext:value-type="string">
            <text:p>9 (7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3 (1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nios2_oci_debug:the_lms_ctr_nios2_cpu_cpu_nios2_oci_debug</text:p>
          </table:table-cell>
          <table:table-cell office:value-type="string" calcext:value-type="string">
            <text:p>lms_ctr_nios2_cpu_cpu_nios2_oci_debug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21"/>|altera_std_synchronizer:the_altera_std_synchronizer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nios2_oci_debug:the_lms_ctr_nios2_cpu_cpu_nios2_oci_debug|altera_std_synchronizer:the_altera_std_synchronizer</text:p>
          </table:table-cell>
          <table:table-cell office:value-type="string" calcext:value-type="string">
            <text:p>altera_std_synchroniz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ms_ctr_nios2_cpu_cpu_nios2_ocimem:the_lms_ctr_nios2_cpu_cpu_nios2_ocimem|</text:p>
          </table:table-cell>
          <table:table-cell office:value-type="string" calcext:value-type="string">
            <text:p>114 (114)</text:p>
          </table:table-cell>
          <table:table-cell office:value-type="string" calcext:value-type="string">
            <text:p>49 (49)</text:p>
          </table:table-cell>
          <table:table-cell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7 (57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7 (5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nios2_ocimem:the_lms_ctr_nios2_cpu_cpu_nios2_ocimem</text:p>
          </table:table-cell>
          <table:table-cell office:value-type="string" calcext:value-type="string">
            <text:p>lms_ctr_nios2_cpu_cpu_nios2_ocimem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21"/>|lms_ctr_nios2_cpu_cpu_ociram_sp_ram_module:lms_ctr_nios2_cpu_cpu_ociram_sp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nios2_ocimem:the_lms_ctr_nios2_cpu_cpu_nios2_ocimem|lms_ctr_nios2_cpu_cpu_ociram_sp_ram_module:lms_ctr_nios2_cpu_cpu_ociram_sp_ram</text:p>
          </table:table-cell>
          <table:table-cell office:value-type="string" calcext:value-type="string">
            <text:p>lms_ctr_nios2_cpu_cpu_ociram_sp_ram_module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24"/>|altsyncram:the_altsync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nios2_ocimem:the_lms_ctr_nios2_cpu_cpu_nios2_ocimem|lms_ctr_nios2_cpu_cpu_ociram_sp_ram_module:lms_ctr_nios2_cpu_cpu_ociram_sp_ram|altsyncram:the_altsyncram</text:p>
          </table:table-cell>
          <table:table-cell office:value-type="string" calcext:value-type="string">
            <text:p>altsyncra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altsyncram_0n61:auto_generated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nios2_oci:the_lms_ctr_nios2_cpu_cpu_nios2_oci|lms_ctr_nios2_cpu_cpu_nios2_ocimem:the_lms_ctr_nios2_cpu_cpu_nios2_ocimem|lms_ctr_nios2_cpu_cpu_ociram_sp_ram_module:lms_ctr_nios2_cpu_cpu_ociram_sp_ram|altsyncram:the_altsyncram|altsyncram_0n61:auto_generated</text:p>
          </table:table-cell>
          <table:table-cell office:value-type="string" calcext:value-type="string">
            <text:p>altsyncram_0n6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ms_ctr_nios2_cpu_cpu_register_bank_a_module:lms_ctr_nios2_cpu_cpu_register_bank_a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register_bank_a_module:lms_ctr_nios2_cpu_cpu_register_bank_a</text:p>
          </table:table-cell>
          <table:table-cell office:value-type="string" calcext:value-type="string">
            <text:p>lms_ctr_nios2_cpu_cpu_register_bank_a_module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8"/>|altsyncram:the_altsync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register_bank_a_module:lms_ctr_nios2_cpu_cpu_register_bank_a|altsyncram:the_altsyncram</text:p>
          </table:table-cell>
          <table:table-cell office:value-type="string" calcext:value-type="string">
            <text:p>altsyncra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syncram_s0c1:auto_generated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register_bank_a_module:lms_ctr_nios2_cpu_cpu_register_bank_a|altsyncram:the_altsyncram|altsyncram_s0c1:auto_generated</text:p>
          </table:table-cell>
          <table:table-cell office:value-type="string" calcext:value-type="string">
            <text:p>altsyncram_s0c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ms_ctr_nios2_cpu_cpu_register_bank_b_module:lms_ctr_nios2_cpu_cpu_register_bank_b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register_bank_b_module:lms_ctr_nios2_cpu_cpu_register_bank_b</text:p>
          </table:table-cell>
          <table:table-cell office:value-type="string" calcext:value-type="string">
            <text:p>lms_ctr_nios2_cpu_cpu_register_bank_b_module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8"/>|altsyncram:the_altsync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register_bank_b_module:lms_ctr_nios2_cpu_cpu_register_bank_b|altsyncram:the_altsyncram</text:p>
          </table:table-cell>
          <table:table-cell office:value-type="string" calcext:value-type="string">
            <text:p>altsyncra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syncram_s0c1:auto_generated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:nios2_cpu|lms_ctr_nios2_cpu_cpu:cpu|lms_ctr_nios2_cpu_cpu_register_bank_b_module:lms_ctr_nios2_cpu_cpu_register_bank_b|altsyncram:the_altsyncram|altsyncram_s0c1:auto_generated</text:p>
          </table:table-cell>
          <table:table-cell office:value-type="string" calcext:value-type="string">
            <text:p>altsyncram_s0c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lms_ctr_nios2_cpu_custom_instruction_master_comb_xconnect:nios2_cpu_custom_instruction_master_comb_xconnect|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nios2_cpu_custom_instruction_master_comb_xconnect:nios2_cpu_custom_instruction_master_comb_xconnect</text:p>
          </table:table-cell>
          <table:table-cell office:value-type="string" calcext:value-type="string">
            <text:p>lms_ctr_nios2_cpu_custom_instruction_master_comb_xconnec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9"/>|lms_ctr_onchip_memory2_0:onchip_memory2_0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onchip_memory2_0:onchip_memory2_0</text:p>
          </table:table-cell>
          <table:table-cell office:value-type="string" calcext:value-type="string">
            <text:p>lms_ctr_onchip_memory2_0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altsyncram:the_altsync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onchip_memory2_0:onchip_memory2_0|altsyncram:the_altsyncram</text:p>
          </table:table-cell>
          <table:table-cell office:value-type="string" calcext:value-type="string">
            <text:p>altsyncra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syncram_skc1:auto_generated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onchip_memory2_0:onchip_memory2_0|altsyncram:the_altsyncram|altsyncram_skc1:auto_generated</text:p>
          </table:table-cell>
          <table:table-cell office:value-type="string" calcext:value-type="string">
            <text:p>altsyncram_skc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lms_ctr_uart:uart|</text:p>
          </table:table-cell>
          <table:table-cell office:value-type="string" calcext:value-type="string">
            <text:p>128 (0)</text:p>
          </table:table-cell>
          <table:table-cell office:value-type="string" calcext:value-type="string">
            <text:p>90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8 (0)</text:p>
          </table:table-cell>
          <table:table-cell office:value-type="string" calcext:value-type="string">
            <text:p>15 (0)</text:p>
          </table:table-cell>
          <table:table-cell office:value-type="string" calcext:value-type="string">
            <text:p>7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uart:uart</text:p>
          </table:table-cell>
          <table:table-cell office:value-type="string" calcext:value-type="string">
            <text:p>lms_ctr_uart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uart_regs:the_lms_ctr_uart_regs|</text:p>
          </table:table-cell>
          <table:table-cell office:value-type="string" calcext:value-type="string">
            <text:p>47 (47)</text:p>
          </table:table-cell>
          <table:table-cell office:value-type="string" calcext:value-type="string">
            <text:p>29 (2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1 (11)</text:p>
          </table:table-cell>
          <table:table-cell office:value-type="string" calcext:value-type="string">
            <text:p>12 (12)</text:p>
          </table:table-cell>
          <table:table-cell office:value-type="string" calcext:value-type="string">
            <text:p>24 (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uart:uart|lms_ctr_uart_regs:the_lms_ctr_uart_regs</text:p>
          </table:table-cell>
          <table:table-cell office:value-type="string" calcext:value-type="string">
            <text:p>lms_ctr_uart_regs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2"/>|lms_ctr_uart_rx:the_lms_ctr_uart_rx|</text:p>
          </table:table-cell>
          <table:table-cell office:value-type="string" calcext:value-type="string">
            <text:p>55 (53)</text:p>
          </table:table-cell>
          <table:table-cell office:value-type="string" calcext:value-type="string">
            <text:p>37 (3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3 (2)</text:p>
          </table:table-cell>
          <table:table-cell office:value-type="string" calcext:value-type="string">
            <text:p>35 (3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uart:uart|lms_ctr_uart_rx:the_lms_ctr_uart_rx</text:p>
          </table:table-cell>
          <table:table-cell office:value-type="string" calcext:value-type="string">
            <text:p>lms_ctr_uart_rx</text:p>
          </table:table-cell>
          <table:table-cell office:value-type="string" calcext:value-type="string">
            <text:p>lms_ctr</text:p>
          </table:table-cell>
        </table:table-row>
        <table:table-row table:style-name="ro1">
          <table:table-cell office:value-type="string" calcext:value-type="string">
            <text:p><text:s text:c="15"/>|altera_std_synchronizer:the_altera_std_synchronizer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uart:uart|lms_ctr_uart_rx:the_lms_ctr_uart_rx|altera_std_synchronizer:the_altera_std_synchronizer</text:p>
          </table:table-cell>
          <table:table-cell office:value-type="string" calcext:value-type="string">
            <text:p>altera_std_synchroniz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lms_ctr_uart_tx:the_lms_ctr_uart_tx|</text:p>
          </table:table-cell>
          <table:table-cell office:value-type="string" calcext:value-type="string">
            <text:p>34 (34)</text:p>
          </table:table-cell>
          <table:table-cell office:value-type="string" calcext:value-type="string">
            <text:p>24 (2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0 (1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4 (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nios_cpu:inst0_nios_cpu|lms_ctr:lms_ctr_inst0|lms_ctr_uart:uart|lms_ctr_uart_tx:the_lms_ctr_uart_tx</text:p>
          </table:table-cell>
          <table:table-cell office:value-type="string" calcext:value-type="string">
            <text:p>lms_ctr_uart_tx</text:p>
          </table:table-cell>
          <table:table-cell office:value-type="string" calcext:value-type="string">
            <text:p>lms_ctr</text:p>
          </table:table-cell>
        </table:table-row>
      </table:table>
      <table:table table:name="pll_top" table:style-name="ta1">
        <table:table-column table:style-name="co20" table:number-columns-repeated="19" table:default-cell-style-name="Default"/>
        <table:table-row table:style-name="ro1">
          <table:table-cell office:value-type="string" calcext:value-type="string">
            <text:p>Compilation Hierarchy Node</text:p>
          </table:table-cell>
          <table:table-cell office:value-type="string" calcext:value-type="string">
            <text:p>Logic Cells</text:p>
          </table:table-cell>
          <table:table-cell office:value-type="string" calcext:value-type="string">
            <text:p>Dedicated Logic Registers</text:p>
          </table:table-cell>
          <table:table-cell office:value-type="string" calcext:value-type="string">
            <text:p>I/O Registers</text:p>
          </table:table-cell>
          <table:table-cell office:value-type="string" calcext:value-type="string">
            <text:p>Memory Bits</text:p>
          </table:table-cell>
          <table:table-cell office:value-type="string" calcext:value-type="string">
            <text:p>M9Ks</text:p>
          </table:table-cell>
          <table:table-cell office:value-type="string" calcext:value-type="string">
            <text:p>UFM Blocks</text:p>
          </table:table-cell>
          <table:table-cell office:value-type="string" calcext:value-type="string">
            <text:p>DSP Elements</text:p>
          </table:table-cell>
          <table:table-cell office:value-type="string" calcext:value-type="string">
            <text:p>DSP 9x9</text:p>
          </table:table-cell>
          <table:table-cell office:value-type="string" calcext:value-type="string">
            <text:p>DSP 18x18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Virtual Pins</text:p>
          </table:table-cell>
          <table:table-cell office:value-type="string" calcext:value-type="string">
            <text:p>LUT-Only LCs</text:p>
          </table:table-cell>
          <table:table-cell office:value-type="string" calcext:value-type="string">
            <text:p>Register-Only LCs</text:p>
          </table:table-cell>
          <table:table-cell office:value-type="string" calcext:value-type="string">
            <text:p>LUT/Register LCs</text:p>
          </table:table-cell>
          <table:table-cell office:value-type="string" calcext:value-type="string">
            <text:p>ADC blocks</text:p>
          </table:table-cell>
          <table:table-cell office:value-type="string" calcext:value-type="string">
            <text:p>Full Hierarchy Name</text:p>
          </table:table-cell>
          <table:table-cell office:value-type="string" calcext:value-type="string">
            <text:p>Entity Name</text:p>
          </table:table-cell>
          <table:table-cell office:value-type="string" calcext:value-type="string">
            <text:p>Library Name</text:p>
          </table:table-cell>
        </table:table-row>
        <table:table-row table:style-name="ro1">
          <table:table-cell office:value-type="string" calcext:value-type="string">
            <text:p><text:s text:c="3"/>|pll_top:inst1_pll_top|</text:p>
          </table:table-cell>
          <table:table-cell office:value-type="string" calcext:value-type="string">
            <text:p>869 (0)</text:p>
          </table:table-cell>
          <table:table-cell office:value-type="string" calcext:value-type="string">
            <text:p>675 (0)</text:p>
          </table:table-cell>
          <table:table-cell office:value-type="string" calcext:value-type="string">
            <text:p>0 (0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94 (0)</text:p>
          </table:table-cell>
          <table:table-cell office:value-type="string" calcext:value-type="string">
            <text:p>277 (0)</text:p>
          </table:table-cell>
          <table:table-cell office:value-type="string" calcext:value-type="string">
            <text:p>39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</text:p>
          </table:table-cell>
          <table:table-cell office:value-type="string" calcext:value-type="string">
            <text:p>pll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pll_ctrl:pll_ctrl_inst2|</text:p>
          </table:table-cell>
          <table:table-cell office:value-type="string" calcext:value-type="string">
            <text:p>5 (5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pll_ctrl:pll_ctrl_inst2</text:p>
          </table:table-cell>
          <table:table-cell office:value-type="string" calcext:value-type="string">
            <text:p>pll_ctr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rxtx_pll:rxtx_pll_inst0|</text:p>
          </table:table-cell>
          <table:table-cell office:value-type="string" calcext:value-type="string">
            <text:p>866 (23)</text:p>
          </table:table-cell>
          <table:table-cell office:value-type="string" calcext:value-type="string">
            <text:p>675 (0)</text:p>
          </table:table-cell>
          <table:table-cell office:value-type="string" calcext:value-type="string">
            <text:p>0 (0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91 (23)</text:p>
          </table:table-cell>
          <table:table-cell office:value-type="string" calcext:value-type="string">
            <text:p>277 (0)</text:p>
          </table:table-cell>
          <table:table-cell office:value-type="string" calcext:value-type="string">
            <text:p>39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</text:p>
          </table:table-cell>
          <table:table-cell office:value-type="string" calcext:value-type="string">
            <text:p>rxtx_pl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altpll:altpll_inst3|</text:p>
          </table:table-cell>
          <table:table-cell office:value-type="string" calcext:value-type="string">
            <text:p>20 (0)</text:p>
          </table:table-cell>
          <table:table-cell office:value-type="string" calcext:value-type="string">
            <text:p>9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0 (0)</text:p>
          </table:table-cell>
          <table:table-cell office:value-type="string" calcext:value-type="string">
            <text:p>1 (0)</text:p>
          </table:table-cell>
          <table:table-cell office:value-type="string" calcext:value-type="string">
            <text:p>9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altpll:altpll_inst3</text:p>
          </table:table-cell>
          <table:table-cell office:value-type="string" calcext:value-type="string">
            <text:p>altpl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pll_altpll:auto_generated|</text:p>
          </table:table-cell>
          <table:table-cell office:value-type="string" calcext:value-type="string">
            <text:p>20 (12)</text:p>
          </table:table-cell>
          <table:table-cell office:value-type="string" calcext:value-type="string">
            <text:p>9 (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0 (7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9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altpll:altpll_inst3|pll_altpll:auto_generated</text:p>
          </table:table-cell>
          <table:table-cell office:value-type="string" calcext:value-type="string">
            <text:p>pll_altpl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ll_altpll_dyn_phase_le12:altpll_dyn_phase_le5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altpll:altpll_inst3|pll_altpll:auto_generated|pll_altpll_dyn_phase_le12:altpll_dyn_phase_le5</text:p>
          </table:table-cell>
          <table:table-cell office:value-type="string" calcext:value-type="string">
            <text:p>pll_altpll_dyn_phase_le12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ll_altpll_dyn_phase_le1:altpll_dyn_phase_le4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altpll:altpll_inst3|pll_altpll:auto_generated|pll_altpll_dyn_phase_le1:altpll_dyn_phase_le4</text:p>
          </table:table-cell>
          <table:table-cell office:value-type="string" calcext:value-type="string">
            <text:p>pll_altpll_dyn_phase_le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ll_altpll_dyn_phase_le:altpll_dyn_phase_le2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altpll:altpll_inst3|pll_altpll:auto_generated|pll_altpll_dyn_phase_le:altpll_dyn_phase_le2</text:p>
          </table:table-cell>
          <table:table-cell office:value-type="string" calcext:value-type="string">
            <text:p>pll_altpll_dyn_phase_le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ll_cntr1:pll_internal_phasestep|</text:p>
          </table:table-cell>
          <table:table-cell table:number-columns-repeated="2"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altpll:altpll_inst3|pll_altpll:auto_generated|pll_cntr1:pll_internal_phasestep</text:p>
          </table:table-cell>
          <table:table-cell office:value-type="string" calcext:value-type="string">
            <text:p>pll_cntr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ll_cntr:phasestep_counter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altpll:altpll_inst3|pll_altpll:auto_generated|pll_cntr:phasestep_counter</text:p>
          </table:table-cell>
          <table:table-cell office:value-type="string" calcext:value-type="string">
            <text:p>pll_cnt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0|</text:p>
          </table:table-cell>
          <table:table-cell table:number-columns-repeated="2" office:value-type="string" calcext:value-type="string">
            <text:p>274 (27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93 (193)</text:p>
          </table:table-cell>
          <table:table-cell office:value-type="string" calcext:value-type="string">
            <text:p>81 (8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bus_sync_reg:bus_sync_reg0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1|</text:p>
          </table:table-cell>
          <table:table-cell table:number-columns-repeated="2"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bus_sync_reg:bus_sync_reg1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2|</text:p>
          </table:table-cell>
          <table:table-cell table:number-columns-repeated="2" office:value-type="string" calcext:value-type="string">
            <text:p>20 (2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0 (20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bus_sync_reg:bus_sync_reg2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3|</text:p>
          </table:table-cell>
          <table:table-cell table:number-columns-repeated="2" office:value-type="string" calcext:value-type="string">
            <text:p>20 (2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bus_sync_reg:bus_sync_reg3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clkctrl:clkctrl_inst10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10</text:p>
          </table:table-cell>
          <table:table-cell table:number-columns-repeated="2"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2"/>|clkctrl_altclkctrl_0:altclkctrl_0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10|clkctrl_altclkctrl_0:altclkctrl_0</text:p>
          </table:table-cell>
          <table:table-cell office:value-type="string" calcext:value-type="string">
            <text:p>clkctrl_altclkctrl_0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5"/>|clkctrl_altclkctrl_0_sub:clkctrl_altclkctrl_0_sub_component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10|clkctrl_altclkctrl_0:altclkctrl_0|clkctrl_altclkctrl_0_sub:clkctrl_altclkctrl_0_sub_component</text:p>
          </table:table-cell>
          <table:table-cell office:value-type="string" calcext:value-type="string">
            <text:p>clkctrl_altclkctrl_0_sub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9"/>|clkctrl:clkctrl_inst11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11</text:p>
          </table:table-cell>
          <table:table-cell table:number-columns-repeated="2"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2"/>|clkctrl_altclkctrl_0:altclkctrl_0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11|clkctrl_altclkctrl_0:altclkctrl_0</text:p>
          </table:table-cell>
          <table:table-cell office:value-type="string" calcext:value-type="string">
            <text:p>clkctrl_altclkctrl_0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5"/>|clkctrl_altclkctrl_0_sub:clkctrl_altclkctrl_0_sub_component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11|clkctrl_altclkctrl_0:altclkctrl_0|clkctrl_altclkctrl_0_sub:clkctrl_altclkctrl_0_sub_component</text:p>
          </table:table-cell>
          <table:table-cell office:value-type="string" calcext:value-type="string">
            <text:p>clkctrl_altclkctrl_0_sub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9"/>|clkctrl:clkctrl_inst7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7</text:p>
          </table:table-cell>
          <table:table-cell table:number-columns-repeated="2"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2"/>|clkctrl_altclkctrl_0:altclkctrl_0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7|clkctrl_altclkctrl_0:altclkctrl_0</text:p>
          </table:table-cell>
          <table:table-cell office:value-type="string" calcext:value-type="string">
            <text:p>clkctrl_altclkctrl_0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5"/>|clkctrl_altclkctrl_0_sub:clkctrl_altclkctrl_0_sub_component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7|clkctrl_altclkctrl_0:altclkctrl_0|clkctrl_altclkctrl_0_sub:clkctrl_altclkctrl_0_sub_component</text:p>
          </table:table-cell>
          <table:table-cell office:value-type="string" calcext:value-type="string">
            <text:p>clkctrl_altclkctrl_0_sub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9"/>|clkctrl:clkctrl_inst8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8</text:p>
          </table:table-cell>
          <table:table-cell table:number-columns-repeated="2"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2"/>|clkctrl_altclkctrl_0:altclkctrl_0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8|clkctrl_altclkctrl_0:altclkctrl_0</text:p>
          </table:table-cell>
          <table:table-cell office:value-type="string" calcext:value-type="string">
            <text:p>clkctrl_altclkctrl_0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5"/>|clkctrl_altclkctrl_0_sub:clkctrl_altclkctrl_0_sub_component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8|clkctrl_altclkctrl_0:altclkctrl_0|clkctrl_altclkctrl_0_sub:clkctrl_altclkctrl_0_sub_component</text:p>
          </table:table-cell>
          <table:table-cell office:value-type="string" calcext:value-type="string">
            <text:p>clkctrl_altclkctrl_0_sub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9"/>|clkctrl:clkctrl_inst9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9</text:p>
          </table:table-cell>
          <table:table-cell table:number-columns-repeated="2"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2"/>|clkctrl_altclkctrl_0:altclkctrl_0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9|clkctrl_altclkctrl_0:altclkctrl_0</text:p>
          </table:table-cell>
          <table:table-cell office:value-type="string" calcext:value-type="string">
            <text:p>clkctrl_altclkctrl_0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15"/>|clkctrl_altclkctrl_0_sub:clkctrl_altclkctrl_0_sub_component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lkctrl:clkctrl_inst9|clkctrl_altclkctrl_0:altclkctrl_0|clkctrl_altclkctrl_0_sub:clkctrl_altclkctrl_0_sub_component</text:p>
          </table:table-cell>
          <table:table-cell office:value-type="string" calcext:value-type="string">
            <text:p>clkctrl_altclkctrl_0_sub</text:p>
          </table:table-cell>
          <table:table-cell office:value-type="string" calcext:value-type="string">
            <text:p>clkctrl</text:p>
          </table:table-cell>
        </table:table-row>
        <table:table-row table:style-name="ro1">
          <table:table-cell office:value-type="string" calcext:value-type="string">
            <text:p><text:s text:c="9"/>|config_ctrl:config_ctrl_inst0|</text:p>
          </table:table-cell>
          <table:table-cell office:value-type="string" calcext:value-type="string">
            <text:p>111 (111)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6 (26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84 (8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config_ctrl:config_ctrl_inst0</text:p>
          </table:table-cell>
          <table:table-cell office:value-type="string" calcext:value-type="string">
            <text:p>config_ctr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ddrox1:ddrox1_inst6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ddrox1:ddrox1_inst6</text:p>
          </table:table-cell>
          <table:table-cell table:number-columns-repeated="2" office:value-type="string" calcext:value-type="string">
            <text:p>ddrox1</text:p>
          </table:table-cell>
        </table:table-row>
        <table:table-row table:style-name="ro1">
          <table:table-cell office:value-type="string" calcext:value-type="string">
            <text:p><text:s text:c="12"/>|altera_gpio_lite:ddrox1_inst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ddrox1:ddrox1_inst6|altera_gpio_lite:ddrox1_inst</text:p>
          </table:table-cell>
          <table:table-cell office:value-type="string" calcext:value-type="string">
            <text:p>altera_gpio_lite</text:p>
          </table:table-cell>
          <table:table-cell office:value-type="string" calcext:value-type="string">
            <text:p>ddrox1</text:p>
          </table:table-cell>
        </table:table-row>
        <table:table-row table:style-name="ro1">
          <table:table-cell office:value-type="string" calcext:value-type="string">
            <text:p><text:s text:c="15"/>|altgpio_one_bit:gpio_one_bit.i_loop[0].altgpio_bit_i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ddrox1:ddrox1_inst6|altera_gpio_lite:ddrox1_inst|altgpio_one_bit:gpio_one_bit.i_loop[0].altgpio_bit_i</text:p>
          </table:table-cell>
          <table:table-cell office:value-type="string" calcext:value-type="string">
            <text:p>altgpio_one_bit</text:p>
          </table:table-cell>
          <table:table-cell office:value-type="string" calcext:value-type="string">
            <text:p>ddrox1</text:p>
          </table:table-cell>
        </table:table-row>
        <table:table-row table:style-name="ro1">
          <table:table-cell office:value-type="string" calcext:value-type="string">
            <text:p><text:s text:c="9"/>|ddrox1:ddrox1_inst7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ddrox1:ddrox1_inst7</text:p>
          </table:table-cell>
          <table:table-cell table:number-columns-repeated="2" office:value-type="string" calcext:value-type="string">
            <text:p>ddrox1</text:p>
          </table:table-cell>
        </table:table-row>
        <table:table-row table:style-name="ro1">
          <table:table-cell office:value-type="string" calcext:value-type="string">
            <text:p><text:s text:c="12"/>|altera_gpio_lite:ddrox1_inst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ddrox1:ddrox1_inst7|altera_gpio_lite:ddrox1_inst</text:p>
          </table:table-cell>
          <table:table-cell office:value-type="string" calcext:value-type="string">
            <text:p>altera_gpio_lite</text:p>
          </table:table-cell>
          <table:table-cell office:value-type="string" calcext:value-type="string">
            <text:p>ddrox1</text:p>
          </table:table-cell>
        </table:table-row>
        <table:table-row table:style-name="ro1">
          <table:table-cell office:value-type="string" calcext:value-type="string">
            <text:p><text:s text:c="15"/>|altgpio_one_bit:gpio_one_bit.i_loop[0].altgpio_bit_i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ddrox1:ddrox1_inst7|altera_gpio_lite:ddrox1_inst|altgpio_one_bit:gpio_one_bit.i_loop[0].altgpio_bit_i</text:p>
          </table:table-cell>
          <table:table-cell office:value-type="string" calcext:value-type="string">
            <text:p>altgpio_one_bit</text:p>
          </table:table-cell>
          <table:table-cell office:value-type="string" calcext:value-type="string">
            <text:p>ddrox1</text:p>
          </table:table-cell>
        </table:table-row>
        <table:table-row table:style-name="ro1">
          <table:table-cell office:value-type="string" calcext:value-type="string">
            <text:p><text:s text:c="9"/>|pll_ps_top:pll_ps_top_inst2|</text:p>
          </table:table-cell>
          <table:table-cell office:value-type="string" calcext:value-type="string">
            <text:p>303 (22)</text:p>
          </table:table-cell>
          <table:table-cell office:value-type="string" calcext:value-type="string">
            <text:p>223 (1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75 (6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215 (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ps_top:pll_ps_top_inst2</text:p>
          </table:table-cell>
          <table:table-cell office:value-type="string" calcext:value-type="string">
            <text:p>pll_ps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pll_ps:pll_ps_inst0|</text:p>
          </table:table-cell>
          <table:table-cell office:value-type="string" calcext:value-type="string">
            <text:p>66 (66)</text:p>
          </table:table-cell>
          <table:table-cell office:value-type="string" calcext:value-type="string">
            <text:p>49 (4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49 (4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ps_top:pll_ps_top_inst2|pll_ps:pll_ps_inst0</text:p>
          </table:table-cell>
          <table:table-cell office:value-type="string" calcext:value-type="string">
            <text:p>pll_p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pll_ps_fsm:pll_ps_fsm_inst1|</text:p>
          </table:table-cell>
          <table:table-cell office:value-type="string" calcext:value-type="string">
            <text:p>232 (232)</text:p>
          </table:table-cell>
          <table:table-cell office:value-type="string" calcext:value-type="string">
            <text:p>160 (16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3 (53)</text:p>
          </table:table-cell>
          <table:table-cell office:value-type="string" calcext:value-type="string">
            <text:p>12 (12)</text:p>
          </table:table-cell>
          <table:table-cell office:value-type="string" calcext:value-type="string">
            <text:p>167 (16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ps_top:pll_ps_top_inst2|pll_ps_fsm:pll_ps_fsm_inst1</text:p>
          </table:table-cell>
          <table:table-cell office:value-type="string" calcext:value-type="string">
            <text:p>pll_ps_fs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pll_reconfig_module:pll_reconfig_module_inst1|</text:p>
          </table:table-cell>
          <table:table-cell office:value-type="string" calcext:value-type="string">
            <text:p>155 (0)</text:p>
          </table:table-cell>
          <table:table-cell office:value-type="string" calcext:value-type="string">
            <text:p>89 (0)</text:p>
          </table:table-cell>
          <table:table-cell office:value-type="string" calcext:value-type="string">
            <text:p>0 (0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7 (0)</text:p>
          </table:table-cell>
          <table:table-cell office:value-type="string" calcext:value-type="string">
            <text:p>14 (0)</text:p>
          </table:table-cell>
          <table:table-cell office:value-type="string" calcext:value-type="string">
            <text:p>84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</text:p>
          </table:table-cell>
          <table:table-cell office:value-type="string" calcext:value-type="string">
            <text:p>pll_reconfig_module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pll_reconfig_module_pllrcfg_ev01:pll_reconfig_module_pllrcfg_ev01_component|</text:p>
          </table:table-cell>
          <table:table-cell office:value-type="string" calcext:value-type="string">
            <text:p>155 (98)</text:p>
          </table:table-cell>
          <table:table-cell office:value-type="string" calcext:value-type="string">
            <text:p>89 (46)</text:p>
          </table:table-cell>
          <table:table-cell office:value-type="string" calcext:value-type="string">
            <text:p>0 (0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7 (43)</text:p>
          </table:table-cell>
          <table:table-cell office:value-type="string" calcext:value-type="string">
            <text:p>14 (14)</text:p>
          </table:table-cell>
          <table:table-cell office:value-type="string" calcext:value-type="string">
            <text:p>84 (4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</text:p>
          </table:table-cell>
          <table:table-cell office:value-type="string" calcext:value-type="string">
            <text:p>pll_reconfig_module_pllrcfg_ev0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syncram:altsyncram4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altsyncram:altsyncram4</text:p>
          </table:table-cell>
          <table:table-cell office:value-type="string" calcext:value-type="string">
            <text:p>altsyncra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altsyncram_lcj3:auto_generated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altsyncram:altsyncram4|altsyncram_lcj3:auto_generated</text:p>
          </table:table-cell>
          <table:table-cell office:value-type="string" calcext:value-type="string">
            <text:p>altsyncram_lcj3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counter:cntr12|</text:p>
          </table:table-cell>
          <table:table-cell office:value-type="string" calcext:value-type="string">
            <text:p>10 (0)</text:p>
          </table:table-cell>
          <table:table-cell office:value-type="string" calcext:value-type="string">
            <text:p>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2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ntr_stn:auto_generated|</text:p>
          </table:table-cell>
          <table:table-cell office:value-type="string" calcext:value-type="string">
            <text:p>10 (10)</text:p>
          </table:table-cell>
          <table:table-cell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2|cntr_stn:auto_generated</text:p>
          </table:table-cell>
          <table:table-cell office:value-type="string" calcext:value-type="string">
            <text:p>cntr_st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counter:cntr13|</text:p>
          </table:table-cell>
          <table:table-cell office:value-type="string" calcext:value-type="string">
            <text:p>7 (0)</text:p>
          </table:table-cell>
          <table:table-cell office:value-type="string" calcext:value-type="string">
            <text:p>6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3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ntr_hqn:auto_generated|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3|cntr_hqn:auto_generated</text:p>
          </table:table-cell>
          <table:table-cell office:value-type="string" calcext:value-type="string">
            <text:p>cntr_hq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counter:cntr14|</text:p>
          </table:table-cell>
          <table:table-cell table:number-columns-repeated="2" office:value-type="string" calcext:value-type="string">
            <text:p>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4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ntr_jqn:auto_generated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4|cntr_jqn:auto_generated</text:p>
          </table:table-cell>
          <table:table-cell office:value-type="string" calcext:value-type="string">
            <text:p>cntr_jq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counter:cntr15|</text:p>
          </table:table-cell>
          <table:table-cell table:number-columns-repeated="2" office:value-type="string" calcext:value-type="string">
            <text:p>5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5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ntr_gqn:auto_generated|</text:p>
          </table:table-cell>
          <table:table-cell table:number-columns-repeated="2" office:value-type="string" calcext:value-type="string">
            <text:p>5 (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5|cntr_gqn:auto_generated</text:p>
          </table:table-cell>
          <table:table-cell office:value-type="string" calcext:value-type="string">
            <text:p>cntr_gq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counter:cntr16|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0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6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ntr_stn:auto_generated|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0 (1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16|cntr_stn:auto_generated</text:p>
          </table:table-cell>
          <table:table-cell office:value-type="string" calcext:value-type="string">
            <text:p>cntr_st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counter:cntr2|</text:p>
          </table:table-cell>
          <table:table-cell office:value-type="string" calcext:value-type="string">
            <text:p>9 (0)</text:p>
          </table:table-cell>
          <table:table-cell office:value-type="string" calcext:value-type="string">
            <text:p>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2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ntr_0kn:auto_generated|</text:p>
          </table:table-cell>
          <table:table-cell office:value-type="string" calcext:value-type="string">
            <text:p>9 (9)</text:p>
          </table:table-cell>
          <table:table-cell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pll_reconfig_module:pll_reconfig_module_inst1|pll_reconfig_module_pllrcfg_ev01:pll_reconfig_module_pllrcfg_ev01_component|lpm_counter:cntr2|cntr_0kn:auto_generated</text:p>
          </table:table-cell>
          <table:table-cell office:value-type="string" calcext:value-type="string">
            <text:p>cntr_0k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1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1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1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1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2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2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4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4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5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5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6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6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7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7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9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pll_top:inst1_pll_top|rxtx_pll:rxtx_pll_inst0|sync_reg:sync_reg9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</table:table>
      <table:table table:name="rxtx_top" table:style-name="ta1">
        <table:table-column table:style-name="co23" table:default-cell-style-name="Default"/>
        <table:table-column table:style-name="co20" table:number-columns-repeated="18" table:default-cell-style-name="Default"/>
        <table:table-row table:style-name="ro1">
          <table:table-cell office:value-type="string" calcext:value-type="string">
            <text:p>Compilation Hierarchy Node</text:p>
          </table:table-cell>
          <table:table-cell office:value-type="string" calcext:value-type="string">
            <text:p>Logic Cells</text:p>
          </table:table-cell>
          <table:table-cell office:value-type="string" calcext:value-type="string">
            <text:p>Dedicated Logic Registers</text:p>
          </table:table-cell>
          <table:table-cell office:value-type="string" calcext:value-type="string">
            <text:p>I/O Registers</text:p>
          </table:table-cell>
          <table:table-cell office:value-type="string" calcext:value-type="string">
            <text:p>Memory Bits</text:p>
          </table:table-cell>
          <table:table-cell office:value-type="string" calcext:value-type="string">
            <text:p>M9Ks</text:p>
          </table:table-cell>
          <table:table-cell office:value-type="string" calcext:value-type="string">
            <text:p>UFM Blocks</text:p>
          </table:table-cell>
          <table:table-cell office:value-type="string" calcext:value-type="string">
            <text:p>DSP Elements</text:p>
          </table:table-cell>
          <table:table-cell office:value-type="string" calcext:value-type="string">
            <text:p>DSP 9x9</text:p>
          </table:table-cell>
          <table:table-cell office:value-type="string" calcext:value-type="string">
            <text:p>DSP 18x18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Virtual Pins</text:p>
          </table:table-cell>
          <table:table-cell office:value-type="string" calcext:value-type="string">
            <text:p>LUT-Only LCs</text:p>
          </table:table-cell>
          <table:table-cell office:value-type="string" calcext:value-type="string">
            <text:p>Register-Only LCs</text:p>
          </table:table-cell>
          <table:table-cell office:value-type="string" calcext:value-type="string">
            <text:p>LUT/Register LCs</text:p>
          </table:table-cell>
          <table:table-cell office:value-type="string" calcext:value-type="string">
            <text:p>ADC blocks</text:p>
          </table:table-cell>
          <table:table-cell office:value-type="string" calcext:value-type="string">
            <text:p>Full Hierarchy Name</text:p>
          </table:table-cell>
          <table:table-cell office:value-type="string" calcext:value-type="string">
            <text:p>Entity Name</text:p>
          </table:table-cell>
          <table:table-cell office:value-type="string" calcext:value-type="string">
            <text:p>Library Name</text:p>
          </table:table-cell>
        </table:table-row>
        <table:table-row table:style-name="ro1">
          <table:table-cell office:value-type="string" calcext:value-type="string">
            <text:p><text:s text:c="3"/>|rxtx_top:inst6_rxtx_top|</text:p>
          </table:table-cell>
          <table:table-cell office:value-type="string" calcext:value-type="string">
            <text:p>6687 (0)</text:p>
          </table:table-cell>
          <table:table-cell office:value-type="string" calcext:value-type="string">
            <text:p>5922 (0)</text:p>
          </table:table-cell>
          <table:table-cell office:value-type="string" calcext:value-type="string">
            <text:p>0 (0)</text:p>
          </table:table-cell>
          <table:table-cell office:value-type="float" office:value="253952" calcext:value-type="float">
            <text:p>25395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57 (0)</text:p>
          </table:table-cell>
          <table:table-cell office:value-type="string" calcext:value-type="string">
            <text:p>2503 (0)</text:p>
          </table:table-cell>
          <table:table-cell office:value-type="string" calcext:value-type="string">
            <text:p>3427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</text:p>
          </table:table-cell>
          <table:table-cell office:value-type="string" calcext:value-type="string">
            <text:p>rxtx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lms7002_ddout:lms7002_ddout_inst4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lms7002_ddout:lms7002_ddout_inst4</text:p>
          </table:table-cell>
          <table:table-cell office:value-type="string" calcext:value-type="string">
            <text:p>lms7002_ddou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altddio_out:ALTDDIO_OUT_component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lms7002_ddout:lms7002_ddout_inst4|altddio_out:ALTDDIO_OUT_component</text:p>
          </table:table-cell>
          <table:table-cell office:value-type="string" calcext:value-type="string">
            <text:p>altddio_ou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ddio_out_44j:auto_generated|</text:p>
          </table:table-cell>
          <table:table-cell table:number-columns-repeated="3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lms7002_ddout:lms7002_ddout_inst4|altddio_out:ALTDDIO_OUT_component|ddio_out_44j:auto_generated</text:p>
          </table:table-cell>
          <table:table-cell office:value-type="string" calcext:value-type="string">
            <text:p>ddio_out_44j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pulse_gen:pulse_gen_inst6|</text:p>
          </table:table-cell>
          <table:table-cell office:value-type="string" calcext:value-type="string">
            <text:p>87 (87)</text:p>
          </table:table-cell>
          <table:table-cell office:value-type="string" calcext:value-type="string">
            <text:p>65 (6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65 (6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pulse_gen:pulse_gen_inst6</text:p>
          </table:table-cell>
          <table:table-cell office:value-type="string" calcext:value-type="string">
            <text:p>pulse_ge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rx_path_top:rx_path_top_inst5|</text:p>
          </table:table-cell>
          <table:table-cell office:value-type="string" calcext:value-type="string">
            <text:p>3220 (381)</text:p>
          </table:table-cell>
          <table:table-cell office:value-type="string" calcext:value-type="string">
            <text:p>3081 (384)</text:p>
          </table:table-cell>
          <table:table-cell office:value-type="string" calcext:value-type="string">
            <text:p>0 (0)</text:p>
          </table:table-cell>
          <table:table-cell office:value-type="float" office:value="49152" calcext:value-type="float">
            <text:p>4915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37 (0)</text:p>
          </table:table-cell>
          <table:table-cell office:value-type="string" calcext:value-type="string">
            <text:p>1543 (364)</text:p>
          </table:table-cell>
          <table:table-cell office:value-type="string" calcext:value-type="string">
            <text:p>154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</text:p>
          </table:table-cell>
          <table:table-cell office:value-type="string" calcext:value-type="string">
            <text:p>rx_path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0|</text:p>
          </table:table-cell>
          <table:table-cell table:number-columns-repeated="2"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bus_sync_reg:bus_sync_reg0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1|</text:p>
          </table:table-cell>
          <table:table-cell table:number-columns-repeated="2"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bus_sync_reg:bus_sync_reg1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3|</text:p>
          </table:table-cell>
          <table:table-cell table:number-columns-repeated="2" office:value-type="string" calcext:value-type="string">
            <text:p>32 (3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28 (2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bus_sync_reg:bus_sync_reg3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data2packets_top:data2packets_top_inst2|</text:p>
          </table:table-cell>
          <table:table-cell office:value-type="string" calcext:value-type="string">
            <text:p>1640 (96)</text:p>
          </table:table-cell>
          <table:table-cell office:value-type="string" calcext:value-type="string">
            <text:p>1614 (8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9 (1)</text:p>
          </table:table-cell>
          <table:table-cell office:value-type="string" calcext:value-type="string">
            <text:p>751 (60)</text:p>
          </table:table-cell>
          <table:table-cell office:value-type="string" calcext:value-type="string">
            <text:p>870 (3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ata2packets_top:data2packets_top_inst2</text:p>
          </table:table-cell>
          <table:table-cell office:value-type="string" calcext:value-type="string">
            <text:p>data2packets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bit_pack:bit_pack_inst1|</text:p>
          </table:table-cell>
          <table:table-cell office:value-type="string" calcext:value-type="string">
            <text:p>1278 (130)</text:p>
          </table:table-cell>
          <table:table-cell office:value-type="string" calcext:value-type="string">
            <text:p>1277 (13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26 (0)</text:p>
          </table:table-cell>
          <table:table-cell office:value-type="string" calcext:value-type="string">
            <text:p>652 (13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ata2packets_top:data2packets_top_inst2|bit_pack:bit_pack_inst1</text:p>
          </table:table-cell>
          <table:table-cell office:value-type="string" calcext:value-type="string">
            <text:p>bit_pack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ack_48_to_64:inst0|</text:p>
          </table:table-cell>
          <table:table-cell table:number-columns-repeated="2" office:value-type="string" calcext:value-type="string">
            <text:p>262 (26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92 (192)</text:p>
          </table:table-cell>
          <table:table-cell office:value-type="string" calcext:value-type="string">
            <text:p>70 (7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ata2packets_top:data2packets_top_inst2|bit_pack:bit_pack_inst1|pack_48_to_64:inst0</text:p>
          </table:table-cell>
          <table:table-cell office:value-type="string" calcext:value-type="string">
            <text:p>pack_48_to_64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ack_56_to_64:inst1|</text:p>
          </table:table-cell>
          <table:table-cell office:value-type="string" calcext:value-type="string">
            <text:p>886 (886)</text:p>
          </table:table-cell>
          <table:table-cell office:value-type="string" calcext:value-type="string">
            <text:p>885 (88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434 (434)</text:p>
          </table:table-cell>
          <table:table-cell office:value-type="string" calcext:value-type="string">
            <text:p>452 (45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ata2packets_top:data2packets_top_inst2|bit_pack:bit_pack_inst1|pack_56_to_64:inst1</text:p>
          </table:table-cell>
          <table:table-cell office:value-type="string" calcext:value-type="string">
            <text:p>pack_56_to_64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data2packets:data2packets_inst2|</text:p>
          </table:table-cell>
          <table:table-cell office:value-type="string" calcext:value-type="string">
            <text:p>233 (233)</text:p>
          </table:table-cell>
          <table:table-cell office:value-type="string" calcext:value-type="string">
            <text:p>221 (22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9 (9)</text:p>
          </table:table-cell>
          <table:table-cell office:value-type="string" calcext:value-type="string">
            <text:p>65 (65)</text:p>
          </table:table-cell>
          <table:table-cell office:value-type="string" calcext:value-type="string">
            <text:p>159 (15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ata2packets_top:data2packets_top_inst2|data2packets:data2packets_inst2</text:p>
          </table:table-cell>
          <table:table-cell office:value-type="string" calcext:value-type="string">
            <text:p>data2packet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data2packets_fsm:data2packets_fsm_inst0|</text:p>
          </table:table-cell>
          <table:table-cell office:value-type="string" calcext:value-type="string">
            <text:p>37 (37)</text:p>
          </table:table-cell>
          <table:table-cell office:value-type="string" calcext:value-type="string">
            <text:p>27 (27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9 (9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8 (2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ata2packets_top:data2packets_top_inst2|data2packets_fsm:data2packets_fsm_inst0</text:p>
          </table:table-cell>
          <table:table-cell office:value-type="string" calcext:value-type="string">
            <text:p>data2packets_fs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diq2fifo:diq2fifo_inst0|</text:p>
          </table:table-cell>
          <table:table-cell office:value-type="string" calcext:value-type="string">
            <text:p>762 (27)</text:p>
          </table:table-cell>
          <table:table-cell office:value-type="string" calcext:value-type="string">
            <text:p>706 (27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7 (0)</text:p>
          </table:table-cell>
          <table:table-cell office:value-type="string" calcext:value-type="string">
            <text:p>354 (0)</text:p>
          </table:table-cell>
          <table:table-cell office:value-type="string" calcext:value-type="string">
            <text:p>371 (2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</text:p>
          </table:table-cell>
          <table:table-cell office:value-type="string" calcext:value-type="string">
            <text:p>diq2fifo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lms7002_ddin:inst0_lms7002_ddin|</text:p>
          </table:table-cell>
          <table:table-cell table:number-columns-repeated="2" office:value-type="string" calcext:value-type="string">
            <text:p>39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9 (0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lms7002_ddin:inst0_lms7002_ddin</text:p>
          </table:table-cell>
          <table:table-cell office:value-type="string" calcext:value-type="string">
            <text:p>lms7002_ddi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altddio_in:ALTDDIO_IN_component|</text:p>
          </table:table-cell>
          <table:table-cell table:number-columns-repeated="2" office:value-type="string" calcext:value-type="string">
            <text:p>39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9 (0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lms7002_ddin:inst0_lms7002_ddin|altddio_in:ALTDDIO_IN_component</text:p>
          </table:table-cell>
          <table:table-cell office:value-type="string" calcext:value-type="string">
            <text:p>altddio_i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dio_in_e4i:auto_generated|</text:p>
          </table:table-cell>
          <table:table-cell table:number-columns-repeated="2" office:value-type="string" calcext:value-type="string">
            <text:p>39 (3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9 (39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lms7002_ddin:inst0_lms7002_ddin|altddio_in:ALTDDIO_IN_component|ddio_in_e4i:auto_generated</text:p>
          </table:table-cell>
          <table:table-cell office:value-type="string" calcext:value-type="string">
            <text:p>ddio_in_e4i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rxiq:inst1_rxiq|</text:p>
          </table:table-cell>
          <table:table-cell office:value-type="string" calcext:value-type="string">
            <text:p>590 (51)</text:p>
          </table:table-cell>
          <table:table-cell office:value-type="string" calcext:value-type="string">
            <text:p>570 (5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295 (1)</text:p>
          </table:table-cell>
          <table:table-cell office:value-type="string" calcext:value-type="string">
            <text:p>277 (5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rxiq:inst1_rxiq</text:p>
          </table:table-cell>
          <table:table-cell office:value-type="string" calcext:value-type="string">
            <text:p>rxiq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rxiq_mimo:inst1_rxiq_mimo|</text:p>
          </table:table-cell>
          <table:table-cell office:value-type="string" calcext:value-type="string">
            <text:p>379 (51)</text:p>
          </table:table-cell>
          <table:table-cell office:value-type="string" calcext:value-type="string">
            <text:p>363 (5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4 (0)</text:p>
          </table:table-cell>
          <table:table-cell office:value-type="string" calcext:value-type="string">
            <text:p>194 (1)</text:p>
          </table:table-cell>
          <table:table-cell office:value-type="string" calcext:value-type="string">
            <text:p>171 (5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rxiq:inst1_rxiq|rxiq_mimo:inst1_rxiq_mimo</text:p>
          </table:table-cell>
          <table:table-cell office:value-type="string" calcext:value-type="string">
            <text:p>rxiq_mimo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rxiq_mimo_ddr:rxiq_mimo_ddr_inst0|</text:p>
          </table:table-cell>
          <table:table-cell office:value-type="string" calcext:value-type="string">
            <text:p>164 (164)</text:p>
          </table:table-cell>
          <table:table-cell office:value-type="string" calcext:value-type="string">
            <text:p>156 (15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8 (8)</text:p>
          </table:table-cell>
          <table:table-cell office:value-type="string" calcext:value-type="string">
            <text:p>96 (96)</text:p>
          </table:table-cell>
          <table:table-cell office:value-type="string" calcext:value-type="string">
            <text:p>60 (6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rxiq:inst1_rxiq|rxiq_mimo:inst1_rxiq_mimo|rxiq_mimo_ddr:rxiq_mimo_ddr_inst0</text:p>
          </table:table-cell>
          <table:table-cell office:value-type="string" calcext:value-type="string">
            <text:p>rxiq_mimo_dd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rxiq_pulse_ddr:rxiq_pulse_ddr_inst1|</text:p>
          </table:table-cell>
          <table:table-cell office:value-type="string" calcext:value-type="string">
            <text:p>164 (164)</text:p>
          </table:table-cell>
          <table:table-cell office:value-type="string" calcext:value-type="string">
            <text:p>156 (15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 (6)</text:p>
          </table:table-cell>
          <table:table-cell office:value-type="string" calcext:value-type="string">
            <text:p>97 (97)</text:p>
          </table:table-cell>
          <table:table-cell office:value-type="string" calcext:value-type="string">
            <text:p>61 (6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rxiq:inst1_rxiq|rxiq_mimo:inst1_rxiq_mimo|rxiq_pulse_ddr:rxiq_pulse_ddr_inst1</text:p>
          </table:table-cell>
          <table:table-cell office:value-type="string" calcext:value-type="string">
            <text:p>rxiq_pulse_dd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rxiq_siso:inst0_rxiq_siso|</text:p>
          </table:table-cell>
          <table:table-cell office:value-type="string" calcext:value-type="string">
            <text:p>160 (51)</text:p>
          </table:table-cell>
          <table:table-cell office:value-type="string" calcext:value-type="string">
            <text:p>156 (5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0)</text:p>
          </table:table-cell>
          <table:table-cell office:value-type="string" calcext:value-type="string">
            <text:p>100 (1)</text:p>
          </table:table-cell>
          <table:table-cell office:value-type="string" calcext:value-type="string">
            <text:p>56 (5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rxiq:inst1_rxiq|rxiq_siso:inst0_rxiq_siso</text:p>
          </table:table-cell>
          <table:table-cell office:value-type="string" calcext:value-type="string">
            <text:p>rxiq_siso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rxiq_siso_ddr:rxiq_siso_ddr_inst1|</text:p>
          </table:table-cell>
          <table:table-cell office:value-type="string" calcext:value-type="string">
            <text:p>56 (56)</text:p>
          </table:table-cell>
          <table:table-cell office:value-type="string" calcext:value-type="string">
            <text:p>52 (5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50 (5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rxiq:inst1_rxiq|rxiq_siso:inst0_rxiq_siso|rxiq_siso_ddr:rxiq_siso_ddr_inst1</text:p>
          </table:table-cell>
          <table:table-cell office:value-type="string" calcext:value-type="string">
            <text:p>rxiq_siso_dd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rxiq_siso_sdr:rxiq_siso_sdr_inst0|</text:p>
          </table:table-cell>
          <table:table-cell table:number-columns-repeated="2" office:value-type="string" calcext:value-type="string">
            <text:p>53 (5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49 (49)</text:p>
          </table:table-cell>
          <table:table-cell office:value-type="string" calcext:value-type="string">
            <text:p>4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rxiq:inst1_rxiq|rxiq_siso:inst0_rxiq_siso|rxiq_siso_sdr:rxiq_siso_sdr_inst0</text:p>
          </table:table-cell>
          <table:table-cell office:value-type="string" calcext:value-type="string">
            <text:p>rxiq_siso_sd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smpl_cmp:inst3_smpl_cmp|</text:p>
          </table:table-cell>
          <table:table-cell office:value-type="string" calcext:value-type="string">
            <text:p>94 (94)</text:p>
          </table:table-cell>
          <table:table-cell office:value-type="string" calcext:value-type="string">
            <text:p>58 (5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20 (20)</text:p>
          </table:table-cell>
          <table:table-cell office:value-type="string" calcext:value-type="string">
            <text:p>55 (5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smpl_cmp:inst3_smpl_cmp</text:p>
          </table:table-cell>
          <table:table-cell office:value-type="string" calcext:value-type="string">
            <text:p>smpl_cm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test_data_dd:int2_test_data_dd|</text:p>
          </table:table-cell>
          <table:table-cell table:number-columns-repeated="2" office:value-type="string" calcext:value-type="string">
            <text:p>12 (1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diq2fifo:diq2fifo_inst0|test_data_dd:int2_test_data_dd</text:p>
          </table:table-cell>
          <table:table-cell office:value-type="string" calcext:value-type="string">
            <text:p>test_data_d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fifo_inst:smpl_fifo_inst1|</text:p>
          </table:table-cell>
          <table:table-cell office:value-type="string" calcext:value-type="string">
            <text:p>145 (0)</text:p>
          </table:table-cell>
          <table:table-cell office:value-type="string" calcext:value-type="string">
            <text:p>128 (0)</text:p>
          </table:table-cell>
          <table:table-cell office:value-type="string" calcext:value-type="string">
            <text:p>0 (0)</text:p>
          </table:table-cell>
          <table:table-cell office:value-type="float" office:value="49152" calcext:value-type="float">
            <text:p>4915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7 (0)</text:p>
          </table:table-cell>
          <table:table-cell office:value-type="string" calcext:value-type="string">
            <text:p>52 (0)</text:p>
          </table:table-cell>
          <table:table-cell office:value-type="string" calcext:value-type="string">
            <text:p>7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dcfifo_mixed_widths:dcfifo_mixed_widths_component|</text:p>
          </table:table-cell>
          <table:table-cell office:value-type="string" calcext:value-type="string">
            <text:p>145 (0)</text:p>
          </table:table-cell>
          <table:table-cell office:value-type="string" calcext:value-type="string">
            <text:p>128 (0)</text:p>
          </table:table-cell>
          <table:table-cell office:value-type="string" calcext:value-type="string">
            <text:p>0 (0)</text:p>
          </table:table-cell>
          <table:table-cell office:value-type="float" office:value="49152" calcext:value-type="float">
            <text:p>4915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7 (0)</text:p>
          </table:table-cell>
          <table:table-cell office:value-type="string" calcext:value-type="string">
            <text:p>52 (0)</text:p>
          </table:table-cell>
          <table:table-cell office:value-type="string" calcext:value-type="string">
            <text:p>7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cfifo_3hn1:auto_generated|</text:p>
          </table:table-cell>
          <table:table-cell office:value-type="string" calcext:value-type="string">
            <text:p>145 (34)</text:p>
          </table:table-cell>
          <table:table-cell office:value-type="string" calcext:value-type="string">
            <text:p>128 (33)</text:p>
          </table:table-cell>
          <table:table-cell office:value-type="string" calcext:value-type="string">
            <text:p>0 (0)</text:p>
          </table:table-cell>
          <table:table-cell office:value-type="float" office:value="49152" calcext:value-type="float">
            <text:p>4915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7 (3)</text:p>
          </table:table-cell>
          <table:table-cell office:value-type="string" calcext:value-type="string">
            <text:p>52 (18)</text:p>
          </table:table-cell>
          <table:table-cell office:value-type="string" calcext:value-type="string">
            <text:p>76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</text:p>
          </table:table-cell>
          <table:table-cell office:value-type="string" calcext:value-type="string">
            <text:p>dcfifo_3h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a_gray2bin_tsa:rdptr_g_gray2bin|</text:p>
          </table:table-cell>
          <table:table-cell office:value-type="string" calcext:value-type="string">
            <text:p>10 (10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0 (1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_gray2bin_tsa:rdptr_g_gray2bin</text:p>
          </table:table-cell>
          <table:table-cell office:value-type="string" calcext:value-type="string">
            <text:p>a_gray2bin_ts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a_gray2bin_tsa:rs_dgwp_gray2bin|</text:p>
          </table:table-cell>
          <table:table-cell office:value-type="string" calcext:value-type="string">
            <text:p>10 (10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0 (1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_gray2bin_tsa:rs_dgwp_gray2bin</text:p>
          </table:table-cell>
          <table:table-cell office:value-type="string" calcext:value-type="string">
            <text:p>a_gray2bin_ts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a_graycounter_ovb:wrptr_g1p|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15 (1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_graycounter_ovb:wrptr_g1p</text:p>
          </table:table-cell>
          <table:table-cell office:value-type="string" calcext:value-type="string">
            <text:p>a_graycounter_ov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a_graycounter_th6:rdptr_g1p|</text:p>
          </table:table-cell>
          <table:table-cell office:value-type="string" calcext:value-type="string">
            <text:p>23 (23)</text:p>
          </table:table-cell>
          <table:table-cell office:value-type="string" calcext:value-type="string">
            <text:p>15 (1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_graycounter_th6:rdptr_g1p</text:p>
          </table:table-cell>
          <table:table-cell office:value-type="string" calcext:value-type="string">
            <text:p>a_graycounter_th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alt_synch_pipe_9pl:rs_dgwp|</text:p>
          </table:table-cell>
          <table:table-cell table:number-columns-repeated="2" office:value-type="string" calcext:value-type="string">
            <text:p>2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0)</text:p>
          </table:table-cell>
          <table:table-cell office:value-type="string" calcext:value-type="string">
            <text:p>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lt_synch_pipe_9pl:rs_dgwp</text:p>
          </table:table-cell>
          <table:table-cell office:value-type="string" calcext:value-type="string">
            <text:p>alt_synch_pipe_9p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ffpipe_ue9:dffpipe12|</text:p>
          </table:table-cell>
          <table:table-cell table:number-columns-repeated="2" office:value-type="string" calcext:value-type="string">
            <text:p>22 (2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lt_synch_pipe_9pl:rs_dgwp|dffpipe_ue9:dffpipe12</text:p>
          </table:table-cell>
          <table:table-cell office:value-type="string" calcext:value-type="string">
            <text:p>dffpipe_u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alt_synch_pipe_cpl:ws_dgrp|</text:p>
          </table:table-cell>
          <table:table-cell table:number-columns-repeated="2" office:value-type="string" calcext:value-type="string">
            <text:p>2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5 (0)</text:p>
          </table:table-cell>
          <table:table-cell office:value-type="string" calcext:value-type="string">
            <text:p>7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lt_synch_pipe_cpl:ws_dgrp</text:p>
          </table:table-cell>
          <table:table-cell office:value-type="string" calcext:value-type="string">
            <text:p>alt_synch_pipe_cp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ffpipe_ve9:dffpipe15|</text:p>
          </table:table-cell>
          <table:table-cell table:number-columns-repeated="2" office:value-type="string" calcext:value-type="string">
            <text:p>22 (2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5 (15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lt_synch_pipe_cpl:ws_dgrp|dffpipe_ve9:dffpipe15</text:p>
          </table:table-cell>
          <table:table-cell office:value-type="string" calcext:value-type="string">
            <text:p>dffpipe_v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altsyncram_8d6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49152" calcext:value-type="float">
            <text:p>4915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altsyncram_8d61:fifo_ram</text:p>
          </table:table-cell>
          <table:table-cell office:value-type="string" calcext:value-type="string">
            <text:p>altsyncram_8d6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mpr_ei5:rdempty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cmpr_ei5:rdempty_eq_comp</text:p>
          </table:table-cell>
          <table:table-cell office:value-type="string" calcext:value-type="string">
            <text:p>cmpr_e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mpr_ei5:rdfull_eq_comp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cmpr_ei5:rdfull_eq_comp</text:p>
          </table:table-cell>
          <table:table-cell office:value-type="string" calcext:value-type="string">
            <text:p>cmpr_e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mpr_ei5:wrfull_eq_comp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cmpr_ei5:wrfull_eq_comp</text:p>
          </table:table-cell>
          <table:table-cell office:value-type="string" calcext:value-type="string">
            <text:p>cmpr_e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8d9:rd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dffpipe_8d9:rd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pe9:rs_brp|</text:p>
          </table:table-cell>
          <table:table-cell table:number-columns-repeated="2" office:value-type="string" calcext:value-type="string">
            <text:p>10 (1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dffpipe_pe9:rs_brp</text:p>
          </table:table-cell>
          <table:table-cell office:value-type="string" calcext:value-type="string">
            <text:p>dffpipe_p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ffpipe_pe9:rs_bwp|</text:p>
          </table:table-cell>
          <table:table-cell table:number-columns-repeated="2" office:value-type="string" calcext:value-type="string">
            <text:p>10 (1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0 (1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fifo_inst:smpl_fifo_inst1|dcfifo_mixed_widths:dcfifo_mixed_widths_component|dcfifo_3hn1:auto_generated|dffpipe_pe9:rs_bwp</text:p>
          </table:table-cell>
          <table:table-cell office:value-type="string" calcext:value-type="string">
            <text:p>dffpipe_p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iq_smpl_cnt:iq_smpl_cnt_inst4|</text:p>
          </table:table-cell>
          <table:table-cell office:value-type="string" calcext:value-type="string">
            <text:p>107 (0)</text:p>
          </table:table-cell>
          <table:table-cell office:value-type="string" calcext:value-type="string">
            <text:p>64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0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7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iq_smpl_cnt:iq_smpl_cnt_inst4</text:p>
          </table:table-cell>
          <table:table-cell office:value-type="string" calcext:value-type="string">
            <text:p>iq_smpl_cn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lpm_cnt_inst:lpm_cnt_inst_inst0|</text:p>
          </table:table-cell>
          <table:table-cell office:value-type="string" calcext:value-type="string">
            <text:p>107 (0)</text:p>
          </table:table-cell>
          <table:table-cell office:value-type="string" calcext:value-type="string">
            <text:p>64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0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7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iq_smpl_cnt:iq_smpl_cnt_inst4|lpm_cnt_inst:lpm_cnt_inst_inst0</text:p>
          </table:table-cell>
          <table:table-cell office:value-type="string" calcext:value-type="string">
            <text:p>lpm_cnt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counter:LPM_COUNTER_component|</text:p>
          </table:table-cell>
          <table:table-cell office:value-type="string" calcext:value-type="string">
            <text:p>107 (0)</text:p>
          </table:table-cell>
          <table:table-cell office:value-type="string" calcext:value-type="string">
            <text:p>64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0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7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iq_smpl_cnt:iq_smpl_cnt_inst4|lpm_cnt_inst:lpm_cnt_inst_inst0|lpm_counter:LPM_COUNTER_component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ntr_5gk:auto_generated|</text:p>
          </table:table-cell>
          <table:table-cell office:value-type="string" calcext:value-type="string">
            <text:p>107 (107)</text:p>
          </table:table-cell>
          <table:table-cell office:value-type="string" calcext:value-type="string">
            <text:p>64 (6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0 (4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7 (6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iq_smpl_cnt:iq_smpl_cnt_inst4|lpm_cnt_inst:lpm_cnt_inst_inst0|lpm_counter:LPM_COUNTER_component|cntr_5gk:auto_generated</text:p>
          </table:table-cell>
          <table:table-cell office:value-type="string" calcext:value-type="string">
            <text:p>cntr_5gk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mpl_cnt:smpl_cnt_inst3|</text:p>
          </table:table-cell>
          <table:table-cell office:value-type="string" calcext:value-type="string">
            <text:p>175 (68)</text:p>
          </table:table-cell>
          <table:table-cell office:value-type="string" calcext:value-type="string">
            <text:p>129 (6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4 (0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48 (6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mpl_cnt:smpl_cnt_inst3</text:p>
          </table:table-cell>
          <table:table-cell office:value-type="string" calcext:value-type="string">
            <text:p>smpl_cn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lpm_cnt_inst:lpm_cnt_inst_inst0|</text:p>
          </table:table-cell>
          <table:table-cell office:value-type="string" calcext:value-type="string">
            <text:p>107 (0)</text:p>
          </table:table-cell>
          <table:table-cell office:value-type="string" calcext:value-type="string">
            <text:p>64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4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3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mpl_cnt:smpl_cnt_inst3|lpm_cnt_inst:lpm_cnt_inst_inst0</text:p>
          </table:table-cell>
          <table:table-cell office:value-type="string" calcext:value-type="string">
            <text:p>lpm_cnt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lpm_counter:LPM_COUNTER_component|</text:p>
          </table:table-cell>
          <table:table-cell office:value-type="string" calcext:value-type="string">
            <text:p>107 (0)</text:p>
          </table:table-cell>
          <table:table-cell office:value-type="string" calcext:value-type="string">
            <text:p>64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4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3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mpl_cnt:smpl_cnt_inst3|lpm_cnt_inst:lpm_cnt_inst_inst0|lpm_counter:LPM_COUNTER_component</text:p>
          </table:table-cell>
          <table:table-cell office:value-type="string" calcext:value-type="string">
            <text:p>lpm_counte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cntr_5gk:auto_generated|</text:p>
          </table:table-cell>
          <table:table-cell office:value-type="string" calcext:value-type="string">
            <text:p>107 (107)</text:p>
          </table:table-cell>
          <table:table-cell office:value-type="string" calcext:value-type="string">
            <text:p>64 (6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4 (2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3 (8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mpl_cnt:smpl_cnt_inst3|lpm_cnt_inst:lpm_cnt_inst_inst0|lpm_counter:LPM_COUNTER_component|cntr_5gk:auto_generated</text:p>
          </table:table-cell>
          <table:table-cell office:value-type="string" calcext:value-type="string">
            <text:p>cntr_5gk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ync_reg:sync_reg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1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ync_reg:sync_reg1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11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ync_reg:sync_reg11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1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ync_reg:sync_reg1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4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ync_reg:sync_reg4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5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ync_reg:sync_reg5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6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ync_reg:sync_reg6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8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rx_path_top:rx_path_top_inst5|sync_reg:sync_reg8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sync_reg:sync_reg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sync_reg:sync_reg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sync_reg:sync_reg1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sync_reg:sync_reg1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tx_path_top:tx_path_top_inst1|</text:p>
          </table:table-cell>
          <table:table-cell office:value-type="string" calcext:value-type="string">
            <text:p>3238 (41)</text:p>
          </table:table-cell>
          <table:table-cell office:value-type="string" calcext:value-type="string">
            <text:p>2630 (13)</text:p>
          </table:table-cell>
          <table:table-cell office:value-type="string" calcext:value-type="string">
            <text:p>0 (0)</text:p>
          </table:table-cell>
          <table:table-cell office:value-type="float" office:value="204800" calcext:value-type="float">
            <text:p>20480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99 (24)</text:p>
          </table:table-cell>
          <table:table-cell office:value-type="string" calcext:value-type="string">
            <text:p>919 (1)</text:p>
          </table:table-cell>
          <table:table-cell office:value-type="string" calcext:value-type="string">
            <text:p>1720 (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</text:p>
          </table:table-cell>
          <table:table-cell office:value-type="string" calcext:value-type="string">
            <text:p>tx_path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0|</text:p>
          </table:table-cell>
          <table:table-cell table:number-columns-repeated="2"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4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bus_sync_reg:bus_sync_reg0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bus_sync_reg:bus_sync_reg1|</text:p>
          </table:table-cell>
          <table:table-cell table:number-columns-repeated="2"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3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bus_sync_reg:bus_sync_reg1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fifo2diq:diq2fifo_inst2|</text:p>
          </table:table-cell>
          <table:table-cell office:value-type="string" calcext:value-type="string">
            <text:p>272 (17)</text:p>
          </table:table-cell>
          <table:table-cell office:value-type="string" calcext:value-type="string">
            <text:p>199 (1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5 (1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206 (1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fifo2diq:diq2fifo_inst2</text:p>
          </table:table-cell>
          <table:table-cell office:value-type="string" calcext:value-type="string">
            <text:p>fifo2diq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txiq:inst1_txiq|</text:p>
          </table:table-cell>
          <table:table-cell office:value-type="string" calcext:value-type="string">
            <text:p>157 (157)</text:p>
          </table:table-cell>
          <table:table-cell office:value-type="string" calcext:value-type="string">
            <text:p>115 (11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5 (35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2 (12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fifo2diq:diq2fifo_inst2|txiq:inst1_txiq</text:p>
          </table:table-cell>
          <table:table-cell office:value-type="string" calcext:value-type="string">
            <text:p>txiq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txiq_ctrl:txiq_ctrl_inst3|</text:p>
          </table:table-cell>
          <table:table-cell office:value-type="string" calcext:value-type="string">
            <text:p>99 (99)</text:p>
          </table:table-cell>
          <table:table-cell office:value-type="string" calcext:value-type="string">
            <text:p>68 (6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9 (29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70 (7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fifo2diq:diq2fifo_inst2|txiq_ctrl:txiq_ctrl_inst3</text:p>
          </table:table-cell>
          <table:table-cell office:value-type="string" calcext:value-type="string">
            <text:p>txiq_ctr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one_pct_fifo:inst0_one_pct_fifo|</text:p>
          </table:table-cell>
          <table:table-cell office:value-type="string" calcext:value-type="string">
            <text:p>301 (41)</text:p>
          </table:table-cell>
          <table:table-cell office:value-type="string" calcext:value-type="string">
            <text:p>195 (17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03 (11)</text:p>
          </table:table-cell>
          <table:table-cell office:value-type="string" calcext:value-type="string">
            <text:p>53 (0)</text:p>
          </table:table-cell>
          <table:table-cell office:value-type="string" calcext:value-type="string">
            <text:p>145 (3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</text:p>
          </table:table-cell>
          <table:table-cell office:value-type="string" calcext:value-type="string">
            <text:p>one_pct_fifo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fifo_inst:inst1_fifo_inst|</text:p>
          </table:table-cell>
          <table:table-cell office:value-type="string" calcext:value-type="string">
            <text:p>127 (0)</text:p>
          </table:table-cell>
          <table:table-cell office:value-type="string" calcext:value-type="string">
            <text:p>106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9 (0)</text:p>
          </table:table-cell>
          <table:table-cell office:value-type="string" calcext:value-type="string">
            <text:p>48 (0)</text:p>
          </table:table-cell>
          <table:table-cell office:value-type="string" calcext:value-type="string">
            <text:p>6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cfifo_mixed_widths:dcfifo_mixed_widths_component|</text:p>
          </table:table-cell>
          <table:table-cell office:value-type="string" calcext:value-type="string">
            <text:p>127 (0)</text:p>
          </table:table-cell>
          <table:table-cell office:value-type="string" calcext:value-type="string">
            <text:p>106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9 (0)</text:p>
          </table:table-cell>
          <table:table-cell office:value-type="string" calcext:value-type="string">
            <text:p>48 (0)</text:p>
          </table:table-cell>
          <table:table-cell office:value-type="string" calcext:value-type="string">
            <text:p>6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cfifo_5gn1:auto_generated|</text:p>
          </table:table-cell>
          <table:table-cell office:value-type="string" calcext:value-type="string">
            <text:p>127 (36)</text:p>
          </table:table-cell>
          <table:table-cell office:value-type="string" calcext:value-type="string">
            <text:p>106 (27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9 (8)</text:p>
          </table:table-cell>
          <table:table-cell office:value-type="string" calcext:value-type="string">
            <text:p>48 (18)</text:p>
          </table:table-cell>
          <table:table-cell office:value-type="string" calcext:value-type="string">
            <text:p>60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</text:p>
          </table:table-cell>
          <table:table-cell office:value-type="string" calcext:value-type="string">
            <text:p>dcfifo_5g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2bin_kra:rdptr_g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_gray2bin_kra:rdptr_g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2bin_kra:rs_dgwp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_gray2bin_kra:rs_dgwp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counter_fub:wr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counter_jg6:rdptr_g1p|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_graycounter_jg6:rdptr_g1p</text:p>
          </table:table-cell>
          <table:table-cell office:value-type="string" calcext:value-type="string">
            <text:p>a_graycounter_j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_synch_pipe_8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lt_synch_pipe_8ol:rs_dgwp</text:p>
          </table:table-cell>
          <table:table-cell office:value-type="string" calcext:value-type="string">
            <text:p>alt_synch_pipe_8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pd9:dffpipe6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lt_synch_pipe_8ol:rs_dgwp|dffpipe_pd9:dffpipe6</text:p>
          </table:table-cell>
          <table:table-cell office:value-type="string" calcext:value-type="string">
            <text:p>dffpipe_p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_synch_pipe_9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lt_synch_pipe_9ol:ws_dgrp</text:p>
          </table:table-cell>
          <table:table-cell office:value-type="string" calcext:value-type="string">
            <text:p>alt_synch_pipe_9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qd9:dffpipe9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lt_synch_pipe_9ol:ws_dgrp|dffpipe_qd9:dffpipe9</text:p>
          </table:table-cell>
          <table:table-cell office:value-type="string" calcext:value-type="string">
            <text:p>dffpipe_q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syncram_kd6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altsyncram_kd61:fifo_ram</text:p>
          </table:table-cell>
          <table:table-cell office:value-type="string" calcext:value-type="string">
            <text:p>altsyncram_kd6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5h5:rdempty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5h5:rdfull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cmpr_5h5:rd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5h5:wrempty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cmpr_5h5:wr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5h5:wrfull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ffpipe_8d9:rd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dffpipe_8d9:rd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ffpipe_gd9:rs_br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dffpipe_gd9:rs_br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ffpipe_gd9:rs_bw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fifo_inst:inst1_fifo_inst|dcfifo_mixed_widths:dcfifo_mixed_widths_component|dcfifo_5gn1:auto_generated|dffpipe_gd9:rs_bw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pct_separate_fsm:inst0_pct_separate_fsm|</text:p>
          </table:table-cell>
          <table:table-cell office:value-type="string" calcext:value-type="string">
            <text:p>143 (143)</text:p>
          </table:table-cell>
          <table:table-cell office:value-type="string" calcext:value-type="string">
            <text:p>70 (7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73 (73)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66 (6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pct_separate_fsm:inst0_pct_separate_fsm</text:p>
          </table:table-cell>
          <table:table-cell office:value-type="string" calcext:value-type="string">
            <text:p>pct_separate_fs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sync_reg:sync_reg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one_pct_fifo:inst0_one_pct_fifo|sync_reg:sync_reg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packets2data_top:packets2data_top_inst1|</text:p>
          </table:table-cell>
          <table:table-cell office:value-type="string" calcext:value-type="string">
            <text:p>2507 (5)</text:p>
          </table:table-cell>
          <table:table-cell office:value-type="string" calcext:value-type="string">
            <text:p>2111 (2)</text:p>
          </table:table-cell>
          <table:table-cell office:value-type="string" calcext:value-type="string">
            <text:p>0 (0)</text:p>
          </table:table-cell>
          <table:table-cell office:value-type="float" office:value="155648" calcext:value-type="float">
            <text:p>155648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95 (3)</text:p>
          </table:table-cell>
          <table:table-cell office:value-type="string" calcext:value-type="string">
            <text:p>803 (0)</text:p>
          </table:table-cell>
          <table:table-cell office:value-type="string" calcext:value-type="string">
            <text:p>1309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</text:p>
          </table:table-cell>
          <table:table-cell office:value-type="string" calcext:value-type="string">
            <text:p>packets2data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bit_unpack_64:bit_unpack_64_inst1|</text:p>
          </table:table-cell>
          <table:table-cell office:value-type="string" calcext:value-type="string">
            <text:p>650 (194)</text:p>
          </table:table-cell>
          <table:table-cell office:value-type="string" calcext:value-type="string">
            <text:p>649 (19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52 (2)</text:p>
          </table:table-cell>
          <table:table-cell office:value-type="string" calcext:value-type="string">
            <text:p>298 (19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bit_unpack_64:bit_unpack_64_inst1</text:p>
          </table:table-cell>
          <table:table-cell office:value-type="string" calcext:value-type="string">
            <text:p>bit_unpack_64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unpack_64_to_48:unpack_64_to_48_inst0|</text:p>
          </table:table-cell>
          <table:table-cell table:number-columns-repeated="2" office:value-type="string" calcext:value-type="string">
            <text:p>309 (30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08 (208)</text:p>
          </table:table-cell>
          <table:table-cell office:value-type="string" calcext:value-type="string">
            <text:p>101 (10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bit_unpack_64:bit_unpack_64_inst1|unpack_64_to_48:unpack_64_to_48_inst0</text:p>
          </table:table-cell>
          <table:table-cell office:value-type="string" calcext:value-type="string">
            <text:p>unpack_64_to_48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unpack_64_to_64:unpack_64_to_64_inst2|</text:p>
          </table:table-cell>
          <table:table-cell office:value-type="string" calcext:value-type="string">
            <text:p>147 (147)</text:p>
          </table:table-cell>
          <table:table-cell office:value-type="string" calcext:value-type="string">
            <text:p>146 (14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42 (142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bit_unpack_64:bit_unpack_64_inst1|unpack_64_to_64:unpack_64_to_64_inst2</text:p>
          </table:table-cell>
          <table:table-cell office:value-type="string" calcext:value-type="string">
            <text:p>unpack_64_to_64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fifo_inst:fifo_inst_isnt2|</text:p>
          </table:table-cell>
          <table:table-cell office:value-type="string" calcext:value-type="string">
            <text:p>120 (0)</text:p>
          </table:table-cell>
          <table:table-cell office:value-type="string" calcext:value-type="string">
            <text:p>107 (0)</text:p>
          </table:table-cell>
          <table:table-cell office:value-type="string" calcext:value-type="string">
            <text:p>0 (0)</text:p>
          </table:table-cell>
          <table:table-cell office:value-type="float" office:value="24576" calcext:value-type="float">
            <text:p>2457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 (0)</text:p>
          </table:table-cell>
          <table:table-cell office:value-type="string" calcext:value-type="string">
            <text:p>43 (0)</text:p>
          </table:table-cell>
          <table:table-cell office:value-type="string" calcext:value-type="string">
            <text:p>6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cfifo_mixed_widths:dcfifo_mixed_widths_component|</text:p>
          </table:table-cell>
          <table:table-cell office:value-type="string" calcext:value-type="string">
            <text:p>120 (0)</text:p>
          </table:table-cell>
          <table:table-cell office:value-type="string" calcext:value-type="string">
            <text:p>107 (0)</text:p>
          </table:table-cell>
          <table:table-cell office:value-type="string" calcext:value-type="string">
            <text:p>0 (0)</text:p>
          </table:table-cell>
          <table:table-cell office:value-type="float" office:value="24576" calcext:value-type="float">
            <text:p>2457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 (0)</text:p>
          </table:table-cell>
          <table:table-cell office:value-type="string" calcext:value-type="string">
            <text:p>43 (0)</text:p>
          </table:table-cell>
          <table:table-cell office:value-type="string" calcext:value-type="string">
            <text:p>6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cfifo_sfn1:auto_generated|</text:p>
          </table:table-cell>
          <table:table-cell office:value-type="string" calcext:value-type="string">
            <text:p>120 (37)</text:p>
          </table:table-cell>
          <table:table-cell office:value-type="string" calcext:value-type="string">
            <text:p>107 (27)</text:p>
          </table:table-cell>
          <table:table-cell office:value-type="string" calcext:value-type="string">
            <text:p>0 (0)</text:p>
          </table:table-cell>
          <table:table-cell office:value-type="float" office:value="24576" calcext:value-type="float">
            <text:p>2457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 (0)</text:p>
          </table:table-cell>
          <table:table-cell office:value-type="string" calcext:value-type="string">
            <text:p>43 (21)</text:p>
          </table:table-cell>
          <table:table-cell office:value-type="string" calcext:value-type="string">
            <text:p>66 (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</text:p>
          </table:table-cell>
          <table:table-cell office:value-type="string" calcext:value-type="string">
            <text:p>dcfifo_sf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2bin_kra:wrptr_g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_gray2bin_kra:wrptr_g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2bin_kra:ws_dgrp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_gray2bin_kra:ws_dgrp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counter_fub:wrptr_g1p|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counter_ig6:rdptr_g1p|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_graycounter_ig6:rdptr_g1p</text:p>
          </table:table-cell>
          <table:table-cell office:value-type="string" calcext:value-type="string">
            <text:p>a_graycounter_i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_synch_pipe_a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lt_synch_pipe_aol:rs_dgwp</text:p>
          </table:table-cell>
          <table:table-cell office:value-type="string" calcext:value-type="string">
            <text:p>alt_synch_pipe_a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rd9:dffpipe10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lt_synch_pipe_aol:rs_dgwp|dffpipe_rd9:dffpipe10</text:p>
          </table:table-cell>
          <table:table-cell office:value-type="string" calcext:value-type="string">
            <text:p>dffpipe_r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_synch_pipe_b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7 (0)</text:p>
          </table:table-cell>
          <table:table-cell office:value-type="string" calcext:value-type="string">
            <text:p>1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lt_synch_pipe_bol:ws_dgrp</text:p>
          </table:table-cell>
          <table:table-cell office:value-type="string" calcext:value-type="string">
            <text:p>alt_synch_pipe_b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sd9:dffpipe13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7 (7)</text:p>
          </table:table-cell>
          <table:table-cell office:value-type="string" calcext:value-type="string">
            <text:p>11 (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lt_synch_pipe_bol:ws_dgrp|dffpipe_sd9:dffpipe13</text:p>
          </table:table-cell>
          <table:table-cell office:value-type="string" calcext:value-type="string">
            <text:p>dffpipe_s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syncram_a03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24576" calcext:value-type="float">
            <text:p>2457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altsyncram_a031:fifo_ram</text:p>
          </table:table-cell>
          <table:table-cell office:value-type="string" calcext:value-type="string">
            <text:p>altsyncram_a03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5h5:rdempty_eq_comp|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5h5:wrfull_eq_comp|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ntr_red:cntr_b|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cntr_red:cntr_b</text:p>
          </table:table-cell>
          <table:table-cell office:value-type="string" calcext:value-type="string">
            <text:p>cntr_re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ffpipe_8d9:wr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dffpipe_8d9:wr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ffpipe_gd9:ws_br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dffpipe_gd9:ws_br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ffpipe_gd9:ws_bw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fifo_inst:fifo_inst_isnt2|dcfifo_mixed_widths:dcfifo_mixed_widths_component|dcfifo_sfn1:auto_generated|dffpipe_gd9:ws_bw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packets2data:packets2data_inst0|</text:p>
          </table:table-cell>
          <table:table-cell office:value-type="string" calcext:value-type="string">
            <text:p>1734 (197)</text:p>
          </table:table-cell>
          <table:table-cell office:value-type="string" calcext:value-type="string">
            <text:p>1353 (131)</text:p>
          </table:table-cell>
          <table:table-cell office:value-type="string" calcext:value-type="string">
            <text:p>0 (0)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81 (71)</text:p>
          </table:table-cell>
          <table:table-cell office:value-type="string" calcext:value-type="string">
            <text:p>408 (17)</text:p>
          </table:table-cell>
          <table:table-cell office:value-type="string" calcext:value-type="string">
            <text:p>945 (1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</text:p>
          </table:table-cell>
          <table:table-cell office:value-type="string" calcext:value-type="string">
            <text:p>packets2dat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fifo_inst:\gen_fifo:0:fifo_inst_isntx|</text:p>
          </table:table-cell>
          <table:table-cell office:value-type="string" calcext:value-type="string">
            <text:p>133 (0)</text:p>
          </table:table-cell>
          <table:table-cell office:value-type="string" calcext:value-type="string">
            <text:p>109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4 (0)</text:p>
          </table:table-cell>
          <table:table-cell office:value-type="string" calcext:value-type="string">
            <text:p>49 (0)</text:p>
          </table:table-cell>
          <table:table-cell office:value-type="string" calcext:value-type="string">
            <text:p>6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cfifo_mixed_widths:dcfifo_mixed_widths_component|</text:p>
          </table:table-cell>
          <table:table-cell office:value-type="string" calcext:value-type="string">
            <text:p>133 (0)</text:p>
          </table:table-cell>
          <table:table-cell office:value-type="string" calcext:value-type="string">
            <text:p>109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4 (0)</text:p>
          </table:table-cell>
          <table:table-cell office:value-type="string" calcext:value-type="string">
            <text:p>49 (0)</text:p>
          </table:table-cell>
          <table:table-cell office:value-type="string" calcext:value-type="string">
            <text:p>6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cfifo_sfn1:auto_generated|</text:p>
          </table:table-cell>
          <table:table-cell office:value-type="string" calcext:value-type="string">
            <text:p>133 (40)</text:p>
          </table:table-cell>
          <table:table-cell office:value-type="string" calcext:value-type="string">
            <text:p>109 (28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4 (10)</text:p>
          </table:table-cell>
          <table:table-cell office:value-type="string" calcext:value-type="string">
            <text:p>49 (20)</text:p>
          </table:table-cell>
          <table:table-cell office:value-type="string" calcext:value-type="string">
            <text:p>60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</text:p>
          </table:table-cell>
          <table:table-cell office:value-type="string" calcext:value-type="string">
            <text:p>dcfifo_sf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2bin_kra:rdptr_g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_gray2bin_kra:rdptr_g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2bin_kra:rs_dgwp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_gray2bin_kra:rs_dgwp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counter_fub:wr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counter_ig6:rd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_graycounter_ig6:rdptr_g1p</text:p>
          </table:table-cell>
          <table:table-cell office:value-type="string" calcext:value-type="string">
            <text:p>a_graycounter_i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_synch_pipe_a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lt_synch_pipe_aol:rs_dgwp</text:p>
          </table:table-cell>
          <table:table-cell office:value-type="string" calcext:value-type="string">
            <text:p>alt_synch_pipe_a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dffpipe_rd9:dffpipe10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 (12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lt_synch_pipe_aol:rs_dgwp|dffpipe_rd9:dffpipe10</text:p>
          </table:table-cell>
          <table:table-cell office:value-type="string" calcext:value-type="string">
            <text:p>dffpipe_r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_synch_pipe_b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lt_synch_pipe_bol:ws_dgrp</text:p>
          </table:table-cell>
          <table:table-cell office:value-type="string" calcext:value-type="string">
            <text:p>alt_synch_pipe_b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dffpipe_sd9:dffpipe13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lt_synch_pipe_bol:ws_dgrp|dffpipe_sd9:dffpipe13</text:p>
          </table:table-cell>
          <table:table-cell office:value-type="string" calcext:value-type="string">
            <text:p>dffpipe_s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syncram_a03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altsyncram_a031:fifo_ram</text:p>
          </table:table-cell>
          <table:table-cell office:value-type="string" calcext:value-type="string">
            <text:p>altsyncram_a03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rdempty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wrempty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cmpr_5h5:wr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wrfull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di5:rdfull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cmpr_di5:rdfull_eq_comp</text:p>
          </table:table-cell>
          <table:table-cell office:value-type="string" calcext:value-type="string">
            <text:p>cmpr_d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ntr_red:cntr_b|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cntr_red:cntr_b</text:p>
          </table:table-cell>
          <table:table-cell office:value-type="string" calcext:value-type="string">
            <text:p>cntr_re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8d9:rd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dffpipe_8d9:rd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gd9:rs_bw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dffpipe_gd9:rs_bw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oe9:rs_brp|</text:p>
          </table:table-cell>
          <table:table-cell table:number-columns-repeated="2" office:value-type="string" calcext:value-type="string">
            <text:p>9 (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0:fifo_inst_isntx|dcfifo_mixed_widths:dcfifo_mixed_widths_component|dcfifo_sfn1:auto_generated|dffpipe_oe9:rs_brp</text:p>
          </table:table-cell>
          <table:table-cell office:value-type="string" calcext:value-type="string">
            <text:p>dffpipe_o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fifo_inst:\gen_fifo:1:fifo_inst_isntx|</text:p>
          </table:table-cell>
          <table:table-cell office:value-type="string" calcext:value-type="string">
            <text:p>128 (0)</text:p>
          </table:table-cell>
          <table:table-cell office:value-type="string" calcext:value-type="string">
            <text:p>109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44 (0)</text:p>
          </table:table-cell>
          <table:table-cell office:value-type="string" calcext:value-type="string">
            <text:p>6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cfifo_mixed_widths:dcfifo_mixed_widths_component|</text:p>
          </table:table-cell>
          <table:table-cell office:value-type="string" calcext:value-type="string">
            <text:p>128 (0)</text:p>
          </table:table-cell>
          <table:table-cell office:value-type="string" calcext:value-type="string">
            <text:p>109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44 (0)</text:p>
          </table:table-cell>
          <table:table-cell office:value-type="string" calcext:value-type="string">
            <text:p>6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cfifo_sfn1:auto_generated|</text:p>
          </table:table-cell>
          <table:table-cell office:value-type="string" calcext:value-type="string">
            <text:p>128 (39)</text:p>
          </table:table-cell>
          <table:table-cell office:value-type="string" calcext:value-type="string">
            <text:p>109 (28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8 (8)</text:p>
          </table:table-cell>
          <table:table-cell office:value-type="string" calcext:value-type="string">
            <text:p>44 (16)</text:p>
          </table:table-cell>
          <table:table-cell office:value-type="string" calcext:value-type="string">
            <text:p>66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</text:p>
          </table:table-cell>
          <table:table-cell office:value-type="string" calcext:value-type="string">
            <text:p>dcfifo_sf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2bin_kra:rdptr_g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_gray2bin_kra:rdptr_g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2bin_kra:rs_dgwp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_gray2bin_kra:rs_dgwp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counter_fub:wr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counter_ig6:rd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_graycounter_ig6:rdptr_g1p</text:p>
          </table:table-cell>
          <table:table-cell office:value-type="string" calcext:value-type="string">
            <text:p>a_graycounter_i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_synch_pipe_a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1 (0)</text:p>
          </table:table-cell>
          <table:table-cell office:value-type="string" calcext:value-type="string">
            <text:p>7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lt_synch_pipe_aol:rs_dgwp</text:p>
          </table:table-cell>
          <table:table-cell office:value-type="string" calcext:value-type="string">
            <text:p>alt_synch_pipe_a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dffpipe_rd9:dffpipe10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1 (11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lt_synch_pipe_aol:rs_dgwp|dffpipe_rd9:dffpipe10</text:p>
          </table:table-cell>
          <table:table-cell office:value-type="string" calcext:value-type="string">
            <text:p>dffpipe_r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_synch_pipe_b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lt_synch_pipe_bol:ws_dgrp</text:p>
          </table:table-cell>
          <table:table-cell office:value-type="string" calcext:value-type="string">
            <text:p>alt_synch_pipe_b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dffpipe_sd9:dffpipe13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 (12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lt_synch_pipe_bol:ws_dgrp|dffpipe_sd9:dffpipe13</text:p>
          </table:table-cell>
          <table:table-cell office:value-type="string" calcext:value-type="string">
            <text:p>dffpipe_s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syncram_a03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altsyncram_a031:fifo_ram</text:p>
          </table:table-cell>
          <table:table-cell office:value-type="string" calcext:value-type="string">
            <text:p>altsyncram_a03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rdempty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wrempty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cmpr_5h5:wr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wrfull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di5:rdfull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cmpr_di5:rdfull_eq_comp</text:p>
          </table:table-cell>
          <table:table-cell office:value-type="string" calcext:value-type="string">
            <text:p>cmpr_d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ntr_red:cntr_b|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cntr_red:cntr_b</text:p>
          </table:table-cell>
          <table:table-cell office:value-type="string" calcext:value-type="string">
            <text:p>cntr_re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8d9:rd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dffpipe_8d9:rd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gd9:rs_bw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7 (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dffpipe_gd9:rs_bw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oe9:rs_brp|</text:p>
          </table:table-cell>
          <table:table-cell table:number-columns-repeated="2" office:value-type="string" calcext:value-type="string">
            <text:p>9 (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1:fifo_inst_isntx|dcfifo_mixed_widths:dcfifo_mixed_widths_component|dcfifo_sfn1:auto_generated|dffpipe_oe9:rs_brp</text:p>
          </table:table-cell>
          <table:table-cell office:value-type="string" calcext:value-type="string">
            <text:p>dffpipe_o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fifo_inst:\gen_fifo:2:fifo_inst_isntx|</text:p>
          </table:table-cell>
          <table:table-cell office:value-type="string" calcext:value-type="string">
            <text:p>129 (0)</text:p>
          </table:table-cell>
          <table:table-cell office:value-type="string" calcext:value-type="string">
            <text:p>109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 (0)</text:p>
          </table:table-cell>
          <table:table-cell office:value-type="string" calcext:value-type="string">
            <text:p>45 (0)</text:p>
          </table:table-cell>
          <table:table-cell office:value-type="string" calcext:value-type="string">
            <text:p>64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cfifo_mixed_widths:dcfifo_mixed_widths_component|</text:p>
          </table:table-cell>
          <table:table-cell office:value-type="string" calcext:value-type="string">
            <text:p>129 (0)</text:p>
          </table:table-cell>
          <table:table-cell office:value-type="string" calcext:value-type="string">
            <text:p>109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 (0)</text:p>
          </table:table-cell>
          <table:table-cell office:value-type="string" calcext:value-type="string">
            <text:p>45 (0)</text:p>
          </table:table-cell>
          <table:table-cell office:value-type="string" calcext:value-type="string">
            <text:p>64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cfifo_sfn1:auto_generated|</text:p>
          </table:table-cell>
          <table:table-cell office:value-type="string" calcext:value-type="string">
            <text:p>129 (35)</text:p>
          </table:table-cell>
          <table:table-cell office:value-type="string" calcext:value-type="string">
            <text:p>109 (28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 (5)</text:p>
          </table:table-cell>
          <table:table-cell office:value-type="string" calcext:value-type="string">
            <text:p>45 (15)</text:p>
          </table:table-cell>
          <table:table-cell office:value-type="string" calcext:value-type="string">
            <text:p>64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</text:p>
          </table:table-cell>
          <table:table-cell office:value-type="string" calcext:value-type="string">
            <text:p>dcfifo_sf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2bin_kra:rdptr_g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_gray2bin_kra:rdptr_g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2bin_kra:rs_dgwp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_gray2bin_kra:rs_dgwp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counter_fub:wr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counter_ig6:rd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4 (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_graycounter_ig6:rdptr_g1p</text:p>
          </table:table-cell>
          <table:table-cell office:value-type="string" calcext:value-type="string">
            <text:p>a_graycounter_i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_synch_pipe_a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5 (0)</text:p>
          </table:table-cell>
          <table:table-cell office:value-type="string" calcext:value-type="string">
            <text:p>3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lt_synch_pipe_aol:rs_dgwp</text:p>
          </table:table-cell>
          <table:table-cell office:value-type="string" calcext:value-type="string">
            <text:p>alt_synch_pipe_a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dffpipe_rd9:dffpipe10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5 (15)</text:p>
          </table:table-cell>
          <table:table-cell office:value-type="string" calcext:value-type="string">
            <text:p>3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lt_synch_pipe_aol:rs_dgwp|dffpipe_rd9:dffpipe10</text:p>
          </table:table-cell>
          <table:table-cell office:value-type="string" calcext:value-type="string">
            <text:p>dffpipe_r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_synch_pipe_b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lt_synch_pipe_bol:ws_dgrp</text:p>
          </table:table-cell>
          <table:table-cell office:value-type="string" calcext:value-type="string">
            <text:p>alt_synch_pipe_b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dffpipe_sd9:dffpipe13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lt_synch_pipe_bol:ws_dgrp|dffpipe_sd9:dffpipe13</text:p>
          </table:table-cell>
          <table:table-cell office:value-type="string" calcext:value-type="string">
            <text:p>dffpipe_s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syncram_a03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altsyncram_a031:fifo_ram</text:p>
          </table:table-cell>
          <table:table-cell office:value-type="string" calcext:value-type="string">
            <text:p>altsyncram_a03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rdempty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wrempty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cmpr_5h5:wr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wrfull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di5:rdfull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cmpr_di5:rdfull_eq_comp</text:p>
          </table:table-cell>
          <table:table-cell office:value-type="string" calcext:value-type="string">
            <text:p>cmpr_d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ntr_red:cntr_b|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cntr_red:cntr_b</text:p>
          </table:table-cell>
          <table:table-cell office:value-type="string" calcext:value-type="string">
            <text:p>cntr_re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8d9:rd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dffpipe_8d9:rd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gd9:rs_bw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dffpipe_gd9:rs_bw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oe9:rs_brp|</text:p>
          </table:table-cell>
          <table:table-cell table:number-columns-repeated="2" office:value-type="string" calcext:value-type="string">
            <text:p>9 (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2:fifo_inst_isntx|dcfifo_mixed_widths:dcfifo_mixed_widths_component|dcfifo_sfn1:auto_generated|dffpipe_oe9:rs_brp</text:p>
          </table:table-cell>
          <table:table-cell office:value-type="string" calcext:value-type="string">
            <text:p>dffpipe_o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fifo_inst:\gen_fifo:3:fifo_inst_isntx|</text:p>
          </table:table-cell>
          <table:table-cell office:value-type="string" calcext:value-type="string">
            <text:p>135 (0)</text:p>
          </table:table-cell>
          <table:table-cell office:value-type="string" calcext:value-type="string">
            <text:p>109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3 (0)</text:p>
          </table:table-cell>
          <table:table-cell office:value-type="string" calcext:value-type="string">
            <text:p>51 (0)</text:p>
          </table:table-cell>
          <table:table-cell office:value-type="string" calcext:value-type="string">
            <text:p>6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cfifo_mixed_widths:dcfifo_mixed_widths_component|</text:p>
          </table:table-cell>
          <table:table-cell office:value-type="string" calcext:value-type="string">
            <text:p>135 (0)</text:p>
          </table:table-cell>
          <table:table-cell office:value-type="string" calcext:value-type="string">
            <text:p>109 (0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3 (0)</text:p>
          </table:table-cell>
          <table:table-cell office:value-type="string" calcext:value-type="string">
            <text:p>51 (0)</text:p>
          </table:table-cell>
          <table:table-cell office:value-type="string" calcext:value-type="string">
            <text:p>6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dcfifo_sfn1:auto_generated|</text:p>
          </table:table-cell>
          <table:table-cell office:value-type="string" calcext:value-type="string">
            <text:p>135 (41)</text:p>
          </table:table-cell>
          <table:table-cell office:value-type="string" calcext:value-type="string">
            <text:p>109 (28)</text:p>
          </table:table-cell>
          <table:table-cell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3 (8)</text:p>
          </table:table-cell>
          <table:table-cell office:value-type="string" calcext:value-type="string">
            <text:p>51 (22)</text:p>
          </table:table-cell>
          <table:table-cell office:value-type="string" calcext:value-type="string">
            <text:p>61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</text:p>
          </table:table-cell>
          <table:table-cell office:value-type="string" calcext:value-type="string">
            <text:p>dcfifo_sf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2bin_kra:rdptr_g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_gray2bin_kra:rdptr_g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2bin_kra:rs_dgwp_gray2bin|</text:p>
          </table:table-cell>
          <table:table-cell office:value-type="string" calcext:value-type="string">
            <text:p>8 (8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_gray2bin_kra:rs_dgwp_gray2bin</text:p>
          </table:table-cell>
          <table:table-cell office:value-type="string" calcext:value-type="string">
            <text:p>a_gray2bin_kra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counter_fub:wr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_graycounter_ig6:rdptr_g1p|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_graycounter_ig6:rdptr_g1p</text:p>
          </table:table-cell>
          <table:table-cell office:value-type="string" calcext:value-type="string">
            <text:p>a_graycounter_i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_synch_pipe_a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4 (0)</text:p>
          </table:table-cell>
          <table:table-cell office:value-type="string" calcext:value-type="string">
            <text:p>4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lt_synch_pipe_aol:rs_dgwp</text:p>
          </table:table-cell>
          <table:table-cell office:value-type="string" calcext:value-type="string">
            <text:p>alt_synch_pipe_a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dffpipe_rd9:dffpipe10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4 (14)</text:p>
          </table:table-cell>
          <table:table-cell office:value-type="string" calcext:value-type="string">
            <text:p>4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lt_synch_pipe_aol:rs_dgwp|dffpipe_rd9:dffpipe10</text:p>
          </table:table-cell>
          <table:table-cell office:value-type="string" calcext:value-type="string">
            <text:p>dffpipe_r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_synch_pipe_b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0)</text:p>
          </table:table-cell>
          <table:table-cell office:value-type="string" calcext:value-type="string">
            <text:p>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lt_synch_pipe_bol:ws_dgrp</text:p>
          </table:table-cell>
          <table:table-cell office:value-type="string" calcext:value-type="string">
            <text:p>alt_synch_pipe_b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7"/>|dffpipe_sd9:dffpipe13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lt_synch_pipe_bol:ws_dgrp|dffpipe_sd9:dffpipe13</text:p>
          </table:table-cell>
          <table:table-cell office:value-type="string" calcext:value-type="string">
            <text:p>dffpipe_s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altsyncram_a03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altsyncram_a031:fifo_ram</text:p>
          </table:table-cell>
          <table:table-cell office:value-type="string" calcext:value-type="string">
            <text:p>altsyncram_a03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rdempty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wrempty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cmpr_5h5:wr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5h5:wrfull_eq_comp|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table:number-columns-repeated="2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mpr_di5:rdfull_eq_comp|</text:p>
          </table:table-cell>
          <table:table-cell office:value-type="string" calcext:value-type="string">
            <text:p>7 (7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cmpr_di5:rdfull_eq_comp</text:p>
          </table:table-cell>
          <table:table-cell office:value-type="string" calcext:value-type="string">
            <text:p>cmpr_di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cntr_red:cntr_b|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cntr_red:cntr_b</text:p>
          </table:table-cell>
          <table:table-cell office:value-type="string" calcext:value-type="string">
            <text:p>cntr_re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8d9:rdfull_reg|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dffpipe_8d9:rdfull_reg</text:p>
          </table:table-cell>
          <table:table-cell office:value-type="string" calcext:value-type="string">
            <text:p>dffpipe_8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gd9:rs_bwp|</text:p>
          </table:table-cell>
          <table:table-cell table:number-columns-repeated="2" office:value-type="string" calcext:value-type="string">
            <text:p>8 (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dffpipe_gd9:rs_bwp</text:p>
          </table:table-cell>
          <table:table-cell office:value-type="string" calcext:value-type="string">
            <text:p>dffpipe_g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oe9:rs_brp|</text:p>
          </table:table-cell>
          <table:table-cell table:number-columns-repeated="2" office:value-type="string" calcext:value-type="string">
            <text:p>9 (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fifo_inst:\gen_fifo:3:fifo_inst_isntx|dcfifo_mixed_widths:dcfifo_mixed_widths_component|dcfifo_sfn1:auto_generated|dffpipe_oe9:rs_brp</text:p>
          </table:table-cell>
          <table:table-cell office:value-type="string" calcext:value-type="string">
            <text:p>dffpipe_oe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2d_rd:p2d_rd_inst3|</text:p>
          </table:table-cell>
          <table:table-cell office:value-type="string" calcext:value-type="string">
            <text:p>619 (459)</text:p>
          </table:table-cell>
          <table:table-cell office:value-type="string" calcext:value-type="string">
            <text:p>474 (386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30 (58)</text:p>
          </table:table-cell>
          <table:table-cell office:value-type="string" calcext:value-type="string">
            <text:p>49 (49)</text:p>
          </table:table-cell>
          <table:table-cell office:value-type="string" calcext:value-type="string">
            <text:p>440 (9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</text:p>
          </table:table-cell>
          <table:table-cell office:value-type="string" calcext:value-type="string">
            <text:p>p2d_r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pm_compare:\gen_lpm_compare:0:LPM_COMPARE_component|</text:p>
          </table:table-cell>
          <table:table-cell office:value-type="string" calcext:value-type="string">
            <text:p>104 (0)</text:p>
          </table:table-cell>
          <table:table-cell office:value-type="string" calcext:value-type="string">
            <text:p>2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|lpm_compare:\gen_lpm_compare:0:LPM_COMPARE_component</text:p>
          </table:table-cell>
          <table:table-cell office:value-type="string" calcext:value-type="string">
            <text:p>lpm_compare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gai:auto_generated|</text:p>
          </table:table-cell>
          <table:table-cell office:value-type="string" calcext:value-type="string">
            <text:p>104 (104)</text:p>
          </table:table-cell>
          <table:table-cell office:value-type="string" calcext:value-type="string">
            <text:p>22 (2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6 (8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|lpm_compare:\gen_lpm_compare:0:LPM_COMPARE_component|cmpr_gai:auto_generated</text:p>
          </table:table-cell>
          <table:table-cell office:value-type="string" calcext:value-type="string">
            <text:p>cmpr_gai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pm_compare:\gen_lpm_compare:1:LPM_COMPARE_component|</text:p>
          </table:table-cell>
          <table:table-cell office:value-type="string" calcext:value-type="string">
            <text:p>104 (0)</text:p>
          </table:table-cell>
          <table:table-cell office:value-type="string" calcext:value-type="string">
            <text:p>2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|lpm_compare:\gen_lpm_compare:1:LPM_COMPARE_component</text:p>
          </table:table-cell>
          <table:table-cell office:value-type="string" calcext:value-type="string">
            <text:p>lpm_compare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gai:auto_generated|</text:p>
          </table:table-cell>
          <table:table-cell office:value-type="string" calcext:value-type="string">
            <text:p>104 (104)</text:p>
          </table:table-cell>
          <table:table-cell office:value-type="string" calcext:value-type="string">
            <text:p>22 (2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6 (8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|lpm_compare:\gen_lpm_compare:1:LPM_COMPARE_component|cmpr_gai:auto_generated</text:p>
          </table:table-cell>
          <table:table-cell office:value-type="string" calcext:value-type="string">
            <text:p>cmpr_gai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pm_compare:\gen_lpm_compare:2:LPM_COMPARE_component|</text:p>
          </table:table-cell>
          <table:table-cell office:value-type="string" calcext:value-type="string">
            <text:p>104 (0)</text:p>
          </table:table-cell>
          <table:table-cell office:value-type="string" calcext:value-type="string">
            <text:p>2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|lpm_compare:\gen_lpm_compare:2:LPM_COMPARE_component</text:p>
          </table:table-cell>
          <table:table-cell office:value-type="string" calcext:value-type="string">
            <text:p>lpm_compare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gai:auto_generated|</text:p>
          </table:table-cell>
          <table:table-cell office:value-type="string" calcext:value-type="string">
            <text:p>104 (104)</text:p>
          </table:table-cell>
          <table:table-cell office:value-type="string" calcext:value-type="string">
            <text:p>22 (2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6 (8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|lpm_compare:\gen_lpm_compare:2:LPM_COMPARE_component|cmpr_gai:auto_generated</text:p>
          </table:table-cell>
          <table:table-cell office:value-type="string" calcext:value-type="string">
            <text:p>cmpr_gai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pm_compare:\gen_lpm_compare:3:LPM_COMPARE_component|</text:p>
          </table:table-cell>
          <table:table-cell office:value-type="string" calcext:value-type="string">
            <text:p>104 (0)</text:p>
          </table:table-cell>
          <table:table-cell office:value-type="string" calcext:value-type="string">
            <text:p>2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|lpm_compare:\gen_lpm_compare:3:LPM_COMPARE_component</text:p>
          </table:table-cell>
          <table:table-cell office:value-type="string" calcext:value-type="string">
            <text:p>lpm_compare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gai:auto_generated|</text:p>
          </table:table-cell>
          <table:table-cell office:value-type="string" calcext:value-type="string">
            <text:p>104 (104)</text:p>
          </table:table-cell>
          <table:table-cell office:value-type="string" calcext:value-type="string">
            <text:p>22 (2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86 (8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rd:p2d_rd_inst3|lpm_compare:\gen_lpm_compare:3:LPM_COMPARE_component|cmpr_gai:auto_generated</text:p>
          </table:table-cell>
          <table:table-cell office:value-type="string" calcext:value-type="string">
            <text:p>cmpr_gai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p2d_wr_fsm:p2d_wr_fsm_inst0|</text:p>
          </table:table-cell>
          <table:table-cell office:value-type="string" calcext:value-type="string">
            <text:p>411 (350)</text:p>
          </table:table-cell>
          <table:table-cell office:value-type="string" calcext:value-type="string">
            <text:p>312 (29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95 (60)</text:p>
          </table:table-cell>
          <table:table-cell office:value-type="string" calcext:value-type="string">
            <text:p>153 (153)</text:p>
          </table:table-cell>
          <table:table-cell office:value-type="string" calcext:value-type="string">
            <text:p>163 (9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wr_fsm:p2d_wr_fsm_inst0</text:p>
          </table:table-cell>
          <table:table-cell office:value-type="string" calcext:value-type="string">
            <text:p>p2d_wr_fsm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lpm_compare:LPM_COMPARE_component|</text:p>
          </table:table-cell>
          <table:table-cell office:value-type="string" calcext:value-type="string">
            <text:p>104 (0)</text:p>
          </table:table-cell>
          <table:table-cell office:value-type="string" calcext:value-type="string">
            <text:p>2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5 (0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9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wr_fsm:p2d_wr_fsm_inst0|lpm_compare:LPM_COMPARE_component</text:p>
          </table:table-cell>
          <table:table-cell office:value-type="string" calcext:value-type="string">
            <text:p>lpm_compare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80i:auto_generated|</text:p>
          </table:table-cell>
          <table:table-cell office:value-type="string" calcext:value-type="string">
            <text:p>104 (104)</text:p>
          </table:table-cell>
          <table:table-cell office:value-type="string" calcext:value-type="string">
            <text:p>22 (2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35 (35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69 (6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packets2data_top:packets2data_top_inst1|packets2data:packets2data_inst0|p2d_wr_fsm:p2d_wr_fsm_inst0|lpm_compare:LPM_COMPARE_component|cmpr_80i:auto_generated</text:p>
          </table:table-cell>
          <table:table-cell office:value-type="string" calcext:value-type="string">
            <text:p>cmpr_80i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fifo_rw:sync_fifo_rw_inst|</text:p>
          </table:table-cell>
          <table:table-cell office:value-type="string" calcext:value-type="string">
            <text:p>102 (1)</text:p>
          </table:table-cell>
          <table:table-cell office:value-type="string" calcext:value-type="string">
            <text:p>90 (1)</text:p>
          </table:table-cell>
          <table:table-cell office:value-type="string" calcext:value-type="string">
            <text:p>0 (0)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 (0)</text:p>
          </table:table-cell>
          <table:table-cell office:value-type="string" calcext:value-type="string">
            <text:p>50 (0)</text:p>
          </table:table-cell>
          <table:table-cell office:value-type="string" calcext:value-type="string">
            <text:p>4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</text:p>
          </table:table-cell>
          <table:table-cell office:value-type="string" calcext:value-type="string">
            <text:p>sync_fifo_rw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fifo_inst:fifo|</text:p>
          </table:table-cell>
          <table:table-cell office:value-type="string" calcext:value-type="string">
            <text:p>102 (0)</text:p>
          </table:table-cell>
          <table:table-cell office:value-type="string" calcext:value-type="string">
            <text:p>89 (0)</text:p>
          </table:table-cell>
          <table:table-cell office:value-type="string" calcext:value-type="string">
            <text:p>0 (0)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 (0)</text:p>
          </table:table-cell>
          <table:table-cell office:value-type="string" calcext:value-type="string">
            <text:p>50 (0)</text:p>
          </table:table-cell>
          <table:table-cell office:value-type="string" calcext:value-type="string">
            <text:p>4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</text:p>
          </table:table-cell>
          <table:table-cell office:value-type="string" calcext:value-type="string">
            <text:p>fifo_in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5"/>|dcfifo_mixed_widths:dcfifo_mixed_widths_component|</text:p>
          </table:table-cell>
          <table:table-cell office:value-type="string" calcext:value-type="string">
            <text:p>102 (0)</text:p>
          </table:table-cell>
          <table:table-cell office:value-type="string" calcext:value-type="string">
            <text:p>89 (0)</text:p>
          </table:table-cell>
          <table:table-cell office:value-type="string" calcext:value-type="string">
            <text:p>0 (0)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 (0)</text:p>
          </table:table-cell>
          <table:table-cell office:value-type="string" calcext:value-type="string">
            <text:p>50 (0)</text:p>
          </table:table-cell>
          <table:table-cell office:value-type="string" calcext:value-type="string">
            <text:p>4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</text:p>
          </table:table-cell>
          <table:table-cell office:value-type="string" calcext:value-type="string">
            <text:p>dcfifo_mixed_widths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8"/>|dcfifo_3dn1:auto_generated|</text:p>
          </table:table-cell>
          <table:table-cell office:value-type="string" calcext:value-type="string">
            <text:p>102 (29)</text:p>
          </table:table-cell>
          <table:table-cell office:value-type="string" calcext:value-type="string">
            <text:p>89 (27)</text:p>
          </table:table-cell>
          <table:table-cell office:value-type="string" calcext:value-type="string">
            <text:p>0 (0)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2 (1)</text:p>
          </table:table-cell>
          <table:table-cell office:value-type="string" calcext:value-type="string">
            <text:p>50 (24)</text:p>
          </table:table-cell>
          <table:table-cell office:value-type="string" calcext:value-type="string">
            <text:p>40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</text:p>
          </table:table-cell>
          <table:table-cell office:value-type="string" calcext:value-type="string">
            <text:p>dcfifo_3dn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counter_fub:wrptr_g1p|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a_graycounter_fub:wrptr_g1p</text:p>
          </table:table-cell>
          <table:table-cell office:value-type="string" calcext:value-type="string">
            <text:p>a_graycounter_f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_graycounter_jg6:rdptr_g1p|</text:p>
          </table:table-cell>
          <table:table-cell office:value-type="string" calcext:value-type="string">
            <text:p>18 (18)</text:p>
          </table:table-cell>
          <table:table-cell office:value-type="string" calcext:value-type="string">
            <text:p>13 (13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13 (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a_graycounter_jg6:rdptr_g1p</text:p>
          </table:table-cell>
          <table:table-cell office:value-type="string" calcext:value-type="string">
            <text:p>a_graycounter_jg6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_synch_pipe_6ol:rs_dgw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alt_synch_pipe_6ol:rs_dgwp</text:p>
          </table:table-cell>
          <table:table-cell office:value-type="string" calcext:value-type="string">
            <text:p>alt_synch_pipe_6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nd9:dffpipe6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 (12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alt_synch_pipe_6ol:rs_dgwp|dffpipe_nd9:dffpipe6</text:p>
          </table:table-cell>
          <table:table-cell office:value-type="string" calcext:value-type="string">
            <text:p>dffpipe_n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_synch_pipe_7ol:ws_dgrp|</text:p>
          </table:table-cell>
          <table:table-cell table:number-columns-repeated="2" office:value-type="string" calcext:value-type="string">
            <text:p>1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alt_synch_pipe_7ol:ws_dgrp</text:p>
          </table:table-cell>
          <table:table-cell office:value-type="string" calcext:value-type="string">
            <text:p>alt_synch_pipe_7ol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4"/>|dffpipe_od9:dffpipe9|</text:p>
          </table:table-cell>
          <table:table-cell table:number-columns-repeated="2" office:value-type="string" calcext:value-type="string">
            <text:p>18 (1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2 (12)</text:p>
          </table:table-cell>
          <table:table-cell office:value-type="string" calcext:value-type="string">
            <text:p>6 (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alt_synch_pipe_7ol:ws_dgrp|dffpipe_od9:dffpipe9</text:p>
          </table:table-cell>
          <table:table-cell office:value-type="string" calcext:value-type="string">
            <text:p>dffpipe_od9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altsyncram_ia61:fifo_ram|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altsyncram_ia61:fifo_ram</text:p>
          </table:table-cell>
          <table:table-cell office:value-type="string" calcext:value-type="string">
            <text:p>altsyncram_ia61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5h5:rdempty_eq_comp|</text:p>
          </table:table-cell>
          <table:table-cell office:value-type="string" calcext:value-type="string">
            <text:p>6 (6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5 (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cmpr_5h5:rdempty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cmpr_5h5:wrfull_eq_comp|</text:p>
          </table:table-cell>
          <table:table-cell office:value-type="string" calcext:value-type="string">
            <text:p>5 (5)</text:p>
          </table:table-cell>
          <table:table-cell table:number-columns-repeated="2"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 (1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4 (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fifo_rw:sync_fifo_rw_inst|fifo_inst:fifo|dcfifo_mixed_widths:dcfifo_mixed_widths_component|dcfifo_3dn1:auto_generated|cmpr_5h5:wrfull_eq_comp</text:p>
          </table:table-cell>
          <table:table-cell office:value-type="string" calcext:value-type="string">
            <text:p>cmpr_5h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reg:sync_reg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1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reg:sync_reg1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3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reg:sync_reg3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4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reg:sync_reg4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5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reg:sync_reg5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7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reg:sync_reg7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8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_path_top:tx_path_top_inst1|sync_reg:sync_reg8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txiqmux:txiqmux_inst3|</text:p>
          </table:table-cell>
          <table:table-cell table:number-columns-repeated="2" office:value-type="string" calcext:value-type="string">
            <text:p>142 (78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8 (1)</text:p>
          </table:table-cell>
          <table:table-cell office:value-type="string" calcext:value-type="string">
            <text:p>104 (7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iqmux:txiqmux_inst3</text:p>
          </table:table-cell>
          <table:table-cell office:value-type="string" calcext:value-type="string">
            <text:p>txiqmux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0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iqmux:txiqmux_inst3|sync_reg:sync_reg0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ync_reg:sync_reg1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iqmux:txiqmux_inst3|sync_reg:sync_reg1</text:p>
          </table:table-cell>
          <table:table-cell office:value-type="string" calcext:value-type="string">
            <text:p>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test_data_dd:test_data_dd_inst1|</text:p>
          </table:table-cell>
          <table:table-cell table:number-columns-repeated="2" office:value-type="string" calcext:value-type="string">
            <text:p>12 (1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0 (0)</text:p>
          </table:table-cell>
          <table:table-cell office:value-type="string" calcext:value-type="string">
            <text:p>12 (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iqmux:txiqmux_inst3|test_data_dd:test_data_dd_inst1</text:p>
          </table:table-cell>
          <table:table-cell office:value-type="string" calcext:value-type="string">
            <text:p>test_data_dd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txiq_tst_ptrn:tst_ptrn_inst0|</text:p>
          </table:table-cell>
          <table:table-cell table:number-columns-repeated="2" office:value-type="string" calcext:value-type="string">
            <text:p>48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33 (0)</text:p>
          </table:table-cell>
          <table:table-cell office:value-type="string" calcext:value-type="string">
            <text:p>15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iqmux:txiqmux_inst3|txiq_tst_ptrn:tst_ptrn_inst0</text:p>
          </table:table-cell>
          <table:table-cell office:value-type="string" calcext:value-type="string">
            <text:p>txiq_tst_ptr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bus_sync_reg:bus_sync_reg0|</text:p>
          </table:table-cell>
          <table:table-cell table:number-columns-repeated="2" office:value-type="string" calcext:value-type="string">
            <text:p>24 (2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6 (16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iqmux:txiqmux_inst3|txiq_tst_ptrn:tst_ptrn_inst0|bus_sync_reg:bus_sync_reg0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12"/>|bus_sync_reg:bus_sync_reg1|</text:p>
          </table:table-cell>
          <table:table-cell office:value-type="string" calcext:value-type="string">
            <text:p>25 (25)</text:p>
          </table:table-cell>
          <table:table-cell office:value-type="string" calcext:value-type="string">
            <text:p>24 (2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17 (17)</text:p>
          </table:table-cell>
          <table:table-cell office:value-type="string" calcext:value-type="string">
            <text:p>8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rxtx_top:inst6_rxtx_top|txiqmux:txiqmux_inst3|txiq_tst_ptrn:tst_ptrn_inst0|bus_sync_reg:bus_sync_reg1</text:p>
          </table:table-cell>
          <table:table-cell office:value-type="string" calcext:value-type="string">
            <text:p>bus_sync_reg</text:p>
          </table:table-cell>
          <table:table-cell office:value-type="string" calcext:value-type="string">
            <text:p>work</text:p>
          </table:table-cell>
        </table:table-row>
      </table:table>
      <table:table table:name="sld_hub" table:style-name="ta1">
        <table:table-column table:style-name="co20" table:number-columns-repeated="19" table:default-cell-style-name="Default"/>
        <table:table-row table:style-name="ro1">
          <table:table-cell office:value-type="string" calcext:value-type="string">
            <text:p>Compilation Hierarchy Node</text:p>
          </table:table-cell>
          <table:table-cell office:value-type="string" calcext:value-type="string">
            <text:p>Logic Cells</text:p>
          </table:table-cell>
          <table:table-cell office:value-type="string" calcext:value-type="string">
            <text:p>Dedicated Logic Registers</text:p>
          </table:table-cell>
          <table:table-cell office:value-type="string" calcext:value-type="string">
            <text:p>I/O Registers</text:p>
          </table:table-cell>
          <table:table-cell office:value-type="string" calcext:value-type="string">
            <text:p>Memory Bits</text:p>
          </table:table-cell>
          <table:table-cell office:value-type="string" calcext:value-type="string">
            <text:p>M9Ks</text:p>
          </table:table-cell>
          <table:table-cell office:value-type="string" calcext:value-type="string">
            <text:p>UFM Blocks</text:p>
          </table:table-cell>
          <table:table-cell office:value-type="string" calcext:value-type="string">
            <text:p>DSP Elements</text:p>
          </table:table-cell>
          <table:table-cell office:value-type="string" calcext:value-type="string">
            <text:p>DSP 9x9</text:p>
          </table:table-cell>
          <table:table-cell office:value-type="string" calcext:value-type="string">
            <text:p>DSP 18x18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Virtual Pins</text:p>
          </table:table-cell>
          <table:table-cell office:value-type="string" calcext:value-type="string">
            <text:p>LUT-Only LCs</text:p>
          </table:table-cell>
          <table:table-cell office:value-type="string" calcext:value-type="string">
            <text:p>Register-Only LCs</text:p>
          </table:table-cell>
          <table:table-cell office:value-type="string" calcext:value-type="string">
            <text:p>LUT/Register LCs</text:p>
          </table:table-cell>
          <table:table-cell office:value-type="string" calcext:value-type="string">
            <text:p>ADC blocks</text:p>
          </table:table-cell>
          <table:table-cell office:value-type="string" calcext:value-type="string">
            <text:p>Full Hierarchy Name</text:p>
          </table:table-cell>
          <table:table-cell office:value-type="string" calcext:value-type="string">
            <text:p>Entity Name</text:p>
          </table:table-cell>
          <table:table-cell office:value-type="string" calcext:value-type="string">
            <text:p>Library Name</text:p>
          </table:table-cell>
        </table:table-row>
        <table:table-row table:style-name="ro1">
          <table:table-cell office:value-type="string" calcext:value-type="string">
            <text:p><text:s text:c="3"/>|sld_hub:auto_hub|</text:p>
          </table:table-cell>
          <table:table-cell office:value-type="string" calcext:value-type="string">
            <text:p>137 (1)</text:p>
          </table:table-cell>
          <table:table-cell office:value-type="string" calcext:value-type="string">
            <text:p>77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60 (1)</text:p>
          </table:table-cell>
          <table:table-cell office:value-type="string" calcext:value-type="string">
            <text:p>16 (0)</text:p>
          </table:table-cell>
          <table:table-cell office:value-type="string" calcext:value-type="string">
            <text:p>6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sld_hub:auto_hub</text:p>
          </table:table-cell>
          <table:table-cell office:value-type="string" calcext:value-type="string">
            <text:p>sld_hub</text:p>
          </table:table-cell>
          <table:table-cell office:value-type="string" calcext:value-type="string">
            <text:p>altera_sld</text:p>
          </table:table-cell>
        </table:table-row>
        <table:table-row table:style-name="ro1">
          <table:table-cell office:value-type="string" calcext:value-type="string">
            <text:p><text:s text:c="6"/>|alt_sld_fab_with_jtag_input:\instrumentation_fabric_with_node_gen:fabric_gen_new_way:with_jtag_input_gen:instrumentation_fabric|</text:p>
          </table:table-cell>
          <table:table-cell office:value-type="string" calcext:value-type="string">
            <text:p>136 (0)</text:p>
          </table:table-cell>
          <table:table-cell office:value-type="string" calcext:value-type="string">
            <text:p>77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9 (0)</text:p>
          </table:table-cell>
          <table:table-cell office:value-type="string" calcext:value-type="string">
            <text:p>16 (0)</text:p>
          </table:table-cell>
          <table:table-cell office:value-type="string" calcext:value-type="string">
            <text:p>6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sld_hub:auto_hub|alt_sld_fab_with_jtag_input:\instrumentation_fabric_with_node_gen:fabric_gen_new_way:with_jtag_input_gen:instrumentation_fabric</text:p>
          </table:table-cell>
          <table:table-cell office:value-type="string" calcext:value-type="string">
            <text:p>alt_sld_fab_with_jtag_input</text:p>
          </table:table-cell>
          <table:table-cell office:value-type="string" calcext:value-type="string">
            <text:p>altera_sld</text:p>
          </table:table-cell>
        </table:table-row>
        <table:table-row table:style-name="ro1">
          <table:table-cell office:value-type="string" calcext:value-type="string">
            <text:p><text:s text:c="9"/>|alt_sld_fab:instrumentation_fabric|</text:p>
          </table:table-cell>
          <table:table-cell office:value-type="string" calcext:value-type="string">
            <text:p>136 (0)</text:p>
          </table:table-cell>
          <table:table-cell office:value-type="string" calcext:value-type="string">
            <text:p>77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9 (0)</text:p>
          </table:table-cell>
          <table:table-cell office:value-type="string" calcext:value-type="string">
            <text:p>16 (0)</text:p>
          </table:table-cell>
          <table:table-cell office:value-type="string" calcext:value-type="string">
            <text:p>6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sld_hub:auto_hub|alt_sld_fab_with_jtag_input:\instrumentation_fabric_with_node_gen:fabric_gen_new_way:with_jtag_input_gen:instrumentation_fabric|alt_sld_fab:instrumentation_fabric</text:p>
          </table:table-cell>
          <table:table-cell table:number-columns-repeated="2" office:value-type="string" calcext:value-type="string">
            <text:p>alt_sld_fab</text:p>
          </table:table-cell>
        </table:table-row>
        <table:table-row table:style-name="ro1">
          <table:table-cell office:value-type="string" calcext:value-type="string">
            <text:p><text:s text:c="12"/>|alt_sld_fab_alt_sld_fab:alt_sld_fab|</text:p>
          </table:table-cell>
          <table:table-cell office:value-type="string" calcext:value-type="string">
            <text:p>136 (6)</text:p>
          </table:table-cell>
          <table:table-cell office:value-type="string" calcext:value-type="string">
            <text:p>77 (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9 (1)</text:p>
          </table:table-cell>
          <table:table-cell office:value-type="string" calcext:value-type="string">
            <text:p>16 (4)</text:p>
          </table:table-cell>
          <table:table-cell office:value-type="string" calcext:value-type="string">
            <text:p>6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sld_hub:auto_hub|alt_sld_fab_with_jtag_input:\instrumentation_fabric_with_node_gen:fabric_gen_new_way:with_jtag_input_gen:instrumentation_fabric|alt_sld_fab:instrumentation_fabric|alt_sld_fab_alt_sld_fab:alt_sld_fab</text:p>
          </table:table-cell>
          <table:table-cell office:value-type="string" calcext:value-type="string">
            <text:p>alt_sld_fab_alt_sld_fab</text:p>
          </table:table-cell>
          <table:table-cell office:value-type="string" calcext:value-type="string">
            <text:p>alt_sld_fab</text:p>
          </table:table-cell>
        </table:table-row>
        <table:table-row table:style-name="ro1">
          <table:table-cell office:value-type="string" calcext:value-type="string">
            <text:p><text:s text:c="15"/>|alt_sld_fab_alt_sld_fab_sldfabric:sldfabric|</text:p>
          </table:table-cell>
          <table:table-cell office:value-type="string" calcext:value-type="string">
            <text:p>131 (0)</text:p>
          </table:table-cell>
          <table:table-cell office:value-type="string" calcext:value-type="string">
            <text:p>72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8 (0)</text:p>
          </table:table-cell>
          <table:table-cell office:value-type="string" calcext:value-type="string">
            <text:p>12 (0)</text:p>
          </table:table-cell>
          <table:table-cell office:value-type="string" calcext:value-type="string">
            <text:p>61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sld_hub:auto_hub|alt_sld_fab_with_jtag_input:\instrumentation_fabric_with_node_gen:fabric_gen_new_way:with_jtag_input_gen:instrumentation_fabric|alt_sld_fab:instrumentation_fabric|alt_sld_fab_alt_sld_fab:alt_sld_fab|alt_sld_fab_alt_sld_fab_sldfabric:sldfabric</text:p>
          </table:table-cell>
          <table:table-cell office:value-type="string" calcext:value-type="string">
            <text:p>alt_sld_fab_alt_sld_fab_sldfabric</text:p>
          </table:table-cell>
          <table:table-cell office:value-type="string" calcext:value-type="string">
            <text:p>alt_sld_fab</text:p>
          </table:table-cell>
        </table:table-row>
        <table:table-row table:style-name="ro1">
          <table:table-cell office:value-type="string" calcext:value-type="string">
            <text:p><text:s text:c="18"/>|sld_jtag_hub:\jtag_hub_gen:real_sld_jtag_hub|</text:p>
          </table:table-cell>
          <table:table-cell office:value-type="string" calcext:value-type="string">
            <text:p>131 (90)</text:p>
          </table:table-cell>
          <table:table-cell office:value-type="string" calcext:value-type="string">
            <text:p>72 (44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8 (45)</text:p>
          </table:table-cell>
          <table:table-cell office:value-type="string" calcext:value-type="string">
            <text:p>12 (11)</text:p>
          </table:table-cell>
          <table:table-cell office:value-type="string" calcext:value-type="string">
            <text:p>61 (3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sld_hub:auto_hub|alt_sld_fab_with_jtag_input:\instrumentation_fabric_with_node_gen:fabric_gen_new_way:with_jtag_input_gen:instrumentation_fabric|alt_sld_fab:instrumentation_fabric|alt_sld_fab_alt_sld_fab:alt_sld_fab|alt_sld_fab_alt_sld_fab_sldfabric:sldfabric|sld_jtag_hub:\jtag_hub_gen:real_sld_jtag_hub</text:p>
          </table:table-cell>
          <table:table-cell office:value-type="string" calcext:value-type="string">
            <text:p>sld_jtag_hub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sld_rom_sr:hub_info_reg|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9 (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2 (12)</text:p>
          </table:table-cell>
          <table:table-cell office:value-type="string" calcext:value-type="string">
            <text:p>0 (0)</text:p>
          </table:table-cell>
          <table:table-cell office:value-type="string" calcext:value-type="string">
            <text:p>9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sld_hub:auto_hub|alt_sld_fab_with_jtag_input:\instrumentation_fabric_with_node_gen:fabric_gen_new_way:with_jtag_input_gen:instrumentation_fabric|alt_sld_fab:instrumentation_fabric|alt_sld_fab_alt_sld_fab:alt_sld_fab|alt_sld_fab_alt_sld_fab_sldfabric:sldfabric|sld_jtag_hub:\jtag_hub_gen:real_sld_jtag_hub|sld_rom_sr:hub_info_reg</text:p>
          </table:table-cell>
          <table:table-cell office:value-type="string" calcext:value-type="string">
            <text:p>sld_rom_sr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21"/>|sld_shadow_jsm:shadow_jsm|</text:p>
          </table:table-cell>
          <table:table-cell office:value-type="string" calcext:value-type="string">
            <text:p>20 (20)</text:p>
          </table:table-cell>
          <table:table-cell office:value-type="string" calcext:value-type="string">
            <text:p>19 (19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1 (1)</text:p>
          </table:table-cell>
          <table:table-cell office:value-type="string" calcext:value-type="string">
            <text:p>18 (1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sld_hub:auto_hub|alt_sld_fab_with_jtag_input:\instrumentation_fabric_with_node_gen:fabric_gen_new_way:with_jtag_input_gen:instrumentation_fabric|alt_sld_fab:instrumentation_fabric|alt_sld_fab_alt_sld_fab:alt_sld_fab|alt_sld_fab_alt_sld_fab_sldfabric:sldfabric|sld_jtag_hub:\jtag_hub_gen:real_sld_jtag_hub|sld_shadow_jsm:shadow_jsm</text:p>
          </table:table-cell>
          <table:table-cell office:value-type="string" calcext:value-type="string">
            <text:p>sld_shadow_jsm</text:p>
          </table:table-cell>
          <table:table-cell office:value-type="string" calcext:value-type="string">
            <text:p>altera_sld</text:p>
          </table:table-cell>
        </table:table-row>
      </table:table>
      <table:table table:name="tst_top" table:style-name="ta1">
        <table:table-column table:style-name="co20" table:number-columns-repeated="19" table:default-cell-style-name="Default"/>
        <table:table-row table:style-name="ro1">
          <table:table-cell office:value-type="string" calcext:value-type="string">
            <text:p>Compilation Hierarchy Node</text:p>
          </table:table-cell>
          <table:table-cell office:value-type="string" calcext:value-type="string">
            <text:p>Logic Cells</text:p>
          </table:table-cell>
          <table:table-cell office:value-type="string" calcext:value-type="string">
            <text:p>Dedicated Logic Registers</text:p>
          </table:table-cell>
          <table:table-cell office:value-type="string" calcext:value-type="string">
            <text:p>I/O Registers</text:p>
          </table:table-cell>
          <table:table-cell office:value-type="string" calcext:value-type="string">
            <text:p>Memory Bits</text:p>
          </table:table-cell>
          <table:table-cell office:value-type="string" calcext:value-type="string">
            <text:p>M9Ks</text:p>
          </table:table-cell>
          <table:table-cell office:value-type="string" calcext:value-type="string">
            <text:p>UFM Blocks</text:p>
          </table:table-cell>
          <table:table-cell office:value-type="string" calcext:value-type="string">
            <text:p>DSP Elements</text:p>
          </table:table-cell>
          <table:table-cell office:value-type="string" calcext:value-type="string">
            <text:p>DSP 9x9</text:p>
          </table:table-cell>
          <table:table-cell office:value-type="string" calcext:value-type="string">
            <text:p>DSP 18x18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Virtual Pins</text:p>
          </table:table-cell>
          <table:table-cell office:value-type="string" calcext:value-type="string">
            <text:p>LUT-Only LCs</text:p>
          </table:table-cell>
          <table:table-cell office:value-type="string" calcext:value-type="string">
            <text:p>Register-Only LCs</text:p>
          </table:table-cell>
          <table:table-cell office:value-type="string" calcext:value-type="string">
            <text:p>LUT/Register LCs</text:p>
          </table:table-cell>
          <table:table-cell office:value-type="string" calcext:value-type="string">
            <text:p>ADC blocks</text:p>
          </table:table-cell>
          <table:table-cell office:value-type="string" calcext:value-type="string">
            <text:p>Full Hierarchy Name</text:p>
          </table:table-cell>
          <table:table-cell office:value-type="string" calcext:value-type="string">
            <text:p>Entity Name</text:p>
          </table:table-cell>
          <table:table-cell office:value-type="string" calcext:value-type="string">
            <text:p>Library Name</text:p>
          </table:table-cell>
        </table:table-row>
        <table:table-row table:style-name="ro1">
          <table:table-cell office:value-type="string" calcext:value-type="string">
            <text:p><text:s text:c="3"/>|tst_top:inst3_tst_top|</text:p>
          </table:table-cell>
          <table:table-cell office:value-type="string" calcext:value-type="string">
            <text:p>117 (0)</text:p>
          </table:table-cell>
          <table:table-cell office:value-type="string" calcext:value-type="string">
            <text:p>99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10 (0)</text:p>
          </table:table-cell>
          <table:table-cell office:value-type="string" calcext:value-type="string">
            <text:p>89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tst_top:inst3_tst_top</text:p>
          </table:table-cell>
          <table:table-cell office:value-type="string" calcext:value-type="string">
            <text:p>tst_top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6"/>|clock_test:clock_test_inst0|</text:p>
          </table:table-cell>
          <table:table-cell office:value-type="string" calcext:value-type="string">
            <text:p>117 (0)</text:p>
          </table:table-cell>
          <table:table-cell office:value-type="string" calcext:value-type="string">
            <text:p>99 (0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8 (0)</text:p>
          </table:table-cell>
          <table:table-cell office:value-type="string" calcext:value-type="string">
            <text:p>10 (0)</text:p>
          </table:table-cell>
          <table:table-cell office:value-type="string" calcext:value-type="string">
            <text:p>89 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tst_top:inst3_tst_top|clock_test:clock_test_inst0</text:p>
          </table:table-cell>
          <table:table-cell office:value-type="string" calcext:value-type="string">
            <text:p>clock_te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clk_no_ref_test:FX3_clk_test|</text:p>
          </table:table-cell>
          <table:table-cell office:value-type="string" calcext:value-type="string">
            <text:p>26 (26)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3 (3)</text:p>
          </table:table-cell>
          <table:table-cell office:value-type="string" calcext:value-type="string">
            <text:p>18 (1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tst_top:inst3_tst_top|clock_test:clock_test_inst0|clk_no_ref_test:FX3_clk_test</text:p>
          </table:table-cell>
          <table:table-cell office:value-type="string" calcext:value-type="string">
            <text:p>clk_no_ref_te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clk_with_ref_test:Si5351C_test|</text:p>
          </table:table-cell>
          <table:table-cell office:value-type="string" calcext:value-type="string">
            <text:p>26 (26)</text:p>
          </table:table-cell>
          <table:table-cell office:value-type="string" calcext:value-type="string">
            <text:p>21 (21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 (5)</text:p>
          </table:table-cell>
          <table:table-cell office:value-type="string" calcext:value-type="string">
            <text:p>2 (2)</text:p>
          </table:table-cell>
          <table:table-cell office:value-type="string" calcext:value-type="string">
            <text:p>19 (1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tst_top:inst3_tst_top|clock_test:clock_test_inst0|clk_with_ref_test:Si5351C_test</text:p>
          </table:table-cell>
          <table:table-cell office:value-type="string" calcext:value-type="string">
            <text:p>clk_with_ref_te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singl_clk_with_ref_test:LML_CLK_test|</text:p>
          </table:table-cell>
          <table:table-cell office:value-type="string" calcext:value-type="string">
            <text:p>63 (63)</text:p>
          </table:table-cell>
          <table:table-cell office:value-type="string" calcext:value-type="string">
            <text:p>55 (55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8 (8)</text:p>
          </table:table-cell>
          <table:table-cell office:value-type="string" calcext:value-type="string">
            <text:p>4 (4)</text:p>
          </table:table-cell>
          <table:table-cell office:value-type="string" calcext:value-type="string">
            <text:p>51 (5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tst_top:inst3_tst_top|clock_test:clock_test_inst0|singl_clk_with_ref_test:LML_CLK_test</text:p>
          </table:table-cell>
          <table:table-cell office:value-type="string" calcext:value-type="string">
            <text:p>singl_clk_with_ref_test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<text:s text:c="9"/>|transition_count:ADF_muxout_test|</text:p>
          </table:table-cell>
          <table:table-cell table:number-columns-repeated="2" office:value-type="string" calcext:value-type="string">
            <text:p>2 (2)</text:p>
          </table:table-cell>
          <table:table-cell office:value-type="string" calcext:value-type="string">
            <text:p>0 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(0)</text:p>
          </table:table-cell>
          <table:table-cell table:number-columns-repeated="2"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lms7_trx_top|tst_top:inst3_tst_top|clock_test:clock_test_inst0|transition_count:ADF_muxout_test</text:p>
          </table:table-cell>
          <table:table-cell office:value-type="string" calcext:value-type="string">
            <text:p>transition_count</text:p>
          </table:table-cell>
          <table:table-cell office:value-type="string" calcext:value-type="string">
            <text:p>work</text:p>
          </table:table-cell>
        </table:table-row>
      </table:table>
      <table:named-expressions/>
      <table:database-ranges>
        <table:database-range table:name="__Anonymous_Sheet_DB__0" table:target-range-address="'LimeSDR-Mini_lms7_trx-Resource Utilization by Entity'.C19:'LimeSDR-Mini_lms7_trx-Resource Utilization by Entity'.R2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21T13:12:30.661806993</dc:date>
    <meta:editing-duration>PT17M25S</meta:editing-duration>
    <meta:editing-cycles>3</meta:editing-cycles>
    <meta:generator>LibreOffice/7.1.2.2$Linux_X86_64 LibreOffice_project/5751006d328844ba3fa6124ed263bbf122f0788a</meta:generator>
    <meta:document-statistic meta:table-count="7" meta:cell-count="1021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89cm" xlink:href=".." xlink:type="simple" chart:class="chart:bar" chart:style-name="ch1">
        <chart:title svg:x="4.908cm" svg:y="0.315cm" chart:style-name="ch2">
          <text:p>Resource Utilization by Entity</text:p>
        </chart:title>
        <chart:legend chart:legend-position="end" svg:x="13.186cm" svg:y="1.924cm" style:legend-expansion="high" chart:style-name="ch3"/>
        <chart:plot-area chart:style-name="ch4" table:cell-range-address="'LimeSDR-Mini_lms7_trx-Resource Utilization by Entity'.B19:'LimeSDR-Mini_lms7_trx-Resource Utilization by Entity'.N29" chart:data-source-has-labels="both" svg:x="0.319cm" svg:y="1.299cm" svg:width="12.548cm" svg:height="7.511cm">
          <chart:coordinate-region svg:x="2.013cm" svg:y="1.299cm" svg:width="10.854cm" svg:height="3.825cm"/>
          <chart:axis chart:dimension="x" chart:name="primary-x" chart:style-name="ch5" chartooo:axis-type="auto">
            <chartooo:date-scale/>
            <chart:categories table:cell-range-address="'LimeSDR-Mini_lms7_trx-Resource Utilization by Entity'.C19:'LimeSDR-Mini_lms7_trx-Resource Utilization by Entity'.N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imeSDR-Mini_lms7_trx-Resource Utilization by Entity'.C20:'LimeSDR-Mini_lms7_trx-Resource Utilization by Entity'.N20" chart:label-cell-address="'LimeSDR-Mini_lms7_trx-Resource Utilization by Entity'.B20:'LimeSDR-Mini_lms7_trx-Resource Utilization by Entity'.B20" chart:class="chart:bar">
            <chart:data-point chart:repeated="12"/>
          </chart:series>
          <chart:series chart:style-name="ch9" chart:values-cell-range-address="'LimeSDR-Mini_lms7_trx-Resource Utilization by Entity'.C21:'LimeSDR-Mini_lms7_trx-Resource Utilization by Entity'.N21" chart:label-cell-address="'LimeSDR-Mini_lms7_trx-Resource Utilization by Entity'.B21:'LimeSDR-Mini_lms7_trx-Resource Utilization by Entity'.B21" chart:class="chart:bar">
            <chart:data-point chart:repeated="12"/>
          </chart:series>
          <chart:series chart:style-name="ch10" chart:values-cell-range-address="'LimeSDR-Mini_lms7_trx-Resource Utilization by Entity'.C22:'LimeSDR-Mini_lms7_trx-Resource Utilization by Entity'.N22" chart:label-cell-address="'LimeSDR-Mini_lms7_trx-Resource Utilization by Entity'.B22:'LimeSDR-Mini_lms7_trx-Resource Utilization by Entity'.B22" chart:class="chart:bar">
            <chart:data-point chart:repeated="12"/>
          </chart:series>
          <chart:series chart:style-name="ch11" chart:values-cell-range-address="'LimeSDR-Mini_lms7_trx-Resource Utilization by Entity'.C23:'LimeSDR-Mini_lms7_trx-Resource Utilization by Entity'.N23" chart:label-cell-address="'LimeSDR-Mini_lms7_trx-Resource Utilization by Entity'.B23:'LimeSDR-Mini_lms7_trx-Resource Utilization by Entity'.B23" chart:class="chart:bar">
            <chart:data-point chart:repeated="12"/>
          </chart:series>
          <chart:series chart:style-name="ch12" chart:values-cell-range-address="'LimeSDR-Mini_lms7_trx-Resource Utilization by Entity'.C24:'LimeSDR-Mini_lms7_trx-Resource Utilization by Entity'.N24" chart:label-cell-address="'LimeSDR-Mini_lms7_trx-Resource Utilization by Entity'.B24:'LimeSDR-Mini_lms7_trx-Resource Utilization by Entity'.B24" chart:class="chart:bar">
            <chart:data-point chart:repeated="12"/>
          </chart:series>
          <chart:series chart:style-name="ch13" chart:values-cell-range-address="'LimeSDR-Mini_lms7_trx-Resource Utilization by Entity'.C25:'LimeSDR-Mini_lms7_trx-Resource Utilization by Entity'.N25" chart:label-cell-address="'LimeSDR-Mini_lms7_trx-Resource Utilization by Entity'.B25:'LimeSDR-Mini_lms7_trx-Resource Utilization by Entity'.B25" chart:class="chart:bar">
            <chart:data-point chart:repeated="12"/>
          </chart:series>
          <chart:series chart:style-name="ch14" chart:values-cell-range-address="'LimeSDR-Mini_lms7_trx-Resource Utilization by Entity'.C26:'LimeSDR-Mini_lms7_trx-Resource Utilization by Entity'.N26" chart:label-cell-address="'LimeSDR-Mini_lms7_trx-Resource Utilization by Entity'.B26:'LimeSDR-Mini_lms7_trx-Resource Utilization by Entity'.B26" chart:class="chart:bar">
            <chart:data-point chart:repeated="12"/>
          </chart:series>
          <chart:series chart:style-name="ch15" chart:values-cell-range-address="'LimeSDR-Mini_lms7_trx-Resource Utilization by Entity'.C27:'LimeSDR-Mini_lms7_trx-Resource Utilization by Entity'.N27" chart:label-cell-address="'LimeSDR-Mini_lms7_trx-Resource Utilization by Entity'.B27:'LimeSDR-Mini_lms7_trx-Resource Utilization by Entity'.B27" chart:class="chart:bar">
            <chart:data-point chart:repeated="12"/>
          </chart:series>
          <chart:series chart:style-name="ch16" chart:values-cell-range-address="'LimeSDR-Mini_lms7_trx-Resource Utilization by Entity'.C28:'LimeSDR-Mini_lms7_trx-Resource Utilization by Entity'.N28" chart:label-cell-address="'LimeSDR-Mini_lms7_trx-Resource Utilization by Entity'.B28:'LimeSDR-Mini_lms7_trx-Resource Utilization by Entity'.B28" chart:class="chart:bar">
            <chart:data-point chart:repeated="12"/>
          </chart:series>
          <chart:series chart:style-name="ch17" chart:values-cell-range-address="'LimeSDR-Mini_lms7_trx-Resource Utilization by Entity'.C29:'LimeSDR-Mini_lms7_trx-Resource Utilization by Entity'.N29" chart:label-cell-address="'LimeSDR-Mini_lms7_trx-Resource Utilization by Entity'.B29:'LimeSDR-Mini_lms7_trx-Resource Utilization by Entity'.B29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ic Cells</text:p>
                <draw:g>
                  <svg:desc>'LimeSDR-Mini_lms7_trx-Resource Utilization by Entity'.C19:'LimeSDR-Mini_lms7_trx-Resource Utilization by Entity'.N19</svg:desc>
                </draw:g>
              </table:table-cell>
              <table:table-cell office:value-type="string">
                <text:p>Dedicated Logic Registers</text:p>
              </table:table-cell>
              <table:table-cell office:value-type="string">
                <text:p>I/O Registers</text:p>
              </table:table-cell>
              <table:table-cell office:value-type="string">
                <text:p>Memory Bits</text:p>
              </table:table-cell>
              <table:table-cell office:value-type="string">
                <text:p>M9Ks</text:p>
              </table:table-cell>
              <table:table-cell office:value-type="string">
                <text:p>UFM Blocks</text:p>
              </table:table-cell>
              <table:table-cell office:value-type="string">
                <text:p>DSP Elements</text:p>
              </table:table-cell>
              <table:table-cell office:value-type="string">
                <text:p>DSP 9x9</text:p>
              </table:table-cell>
              <table:table-cell office:value-type="string">
                <text:p>ADC blocks</text:p>
              </table:table-cell>
              <table:table-cell office:value-type="string">
                <text:p>Pins</text:p>
              </table:table-cell>
              <table:table-cell office:value-type="string">
                <text:p>DSP 18x18</text:p>
              </table:table-cell>
              <table:table-cell office:value-type="string">
                <text:p>Virtual Pins</text:p>
              </table:table-cell>
            </table:table-row>
          </table:table-header-rows>
          <table:table-rows>
            <table:table-row>
              <table:table-cell office:value-type="string">
                <text:p>lms7_trx_top</text:p>
                <draw:g>
                  <svg:desc>'LimeSDR-Mini_lms7_trx-Resource Utilization by Entity'.B20:'LimeSDR-Mini_lms7_trx-Resource Utilization by Entity'.B20</svg:desc>
                </draw:g>
              </table:table-cell>
              <table:table-cell office:value-type="float" office:value="2">
                <text:p>2</text:p>
                <draw:g>
                  <svg:desc>'LimeSDR-Mini_lms7_trx-Resource Utilization by Entity'.C20:'LimeSDR-Mini_lms7_trx-Resource Utilization by Entity'.N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T601_top</text:p>
                <draw:g>
                  <svg:desc>'LimeSDR-Mini_lms7_trx-Resource Utilization by Entity'.B21:'LimeSDR-Mini_lms7_trx-Resource Utilization by Entity'.B21</svg:desc>
                </draw:g>
              </table:table-cell>
              <table:table-cell office:value-type="float" office:value="722">
                <text:p>722</text:p>
                <draw:g>
                  <svg:desc>'LimeSDR-Mini_lms7_trx-Resource Utilization by Entity'.C21:'LimeSDR-Mini_lms7_trx-Resource Utilization by Entity'.N21</svg:desc>
                </draw:g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80224">
                <text:p>18022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os_cpu</text:p>
                <draw:g>
                  <svg:desc>'LimeSDR-Mini_lms7_trx-Resource Utilization by Entity'.B22:'LimeSDR-Mini_lms7_trx-Resource Utilization by Entity'.B22</svg:desc>
                </draw:g>
              </table:table-cell>
              <table:table-cell office:value-type="float" office:value="6254">
                <text:p>6254</text:p>
                <draw:g>
                  <svg:desc>'LimeSDR-Mini_lms7_trx-Resource Utilization by Entity'.C22:'LimeSDR-Mini_lms7_trx-Resource Utilization by Entity'.N22</svg:desc>
                </draw:g>
              </table:table-cell>
              <table:table-cell office:value-type="float" office:value="4160">
                <text:p>4160</text:p>
              </table:table-cell>
              <table:table-cell office:value-type="float" office:value="0">
                <text:p>0</text:p>
              </table:table-cell>
              <table:table-cell office:value-type="float" office:value="43008">
                <text:p>4300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l_top</text:p>
                <draw:g>
                  <svg:desc>'LimeSDR-Mini_lms7_trx-Resource Utilization by Entity'.B23:'LimeSDR-Mini_lms7_trx-Resource Utilization by Entity'.B23</svg:desc>
                </draw:g>
              </table:table-cell>
              <table:table-cell office:value-type="float" office:value="869">
                <text:p>869</text:p>
                <draw:g>
                  <svg:desc>'LimeSDR-Mini_lms7_trx-Resource Utilization by Entity'.C23:'LimeSDR-Mini_lms7_trx-Resource Utilization by Entity'.N23</svg:desc>
                </draw:g>
              </table:table-cell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xtx_top</text:p>
                <draw:g>
                  <svg:desc>'LimeSDR-Mini_lms7_trx-Resource Utilization by Entity'.B24:'LimeSDR-Mini_lms7_trx-Resource Utilization by Entity'.B24</svg:desc>
                </draw:g>
              </table:table-cell>
              <table:table-cell office:value-type="float" office:value="6687">
                <text:p>6687</text:p>
                <draw:g>
                  <svg:desc>'LimeSDR-Mini_lms7_trx-Resource Utilization by Entity'.C24:'LimeSDR-Mini_lms7_trx-Resource Utilization by Entity'.N24</svg:desc>
                </draw:g>
              </table:table-cell>
              <table:table-cell office:value-type="float" office:value="5922">
                <text:p>5922</text:p>
              </table:table-cell>
              <table:table-cell office:value-type="float" office:value="0">
                <text:p>0</text:p>
              </table:table-cell>
              <table:table-cell office:value-type="float" office:value="253952">
                <text:p>25395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ld_hub</text:p>
                <draw:g>
                  <svg:desc>'LimeSDR-Mini_lms7_trx-Resource Utilization by Entity'.B25:'LimeSDR-Mini_lms7_trx-Resource Utilization by Entity'.B25</svg:desc>
                </draw:g>
              </table:table-cell>
              <table:table-cell office:value-type="float" office:value="137">
                <text:p>137</text:p>
                <draw:g>
                  <svg:desc>'LimeSDR-Mini_lms7_trx-Resource Utilization by Entity'.C25:'LimeSDR-Mini_lms7_trx-Resource Utilization by Entity'.N25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nc_reg</text:p>
                <draw:g>
                  <svg:desc>'LimeSDR-Mini_lms7_trx-Resource Utilization by Entity'.B26:'LimeSDR-Mini_lms7_trx-Resource Utilization by Entity'.B26</svg:desc>
                </draw:g>
              </table:table-cell>
              <table:table-cell office:value-type="float" office:value="2">
                <text:p>2</text:p>
                <draw:g>
                  <svg:desc>'LimeSDR-Mini_lms7_trx-Resource Utilization by Entity'.C26:'LimeSDR-Mini_lms7_trx-Resource Utilization by Entity'.N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nc_reg</text:p>
                <draw:g>
                  <svg:desc>'LimeSDR-Mini_lms7_trx-Resource Utilization by Entity'.B27:'LimeSDR-Mini_lms7_trx-Resource Utilization by Entity'.B27</svg:desc>
                </draw:g>
              </table:table-cell>
              <table:table-cell office:value-type="float" office:value="2">
                <text:p>2</text:p>
                <draw:g>
                  <svg:desc>'LimeSDR-Mini_lms7_trx-Resource Utilization by Entity'.C27:'LimeSDR-Mini_lms7_trx-Resource Utilization by Entity'.N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st_top</text:p>
                <draw:g>
                  <svg:desc>'LimeSDR-Mini_lms7_trx-Resource Utilization by Entity'.B28:'LimeSDR-Mini_lms7_trx-Resource Utilization by Entity'.B28</svg:desc>
                </draw:g>
              </table:table-cell>
              <table:table-cell office:value-type="float" office:value="117">
                <text:p>117</text:p>
                <draw:g>
                  <svg:desc>'LimeSDR-Mini_lms7_trx-Resource Utilization by Entity'.C28:'LimeSDR-Mini_lms7_trx-Resource Utilization by Entity'.N28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ee</text:p>
                <draw:g>
                  <svg:desc>'LimeSDR-Mini_lms7_trx-Resource Utilization by Entity'.B29:'LimeSDR-Mini_lms7_trx-Resource Utilization by Entity'.B29</svg:desc>
                </draw:g>
              </table:table-cell>
              <table:table-cell office:value-type="float" office:value="1036">
                <text:p>1036</text:p>
                <draw:g>
                  <svg:desc>'LimeSDR-Mini_lms7_trx-Resource Utilization by Entity'.C29:'LimeSDR-Mini_lms7_trx-Resource Utilization by Entity'.N29</svg:desc>
                </draw:g>
              </table:table-cell>
              <table:table-cell office:value-type="float" office:value="4933">
                <text:p>4933</text:p>
              </table:table-cell>
              <table:table-cell office:value-type="float" office:value="507">
                <text:p>507</text:p>
              </table:table-cell>
              <table:table-cell office:value-type="float" office:value="84848">
                <text:p>84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